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52242" officeooo:paragraph-rsid="00052242"/>
    </style:style>
    <style:style style:name="P2" style:family="paragraph" style:parent-style-name="Text_20_body">
      <style:text-properties officeooo:rsid="00066380" officeooo:paragraph-rsid="00066380"/>
    </style:style>
    <style:style style:name="P3" style:family="paragraph" style:parent-style-name="Text_20_body">
      <style:text-properties officeooo:rsid="0007f982" officeooo:paragraph-rsid="0007f982"/>
    </style:style>
    <style:style style:name="P4" style:family="paragraph" style:parent-style-name="Text_20_body">
      <style:text-properties officeooo:rsid="000da694" officeooo:paragraph-rsid="000da694"/>
    </style:style>
    <style:style style:name="P5" style:family="paragraph" style:parent-style-name="Text_20_body">
      <style:text-properties officeooo:rsid="000f3d71" officeooo:paragraph-rsid="00108a52"/>
    </style:style>
    <style:style style:name="P6" style:family="paragraph" style:parent-style-name="Text_20_body">
      <style:text-properties officeooo:rsid="0011882b" officeooo:paragraph-rsid="0011882b"/>
    </style:style>
    <style:style style:name="P7" style:family="paragraph" style:parent-style-name="Text_20_body">
      <style:text-properties officeooo:rsid="0016bb5b" officeooo:paragraph-rsid="001cf202"/>
    </style:style>
    <style:style style:name="P8" style:family="paragraph" style:parent-style-name="Text_20_body">
      <style:text-properties officeooo:rsid="001cf202" officeooo:paragraph-rsid="001cf202"/>
    </style:style>
    <style:style style:name="P9" style:family="paragraph" style:parent-style-name="Text_20_body">
      <style:text-properties officeooo:rsid="00221fb4" officeooo:paragraph-rsid="00221fb4"/>
    </style:style>
    <style:style style:name="P10" style:family="paragraph" style:parent-style-name="Text_20_body">
      <style:text-properties officeooo:rsid="0023d118" officeooo:paragraph-rsid="0023d118"/>
    </style:style>
    <style:style style:name="P11" style:family="paragraph" style:parent-style-name="Text_20_body">
      <style:text-properties officeooo:rsid="0024ab94" officeooo:paragraph-rsid="0024ab94"/>
    </style:style>
    <style:style style:name="P12" style:family="paragraph" style:parent-style-name="Text_20_body">
      <style:text-properties officeooo:rsid="0025bbee" officeooo:paragraph-rsid="0025bbee"/>
    </style:style>
    <style:style style:name="P13" style:family="paragraph" style:parent-style-name="Text_20_body">
      <style:text-properties officeooo:rsid="002a7582" officeooo:paragraph-rsid="002a7582"/>
    </style:style>
    <style:style style:name="P14" style:family="paragraph" style:parent-style-name="Text_20_body">
      <style:text-properties officeooo:rsid="002c1f0d" officeooo:paragraph-rsid="002c1f0d"/>
    </style:style>
    <style:style style:name="P15" style:family="paragraph" style:parent-style-name="Text_20_body">
      <style:text-properties officeooo:rsid="002e89e7" officeooo:paragraph-rsid="002e89e7"/>
    </style:style>
    <style:style style:name="P16" style:family="paragraph" style:parent-style-name="Text_20_body">
      <style:text-properties officeooo:rsid="0009b3cd" officeooo:paragraph-rsid="0009b3cd"/>
    </style:style>
    <style:style style:name="P17" style:family="paragraph" style:parent-style-name="Text_20_body">
      <style:text-properties officeooo:rsid="0032e6f6" officeooo:paragraph-rsid="0032e6f6"/>
    </style:style>
    <style:style style:name="P18" style:family="paragraph" style:parent-style-name="Text_20_body">
      <style:text-properties officeooo:rsid="0036245c" officeooo:paragraph-rsid="003d3517"/>
    </style:style>
    <style:style style:name="P19" style:family="paragraph" style:parent-style-name="Text_20_body">
      <style:text-properties officeooo:rsid="0039da22" officeooo:paragraph-rsid="0039da22"/>
    </style:style>
    <style:style style:name="P20" style:family="paragraph" style:parent-style-name="Text_20_body">
      <style:text-properties officeooo:rsid="003a36da" officeooo:paragraph-rsid="003a36da"/>
    </style:style>
    <style:style style:name="P21" style:family="paragraph" style:parent-style-name="Text_20_body">
      <style:text-properties officeooo:rsid="0040711a" officeooo:paragraph-rsid="0040711a"/>
    </style:style>
    <style:style style:name="P22" style:family="paragraph" style:parent-style-name="Text_20_body">
      <style:text-properties officeooo:rsid="003e48d0" officeooo:paragraph-rsid="003f395a"/>
    </style:style>
    <style:style style:name="P23" style:family="paragraph" style:parent-style-name="Text_20_body">
      <style:text-properties officeooo:rsid="0031ba77" officeooo:paragraph-rsid="004076df"/>
    </style:style>
    <style:style style:name="P24" style:family="paragraph" style:parent-style-name="Text_20_body">
      <style:text-properties officeooo:rsid="004155d9" officeooo:paragraph-rsid="004155d9"/>
    </style:style>
    <style:style style:name="P25" style:family="paragraph" style:parent-style-name="Text_20_body">
      <style:text-properties officeooo:rsid="0047a0a5" officeooo:paragraph-rsid="0047a0a5"/>
    </style:style>
    <style:style style:name="P26" style:family="paragraph" style:parent-style-name="Text_20_body">
      <style:text-properties officeooo:rsid="0047a0a5" officeooo:paragraph-rsid="004871a2"/>
    </style:style>
    <style:style style:name="P27" style:family="paragraph" style:parent-style-name="Text_20_body">
      <style:text-properties officeooo:rsid="0047a0a5" officeooo:paragraph-rsid="004cdbb5"/>
    </style:style>
    <style:style style:name="P28" style:family="paragraph" style:parent-style-name="Text_20_body">
      <style:text-properties officeooo:paragraph-rsid="0040711a"/>
    </style:style>
    <style:style style:name="P29" style:family="paragraph" style:parent-style-name="Text_20_body">
      <style:text-properties officeooo:rsid="00551287" officeooo:paragraph-rsid="00551287"/>
    </style:style>
    <style:style style:name="P30" style:family="paragraph" style:parent-style-name="Text_20_body">
      <style:text-properties officeooo:rsid="00551287" officeooo:paragraph-rsid="00558bc8"/>
    </style:style>
    <style:style style:name="P31" style:family="paragraph" style:parent-style-name="Text_20_body">
      <style:text-properties officeooo:rsid="00578a74" officeooo:paragraph-rsid="00578a74"/>
    </style:style>
    <style:style style:name="P32" style:family="paragraph" style:parent-style-name="Text_20_body">
      <style:paragraph-properties fo:break-before="page"/>
      <style:text-properties officeooo:rsid="0047a0a5" officeooo:paragraph-rsid="004871a2"/>
    </style:style>
    <style:style style:name="P33" style:family="paragraph" style:parent-style-name="Text_20_body">
      <style:paragraph-properties fo:break-before="page"/>
      <style:text-properties officeooo:rsid="00551287" officeooo:paragraph-rsid="00558bc8"/>
    </style:style>
    <style:style style:name="P34" style:family="paragraph" style:parent-style-name="Text_20_body">
      <style:paragraph-properties fo:break-before="page"/>
      <style:text-properties officeooo:rsid="00578a74" officeooo:paragraph-rsid="00578a74"/>
    </style:style>
    <style:style style:name="P35" style:family="paragraph" style:parent-style-name="Heading_20_1">
      <style:text-properties officeooo:rsid="0040711a" officeooo:paragraph-rsid="0040711a"/>
    </style:style>
    <style:style style:name="P36" style:family="paragraph" style:parent-style-name="Heading_20_1">
      <style:text-properties officeooo:paragraph-rsid="0040711a"/>
    </style:style>
    <style:style style:name="P37" style:family="paragraph" style:parent-style-name="Heading_20_1">
      <style:paragraph-properties fo:break-before="page"/>
    </style:style>
    <style:style style:name="T1" style:family="text">
      <style:text-properties officeooo:rsid="0040711a"/>
    </style:style>
    <style:style style:name="T2" style:family="text">
      <style:text-properties officeooo:rsid="0007f982"/>
    </style:style>
    <style:style style:name="T3" style:family="text">
      <style:text-properties officeooo:rsid="0009b3cd"/>
    </style:style>
    <style:style style:name="T4" style:family="text">
      <style:text-properties style:font-name="Liberation Serif1" officeooo:rsid="0009b3cd"/>
    </style:style>
    <style:style style:name="T5" style:family="text">
      <style:text-properties style:font-name="Liberation Serif" officeooo:rsid="0009b3cd"/>
    </style:style>
    <style:style style:name="T6" style:family="text">
      <style:text-properties style:text-position="super 58%"/>
    </style:style>
    <style:style style:name="T7" style:family="text">
      <style:text-properties style:text-position="super 58%" style:font-name="Liberation Serif" officeooo:rsid="0009b3cd"/>
    </style:style>
    <style:style style:name="T8" style:family="text">
      <style:text-properties style:text-position="super 58%" style:font-name="Liberation Serif" officeooo:rsid="00108a52"/>
    </style:style>
    <style:style style:name="T9" style:family="text">
      <style:text-properties style:text-position="super 58%" officeooo:rsid="0016bb5b"/>
    </style:style>
    <style:style style:name="T10" style:family="text">
      <style:text-properties style:text-position="super 58%" officeooo:rsid="00198356"/>
    </style:style>
    <style:style style:name="T11" style:family="text">
      <style:text-properties style:text-position="0% 100%"/>
    </style:style>
    <style:style style:name="T12" style:family="text">
      <style:text-properties style:text-position="0% 100%" style:font-name="Liberation Serif" officeooo:rsid="0009b3cd"/>
    </style:style>
    <style:style style:name="T13" style:family="text">
      <style:text-properties style:text-position="0% 100%" style:font-name="Liberation Serif" officeooo:rsid="00108a52"/>
    </style:style>
    <style:style style:name="T14" style:family="text">
      <style:text-properties style:text-position="0% 100%" style:font-name="Liberation Serif" officeooo:rsid="001ee630"/>
    </style:style>
    <style:style style:name="T15" style:family="text">
      <style:text-properties style:text-position="0% 100%" officeooo:rsid="00108a52"/>
    </style:style>
    <style:style style:name="T16" style:family="text">
      <style:text-properties style:text-position="0% 100%" style:font-name="Liberation Serif1" officeooo:rsid="00108a52"/>
    </style:style>
    <style:style style:name="T17" style:family="text">
      <style:text-properties style:text-position="0% 100%" style:font-name="Liberation Serif1" officeooo:rsid="001ee630"/>
    </style:style>
    <style:style style:name="T18" style:family="text">
      <style:text-properties style:text-position="0% 100%" officeooo:rsid="0016bb5b"/>
    </style:style>
    <style:style style:name="T19" style:family="text">
      <style:text-properties style:text-position="0% 100%" officeooo:rsid="00171e64"/>
    </style:style>
    <style:style style:name="T20" style:family="text">
      <style:text-properties style:text-position="0% 100%" officeooo:rsid="0018ae9f"/>
    </style:style>
    <style:style style:name="T21" style:family="text">
      <style:text-properties style:text-position="0% 100%" officeooo:rsid="001938a5"/>
    </style:style>
    <style:style style:name="T22" style:family="text">
      <style:text-properties style:text-position="0% 100%" officeooo:rsid="00198356"/>
    </style:style>
    <style:style style:name="T23" style:family="text">
      <style:text-properties style:text-position="0% 100%" officeooo:rsid="001abda3"/>
    </style:style>
    <style:style style:name="T24" style:family="text">
      <style:text-properties style:text-position="0% 100%" officeooo:rsid="001b1ebe"/>
    </style:style>
    <style:style style:name="T25" style:family="text">
      <style:text-properties style:text-position="0% 100%" officeooo:rsid="001cf202"/>
    </style:style>
    <style:style style:name="T26" style:family="text">
      <style:text-properties style:text-position="0% 100%" officeooo:rsid="001ee630"/>
    </style:style>
    <style:style style:name="T27" style:family="text">
      <style:text-properties style:text-position="0% 100%" officeooo:rsid="002192e4"/>
    </style:style>
    <style:style style:name="T28" style:family="text">
      <style:text-properties style:text-position="0% 100%" officeooo:rsid="002f58e7"/>
    </style:style>
    <style:style style:name="T29" style:family="text">
      <style:text-properties style:text-position="0% 100%" officeooo:rsid="0033f1a3"/>
    </style:style>
    <style:style style:name="T30" style:family="text">
      <style:text-properties style:text-position="0% 100%" officeooo:rsid="0035bb6f"/>
    </style:style>
    <style:style style:name="T31" style:family="text">
      <style:text-properties officeooo:rsid="000cbbea"/>
    </style:style>
    <style:style style:name="T32" style:family="text">
      <style:text-properties officeooo:rsid="000e33e5"/>
    </style:style>
    <style:style style:name="T33" style:family="text">
      <style:text-properties officeooo:rsid="0012a641"/>
    </style:style>
    <style:style style:name="T34" style:family="text">
      <style:text-properties style:text-position="sub 58%" officeooo:rsid="0016bb5b"/>
    </style:style>
    <style:style style:name="T35" style:family="text">
      <style:text-properties officeooo:rsid="0023d118"/>
    </style:style>
    <style:style style:name="T36" style:family="text">
      <style:text-properties officeooo:rsid="0024e1d3"/>
    </style:style>
    <style:style style:name="T37" style:family="text">
      <style:text-properties officeooo:rsid="0027b542"/>
    </style:style>
    <style:style style:name="T38" style:family="text">
      <style:text-properties officeooo:rsid="0027d5eb"/>
    </style:style>
    <style:style style:name="T39" style:family="text">
      <style:text-properties officeooo:rsid="002cb641"/>
    </style:style>
    <style:style style:name="T40" style:family="text">
      <style:text-properties officeooo:rsid="002f58e7"/>
    </style:style>
    <style:style style:name="T41" style:family="text">
      <style:text-properties officeooo:rsid="00304386"/>
    </style:style>
    <style:style style:name="T42" style:family="text">
      <style:text-properties officeooo:rsid="00360668"/>
    </style:style>
    <style:style style:name="T43" style:family="text">
      <style:text-properties officeooo:rsid="003737ee"/>
    </style:style>
    <style:style style:name="T44" style:family="text">
      <style:text-properties officeooo:rsid="0038c483"/>
    </style:style>
    <style:style style:name="T45" style:family="text">
      <style:text-properties officeooo:rsid="003bddad"/>
    </style:style>
    <style:style style:name="T46" style:family="text">
      <style:text-properties officeooo:rsid="003e48d0"/>
    </style:style>
    <style:style style:name="T47" style:family="text">
      <style:text-properties officeooo:rsid="0042cab6"/>
    </style:style>
    <style:style style:name="T48" style:family="text">
      <style:text-properties officeooo:rsid="004871a2"/>
    </style:style>
    <style:style style:name="T49" style:family="text">
      <style:text-properties officeooo:rsid="0048d479"/>
    </style:style>
    <style:style style:name="T50" style:family="text">
      <style:text-properties officeooo:rsid="004a0592"/>
    </style:style>
    <style:style style:name="T51" style:family="text">
      <style:text-properties officeooo:rsid="004a195e"/>
    </style:style>
    <style:style style:name="T52" style:family="text">
      <style:text-properties officeooo:rsid="004cd60b"/>
    </style:style>
    <style:style style:name="T53" style:family="text">
      <style:text-properties officeooo:rsid="004cdbb5"/>
    </style:style>
    <style:style style:name="T54" style:family="text">
      <style:text-properties officeooo:rsid="004f8bcf"/>
    </style:style>
    <style:style style:name="T55" style:family="text">
      <style:text-properties officeooo:rsid="00558bc8"/>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is of Matrix Multiplication</text:p>
      <text:h text:style-name="Heading_20_1" text:outline-level="1">Overview</text:h>
      <text:p text:style-name="P2">The assignment asks to implement matrix multiplication and evaluate its performance. The goal is to research and analyse different implementations for the specific case of sparse square matrices. I have completed all the requirements as per the 5 tasks described. Each section of the report is focused on one of them. <text:span text:style-name="T2">My program is in Java and I have used the provided code of the matrix class and basic multiplication. I have moved the method from the latter to the matrix class. I have implemented two methods for sparse matrix multiplication, resulting in a total of three techniques analyzed.</text:span></text:p>
      <text:h text:style-name="Heading_20_1" text:outline-level="1">Task 1 – <text:span text:style-name="T2">Theoretical worst-case guarantee</text:span></text:h>
      <text:p text:style-name="P3">The basic multiplication iterates the rows of the first matrix (A) and the columns of the second (B). <text:span text:style-name="T3">First, in the outer-most loop, ‘i’ is the row index in A. Second, in the first loop inside it, ‘j’ is the column index in B. Finally, the inner-most loop iterates over the elements of row A[i] and column B[j]. The operations inside the loops (assignment, addition, and multiplication) have constant time complexity, so the total asymptotic time complexity of the basic multiplication is the product of the number of rows in A, the number of columns in B, and the number of elements in each. These three numbers are all equal to the dimension (dim) of the matrix so the algorithm has a tight bound </text:span><text:span text:style-name="T4">Θ</text:span><text:span text:style-name="T5">(n</text:span><text:span text:style-name="T7">3</text:span><text:span text:style-name="T12">).</text:span></text:p>
      <text:h text:style-name="Heading_20_1" text:outline-level="1">Task 2 – <text:span text:style-name="T3">Average time performance</text:span></text:h>
      <text:p text:style-name="P16">The ‘DataGenerator’ class provides methods to generate performance data. <text:span text:style-name="T41">There are three short methods that take a single sample of matrix multiplication time. Each one generates two random matrices of a given dimension and measure how much time it takes to multiply them using one of the three multiplication algorithms. One method ‘genDataPoint’ generates a data point for the analysis by calling one of the aforementioned methods multiple times and averaging the results. Last, ‘genData’ calls ‘genDataPoint’ multiple times and writes each data point to the output file.</text:span></text:p>
      <text:p text:style-name="P23">The theoretical complexity from task 1 can be applied to small matrxies (of dimensions less than 300). As can be seen from the chart [<text:span text:style-name="T47">Figure 1</text:span>], increasing the dimension from 100 to 200 (a factor of 2) results in a time increase of a factor close to 8 (2<text:span text:style-name="T6">3</text:span><text:span text:style-name="T11">)</text:span>. Performance times on larger values are, unfortunately, hindered by the loss of spatial locality. Those matrices become too large for the cache and the more frequent memory access reduces the performance time.</text:p>
      <text:p text:style-name="P17">I have put the expected factor increase (n<text:span text:style-name="T6">3</text:span><text:span text:style-name="T11">) and compared it to the actual factor increase (the one influence</text:span><text:span text:style-name="T29">d</text:span><text:span text:style-name="T11"> by the spatial locality). It can be seen that, for </text:span><text:span text:style-name="T29">a </text:span><text:span text:style-name="T11">matrix dimension within 100 and 900, the time grows roughly twice more than expected. Than it quickly jumps to an increase of 10 times the expected one and slowly goes into 20 times the expected. </text:span><text:span text:style-name="T30">This steady increase shows that we have accounted for the size difference. When the matrix dimension goes into the thousands</text:span><text:span text:style-name="T11">, the </text:span><text:soft-page-break/><text:span text:style-name="T11">matrices are very large, the double array dereference (row → column) takes longer and spatial locality is not utilized. E</text:span><text:span text:style-name="T29">very</text:span><text:span text:style-name="T11"> </text:span><text:span text:style-name="T29">column of B is iterated multiple times. Unfortunately, in memory the values in these columns are very far apart (a whole row of integers lies between any two). In a short amount of time (the inner most loop), far apart chunks of memory are accessed and spatial locality cannot copy them all to cache.</text:span></text:p>
      <text:h text:style-name="Heading_20_1" text:outline-level="1">Task 3 – <text:span text:style-name="T31">Research sparse matrix multiplication</text:span></text:h>
      <text:p text:style-name="P4">I have read multiple ways to optimize sparse matrix storage and multiplication. I have implemented one simple and one more complex. <text:span text:style-name="T32">They are described in the next two subsections. Afterwards are described a few other ideas that I found and why they are not preferable to the former two.</text:span></text:p>
      <text:h text:style-name="Heading_20_2" text:outline-level="2">Optimized Naive</text:h>
      <text:p text:style-name="P5">This method is simple and easy hence why I implemented it first. It is similar to the basic multiplication in that it iterates the values and has a worst case complexity of O(n<text:span text:style-name="T6">3</text:span><text:span text:style-name="T11">). It is improved, however, in that it iterates the values of the left matrix (A). Each value is multiplied by a </text:span><text:span text:style-name="T28">row</text:span><text:span text:style-name="T11"> of the right matrix (B) and the products are summed and added to one cell of the product matrix (C). </text:span><text:span text:style-name="T15">The optimization is that if a value in A is 0, that value is not multiplied by a </text:span><text:span text:style-name="T28">row</text:span><text:span text:style-name="T15"> of B. This way the multiplication avoids one iteration of a </text:span><text:span text:style-name="T28">row</text:span><text:span text:style-name="T15"> of B. </text:span><text:span text:style-name="T13">Assuming A has k non-zero values, the average time complexity is </text:span><text:span text:style-name="T16">O</text:span><text:span text:style-name="T13">(n</text:span><text:span text:style-name="T8">2</text:span><text:span text:style-name="T13"> + k*n). </text:span><text:span text:style-name="T15">In the best-case scenario (when A is a zero-matrix, k=0), this optimized naive method has a complexity of </text:span><text:span text:style-name="T16">Ω</text:span><text:span text:style-name="T13">(n</text:span><text:span text:style-name="T8">2</text:span><text:span text:style-name="T13">) – it iterates all the values in A but none in B. The worst-case O(n</text:span><text:span text:style-name="T8">3</text:span><text:span text:style-name="T13">) is when all the values in A are non-zero, k=n</text:span><text:span text:style-name="T8">2</text:span><text:span text:style-name="T13">.<text:line-break/></text:span><text:a xlink:type="simple" xlink:href="https://www.programcreek.com/2014/10/leetcode-sparse-matrix-multiplication-java/" text:style-name="Internet_20_link" text:visited-style-name="Visited_20_Internet_20_Link"><text:span text:style-name="T13">https://www.programcreek.com/2014/10/leetcode-sparse-matrix-multiplication-java/</text:span></text:a></text:p>
      <text:h text:style-name="Heading_20_2" text:outline-level="2">Sparse Storage &amp; Method</text:h>
      <text:p text:style-name="P6">This method of storage is well optimized and greatly reduces both the memory and the time complexities. <text:span text:style-name="T33">It is based on the Compressed Sparse Row (CSR) idea which stores the matrix in three one-dimensional arrays. The first array is ‘values’ and it only stores the non-zero values in the matrix. The values are ordered in the order they appear in the matrix left to right, top to bottom, row-major. The second array is ‘column indexes’. It stores the column indexes of the numbers in the ‘values’ array. So, if the third number in ‘values’ is 5, and the third number in ‘column indexes’ is 3, then the number 5 appears in the third column of the matrix. The third and last array is ‘row starts’. This array has a number of values equal to the number of rows in the matrix (as opposed to the previous two arrays that grow with the number of non-zero elements). Each entry in ‘row starts’ indicates the which number in ‘values’ is the first in a row. So, if ‘row starts’[2] is equal to 4, then the number at ‘values’[4] is the first non-zero value in row 2. If ‘row starts’[3] is equal to 6, then the number at ‘values’[6] is the first non-zero value in row 3. Thus ‘values’[5] is in row 2. Because the index 5 is within ‘row starts’[2] (inclusive) and ‘row starts’[3] (exclusive).<text:line-break/>This way of storing the data reduces the memory complexity from O(n</text:span><text:span text:style-name="T9">2</text:span><text:span text:style-name="T18">) (a n</text:span><text:span text:style-name="T34">x</text:span><text:span text:style-name="T18">n matrix) to O(n+2*k) where n is the dimension of the matrix (number of rows) and k is the number of non-zero values.</text:span></text:p>
      <text:p text:style-name="P7"><text:soft-page-break/><text:span text:style-name="T11">Multiplying two matrices (left A and right B) happens by iterating only the non-zero values. </text:span><text:span text:style-name="T19">Taking a look at the principle of matrix multiplication, each value in A is ultimately multiplied to all values in one row of B. The values in column x of A are each multiplied by the values in row x of B, and the products are added to </text:span><text:span text:style-name="T20">the </text:span><text:span text:style-name="T19">values in the product matrix. </text:span><text:span text:style-name="T21">Thanks to the CSR, for each number in </text:span><text:span text:style-name="T22">A’s </text:span><text:span text:style-name="T21">‘values’ array, the number’s column is </text:span><text:span text:style-name="T22">stored in A’s ‘column indexes’ array. Let’s say that’s column i. Now the value must be multiplied by the i</text:span><text:span text:style-name="T10">th</text:span><text:span text:style-name="T22"> row of B. The non-zero numbers in row i of B can easily be found via B’s ‘row starts’ array </text:span><text:span text:style-name="T23">at index i</text:span><text:span text:style-name="T22">.</text:span></text:p>
      <text:p text:style-name="P7"><text:span text:style-name="T24">So the multiplication process iterates the non-zero values of A and B. For each value of A, </text:span><text:span text:style-name="T25">the column of that value is used to index a row in B. Then the value is multiplied by each non-zero number in that row of B. For sparse matrices, there may be cases when a value in A is not multiplied at all because there are only zeros in the respective row of B.</text:span></text:p>
      <text:p text:style-name="P8"><text:span text:style-name="T11">Overall, the time complexity of this algorithm is at worst O(k*m) where k is the number of non-zero values in A and m – the number of non-zero values in B. </text:span><text:span text:style-name="T26">That case is reached when all the values are in the same column of A and row of B, so that every multiplication takes place. A more common case, assume the m non-zero values in B are distributed evenly across the n rows. This means that each value of A is multiplied by (m/n) values of B, so the </text:span><text:span text:style-name="T27">average </text:span><text:span text:style-name="T26">complexity is O(k*m/n). Naturally, the best-case is when no value of A needs to be multiplied, so we only account for the iteration of A – </text:span><text:span text:style-name="T17">Ω</text:span><text:span text:style-name="T14">(k).</text:span></text:p>
      <text:p text:style-name="P8"><text:a xlink:type="simple" xlink:href="http://www.mathcs.emory.edu/~cheung/Courses/561/Syllabus/3-C/sparse.html" text:style-name="Internet_20_link" text:visited-style-name="Visited_20_Internet_20_Link"><text:span text:style-name="T14">http://www.mathcs.emory.edu/~cheung/Courses/561/Syllabus/3-C/sparse.html</text:span></text:a><text:span text:style-name="T14"><text:line-break/></text:span><text:a xlink:type="simple" xlink:href="https://en.wikipedia.org/wiki/Sparse_matrix#Compressed_sparse_row_(CSR,_CRS_or_Yale_format" text:style-name="Internet_20_link" text:visited-style-name="Visited_20_Internet_20_Link"><text:span text:style-name="T14">https://en.wikipedia.org/wiki/Sparse_matrix#Compressed_sparse_row_(CSR,_CRS_or_Yale_format</text:span></text:a><text:span text:style-name="T14">)</text:span></text:p>
      <text:h text:style-name="Heading_20_2" text:outline-level="2">Others</text:h>
      <text:p text:style-name="P9">I have read many <text:span text:style-name="T35">other implementations of sparse matrix storage and multiplication. Here I will briefly describe three of them.</text:span></text:p>
      <text:p text:style-name="P10">First, Compressed Sparse Column (CSC) is a variation of the Compressed Sparse Row. The three arrays store the non-zero values, the rows in which they appear (‘row indexes’) and the starts of the columns (‘column starts’). Multiplication happens by iterating the right matrix B and multiplying the values by columns of A.</text:p>
      <text:p text:style-name="P10">Second, indexes arrays is a simplified version of CSR/CSC. Again, there are three arrays storing the non-zero values, the column indexes and the row indexes. Each array is of the same length k (the number of non-zero values), as opposed to the compressed storage version where one array is of length n which is usually smaller than k. Multiplication happens by iterating the values of matrix A but at each value, all the values of B need to be iterated because they do not necessarily appear in left-to-right and top-to-bottom order (as in CSR). This <text:span text:style-name="T36">multiplication </text:span>is slower and <text:span text:style-name="T36">storage </text:span>takes more memory but adding a new element or removing an element from the matrix is faster. In CSR adding and removing may cause the ‘row starts’ array not only to be shifted but to have its values updated.</text:p>
      <text:p text:style-name="P11"><text:soft-page-break/>Third, <text:span text:style-name="T36">lists of tuples is a simple and efficient way of storing a sparse matrix but multiplication is still slow. The matrix is represented as an array of lists. Each list is a row and each entry in the list is a tuple. Each tuple contains two elements (column, value). This method uses somewhat more memory than the one described above. It needs to store references to arrays that may be empty (as a row might not have any values). Multiplication is as fast as in CSR because it is easier to access a row in B given a value’s column.</text:span></text:p>
      <text:p text:style-name="P12">Finally, a list of tuples is simple and efficient but multiplication might be slower than the basic approach. The matrix is represented as a single list of tuples. Each tuple contains three elements (row, column, value) and links to the next <text:span text:style-name="T38">tuple</text:span>. <text:span text:style-name="T37">Obviously this is efficient but multiplication requires a full iteration of the values of B for each value of A. The numbers may appear in any order so at any stage of the multiplication we do not know when to stop iterating B. The time complexity is polynomial, potentially to the power of four.</text:span></text:p>
      <text:p text:style-name="P12"><text:a xlink:type="simple" xlink:href="http://mathforum.org/library/drmath/view/51903.html" text:style-name="Internet_20_link" text:visited-style-name="Visited_20_Internet_20_Link">http://mathforum.org/library/drmath/view/51903.html</text:a><text:line-break/><text:a xlink:type="simple" xlink:href="https://www.geeksforgeeks.org/sparse-matrix-representation/" text:style-name="Internet_20_link" text:visited-style-name="Visited_20_Internet_20_Link">https://www.geeksforgeeks.org/sparse-matrix-representation/</text:a><text:line-break/><text:a xlink:type="simple" xlink:href="https://www.cs.cmu.edu/~scandal/cacm/node9.html" text:style-name="Internet_20_link" text:visited-style-name="Visited_20_Internet_20_Link">https://www.cs.cmu.edu/~scandal/cacm/node9.html</text:a></text:p>
      <text:p text:style-name="P13">Also, a couple of other sources that I looked at but found not as effective as CSR. I would also have a hard time explaining and implementing these:<text:line-break/><text:a xlink:type="simple" xlink:href="https://dl.acm.org/citation.cfm?id=2699470" text:style-name="Internet_20_link" text:visited-style-name="Visited_20_Internet_20_Link">https://dl.acm.org/citation.cfm?id=2699470</text:a><text:line-break/><text:a xlink:type="simple" xlink:href="https://www.sciencedirect.com/science/article/pii/001046559400120Q" text:style-name="Internet_20_link" text:visited-style-name="Visited_20_Internet_20_Link">https://www.sciencedirect.com/science/article/pii/001046559400120Q</text:a></text:p>
      <text:h text:style-name="Heading_20_1" text:outline-level="1">Task 4 – <text:span text:style-name="T46">Compare Sparse Multiplication to Basic</text:span></text:h>
      <text:p text:style-name="P14">As implied by the descriptions above, the CSR multiplication greatly outperforms the <text:span text:style-name="T39">B</text:span>asic <text:span text:style-name="T39">M</text:span>ultiplication <text:span text:style-name="T39">(BM)</text:span>. <text:span text:style-name="T39">This can also be seen in the charts in my submission. When it comes to sparse matrices, CSR obviously does much less operations. So, the sparser a matrix (less dense) the more CSR will outperform BM. The Optimized Naive (ON) multiplication also performs better than BM but still not as good as CSR.</text:span></text:p>
      <text:p text:style-name="P15">Here is how I tested the performances of the three algorithms. For each one, I ran a data generation that created 50 data points. Those are the average times of multiplying two square matrices of sizes 100, 200, 300, … 5000. The average time for each data point is calculated by running the multiplication for each size 10 times with random matrices of that size. This generation was quite slow for BM and it took several days on one of the lab machines. Generating the same amount of data for <text:span text:style-name="T42">CSR</text:span> took <text:span text:style-name="T42">a few hours</text:span>. This alone shows how much faster CSR is, even when the input matrices are full (density is close to 100%).</text:p>
      <text:p text:style-name="P15">Moreover, for ON and CSR, I generated a performance data set when the input matrices are sparse (density was <text:span text:style-name="T44">0.4, 0.3, 0.1, and 0.01 [Figures 3 &amp; 4]</text:span>). <text:span text:style-name="T44">With regards to the highest density of these, g</text:span>eneration for ON completed within an hour and CSR took minutes. <text:span text:style-name="T40">As in Task 2, the csv files show how much slower the algorithm gets compared to the start size. As expected, that factor grows most slowly in CSR. If we look at the times, we can see that CSR outperforms BM in almost all cases. The only case when BM is better than CSR (just slightly) is when the input matrices are fully </text:span><text:soft-page-break/><text:span text:style-name="T40">dense and of size less than or equal to 200. For all other dense matrices CSR is faster than BM [Figure 7]. And, naturally, for all sparse matrices CSR is much more efficient.</text:span></text:p>
      <text:p text:style-name="P18">When comparing ON and CSR I used only sparse matrices. I did not generate a fully dense matrix multiplication data set (of 50 data points) for ON <text:span text:style-name="T43">with matrices of density 1</text:span>. From the smaller data sets we know that both ON and CSR are better than BM. <text:span text:style-name="T50">I have compared ON and CSR performances when the input matrices are fully dense and ON does slightly better [Figure 2]. However, </text:span>ON and CSR are implemented with the purpose of multiplying sparse matrices so compar<text:span text:style-name="T50">ing</text:span> them in that <text:span text:style-name="T44">context is more valuable</text:span>. <text:span text:style-name="T44">CSR proves to be the better of the two. The time increase is much smaller for all the sizes described above. From the charts it can be seen how the multiplication time for CSR drops as the sparsity of the input matrix increases [Figure 5 &amp; 6].</text:span></text:p>
      <text:h text:style-name="Heading_20_1" text:outline-level="1">Task 5 – <text:span text:style-name="T46">Justify results</text:span></text:h>
      <text:p text:style-name="P19">The two major factors in the performance improvement are reduced iterations and utilization of spatial locality.</text:p>
      <text:p text:style-name="P20">Both multiplication algorithms (ON and CSR) cut down the number of values that are iterated, compared to BM. ON simply skips rows when a value in the left matrix A is 0. CSR does not store the zeros, so it does not even iterate through values that should be skipped. All the stored values are non-zero, so the iteration over A is shorter. ON will still multiply a non-zero value of A to a zero in B. However, CSR does not store the zeros in B, so any multiplication that takes place <text:span text:style-name="T45">is one that </text:span>actually affects the product matrix. <text:span text:style-name="T45">Thus the total number of multiplications is reduced further.</text:span></text:p>
      <text:p text:style-name="P20">Spatial locality is utilized in both ON and CSR. In the case of ON, the inner-most loop iterates over a row in B, so multiple adjacent values are cached and used in the loop. <text:span text:style-name="T45">In CSR, all the numbers are in the ‘values’ array and they are adjacent. This means that spatial locality is utilized for both matrices A and B.</text:span></text:p>
      <text:h text:style-name="P35" text:outline-level="1">Further work</text:h>
      <text:p text:style-name="P22">I should say that I implemented a multi-threaded version of the Data Generator class that would generate multiple data points simultaneously. Unfortunately, that had a negative effect on the performance estimations. Swapping active threads took much of the computing resource for little gain. Moreover, timing any single run was affected because the ‘nanoTime’ function is called before multiplication starts and after it ends. So, if two threads are multiplying and being swapped in and out, the run time of one of those threads affects the other. There is no reliable method in Java to get a single thread’s execution time (I tried using ThreadMXBean but that seems to be affected by the swapping time, and I could not find anything else). I am going to include that code in the submission only for reference purposes.</text:p>
      <text:p text:style-name="P21">If I had more time to work on this assignment, I would have implemented the lists of arrays approach described above. Obviously it would not be very efficient in terms of time but I am interested to see how it compares to BM and ON. I would have also liked to compare memory usages. Maybe with a class method getMemory() which calculates how much bytes the instance is <text:soft-page-break/>taking up. As proven above, CSR will used the least amount of memory but it would be nice to have it on chart compared to BM.</text:p>
      <text:h text:style-name="P36" text:outline-level="1">Conclusion</text:h>
      <text:p text:style-name="P28"><text:span text:style-name="T46">Overall, I have completed all the tasks as required by the practical. I have analysed the basic multiplication algorithm, I have researched multiple improvements and implemented two of them. The Compressed Sparse Row method for storing and multiplying is by far the most optimal in terms of both memory and time efficiency.</text:span></text:p>
      <text:h text:style-name="P37" text:outline-level="1">Appendix</text:h>
      <text:p text:style-name="P24">Figure 1. <text:span text:style-name="T52">BM</text:span>.ods</text:p>
      <text:p text:style-name="P25"><draw:frame draw:style-name="fr1" draw:name="Object1" text:anchor-type="paragraph" svg:width="15.979cm" svg:height="9.006cm" draw:z-index="3"><draw:object xlink:href="./Object 1" xlink:type="simple" xlink:show="embed" xlink:actuate="onLoad"/><draw:image xlink:href="./ObjectReplacements/Object 1" xlink:type="simple" xlink:show="embed" xlink:actuate="onLoad"/></draw:frame></text:p>
      <text:p text:style-name="P25">Figure 2. <text:span text:style-name="T53">CSR_ON</text:span>_1_10.ods <text:span text:style-name="T50">(ON does slightly better)</text:span></text:p>
      <text:p text:style-name="P25"><draw:frame draw:style-name="fr1" draw:name="Object2" text:anchor-type="paragraph" svg:width="16cm" svg:height="8.999cm" draw:z-index="0"><draw:object xlink:href="./Object 2" xlink:type="simple" xlink:show="embed" xlink:actuate="onLoad"/><draw:image xlink:href="./ObjectReplacements/Object 2" xlink:type="simple" xlink:show="embed" xlink:actuate="onLoad"/></draw:frame></text:p>
      <text:p text:style-name="P32">Figure 3. <text:span text:style-name="T53">CSR</text:span>_<text:span text:style-name="T53">ON</text:span>_0<text:span text:style-name="T54">3</text:span>.ods <text:span text:style-name="T51">(CSR is better than ON)</text:span></text:p>
      <text:p text:style-name="P26"><draw:frame draw:style-name="fr1" draw:name="Object3" text:anchor-type="paragraph" svg:width="16cm" svg:height="8.999cm" draw:z-index="1"><draw:object xlink:href="./Object 3" xlink:type="simple" xlink:show="embed" xlink:actuate="onLoad"/><draw:image xlink:href="./ObjectReplacements/Object 3" xlink:type="simple" xlink:show="embed" xlink:actuate="onLoad"/></draw:frame></text:p>
      <text:p text:style-name="P27">Figure <text:span text:style-name="T48">4</text:span>. <text:span text:style-name="T53">CSR</text:span>_<text:span text:style-name="T53">ON</text:span>_0<text:span text:style-name="T54">4</text:span>.ods <text:span text:style-name="T51">(CSR is better than ON)</text:span></text:p>
      <text:p text:style-name="P29"><draw:frame draw:style-name="fr1" draw:name="Object4" text:anchor-type="paragraph" svg:width="16cm" svg:height="8.999cm" draw:z-index="2"><draw:object xlink:href="./Object 4" xlink:type="simple" xlink:show="embed" xlink:actuate="onLoad"/><draw:image xlink:href="./ObjectReplacements/Object 4" xlink:type="simple" xlink:show="embed" xlink:actuate="onLoad"/></draw:frame></text:p>
      <text:p text:style-name="P33">Figure 5. CSR_merged.<text:span text:style-name="T55">ods</text:span></text:p>
      <text:p text:style-name="P30"/>
      <text:p text:style-name="P30"><draw:frame draw:style-name="fr1" draw:name="Object5" text:anchor-type="paragraph" svg:width="16cm" svg:height="8.999cm" draw:z-index="4"><draw:object xlink:href="./Object 5" xlink:type="simple" xlink:show="embed" xlink:actuate="onLoad"/><draw:image xlink:href="./ObjectReplacements/Object 5" xlink:type="simple" xlink:show="embed" xlink:actuate="onLoad"/></draw:frame></text:p>
      <text:p text:style-name="P30">Figure <text:span text:style-name="T55">6</text:span>. CSR_merged_<text:span text:style-name="T55">sparse</text:span>.<text:span text:style-name="T55">ods (only sparse matrices (density &lt; 0.5))</text:span></text:p>
      <text:p text:style-name="P30"><draw:frame draw:style-name="fr1" draw:name="Object6" text:anchor-type="paragraph" svg:width="16cm" svg:height="8.999cm" draw:z-index="5"><draw:object xlink:href="./Object 6" xlink:type="simple" xlink:show="embed" xlink:actuate="onLoad"/><draw:image xlink:href="./ObjectReplacements/Object 6" xlink:type="simple" xlink:show="embed" xlink:actuate="onLoad"/></draw:frame></text:p>
      <text:p text:style-name="P34">Figure 7. BM_CSR.ods</text:p>
      <text:p text:style-name="P31"><draw:frame draw:style-name="fr1" draw:name="Object7" text:anchor-type="paragraph" svg:width="16cm" svg:height="8.999cm" draw:z-index="6"><draw:object xlink:href="./Object 7"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2242" officeooo:paragraph-rsid="00052242"/>
    </style:style>
    <style:style style:name="MT1" style:family="text">
      <style:text-properties officeooo:rsid="004071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052 Practical 1<text:tab/>150009974<text:tab/><text:span text:style-name="MT1">12</text:span> Mar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3:21:52.656950173</meta:creation-date>
    <dc:date>2018-03-08T12:42:26.049734855</dc:date>
    <meta:editing-duration>PT9H46M13S</meta:editing-duration>
    <meta:editing-cycles>61</meta:editing-cycles>
    <meta:generator>LibreOffice/5.4.5.1$Linux_X86_64 LibreOffice_project/40$Build-1</meta:generator>
    <meta:document-statistic meta:table-count="0" meta:image-count="0" meta:object-count="7" meta:page-count="10" meta:paragraph-count="50" meta:word-count="2817" meta:character-count="16290" meta:non-whitespace-character-count="13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78cm" svg:height="9.006cm" xlink:href="." xlink:type="simple" chart:class="chart:line" chart:style-name="ch1">
        <chart:title svg:x="5.935cm" svg:y="0.316cm" chart:style-name="ch2">
          <text:p>Multiplication Times</text:p>
        </chart:title>
        <chart:plot-area chart:style-name="ch3" chart:data-source-has-labels="both" svg:x="1.33cm" svg:y="1.275cm" svg:width="14.329cm" svg:height="6.57cm">
          <chartooo:coordinate-region svg:x="3.989cm" svg:y="1.275cm" svg:width="11.67cm" svg:height="5.317cm"/>
          <chart:axis chart:dimension="x" chart:name="primary-x" chart:style-name="ch4" chartooo:axis-type="auto">
            <chartooo:date-scale/>
            <chart:title svg:x="7.643cm" svg:y="8.025cm" chart:style-name="ch5">
              <text:p>Matrix Size</text:p>
            </chart:title>
            <chart:categories table:cell-range-address="local-table.$A$2:.$A$51"/>
          </chart:axis>
          <chart:axis chart:dimension="y" chart:name="primary-y" chart:style-name="ch4">
            <chart:title svg:x="0.451cm" svg:y="6.059cm" chart:style-name="ch6">
              <text:p>Time to multiply (ns)</text:p>
            </chart:title>
            <chart:grid chart:style-name="ch7" chart:class="major"/>
          </chart:axis>
          <chart:series chart:style-name="ch8" chart:values-cell-range-address="local-table.$B$2:.$B$51" chart:label-cell-address="local-table.$B$1" chart:class="chart:line">
            <chart:data-point chart:repeated="5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to multiply</text:p>
              </table:table-cell>
            </table:table-row>
          </table:table-header-rows>
          <table:table-rows>
            <table:table-row>
              <table:table-cell office:value-type="float" office:value="100">
                <text:p>100</text:p>
              </table:table-cell>
              <table:table-cell office:value-type="float" office:value="941907.5">
                <text:p>941907.5</text:p>
              </table:table-cell>
            </table:table-row>
            <table:table-row>
              <table:table-cell office:value-type="float" office:value="200">
                <text:p>200</text:p>
              </table:table-cell>
              <table:table-cell office:value-type="float" office:value="7413908.2">
                <text:p>7413908.2</text:p>
              </table:table-cell>
            </table:table-row>
            <table:table-row>
              <table:table-cell office:value-type="float" office:value="300">
                <text:p>300</text:p>
              </table:table-cell>
              <table:table-cell office:value-type="float" office:value="44986451.2">
                <text:p>44986451.2</text:p>
              </table:table-cell>
            </table:table-row>
            <table:table-row>
              <table:table-cell office:value-type="float" office:value="400">
                <text:p>400</text:p>
              </table:table-cell>
              <table:table-cell office:value-type="float" office:value="106908200.1">
                <text:p>106908200.1</text:p>
              </table:table-cell>
            </table:table-row>
            <table:table-row>
              <table:table-cell office:value-type="float" office:value="500">
                <text:p>500</text:p>
              </table:table-cell>
              <table:table-cell office:value-type="float" office:value="217942131.6">
                <text:p>217942131.6</text:p>
              </table:table-cell>
            </table:table-row>
            <table:table-row>
              <table:table-cell office:value-type="float" office:value="600">
                <text:p>600</text:p>
              </table:table-cell>
              <table:table-cell office:value-type="float" office:value="372349135.4">
                <text:p>372349135.4</text:p>
              </table:table-cell>
            </table:table-row>
            <table:table-row>
              <table:table-cell office:value-type="float" office:value="700">
                <text:p>700</text:p>
              </table:table-cell>
              <table:table-cell office:value-type="float" office:value="629702888.5">
                <text:p>629702888.5</text:p>
              </table:table-cell>
            </table:table-row>
            <table:table-row>
              <table:table-cell office:value-type="float" office:value="800">
                <text:p>800</text:p>
              </table:table-cell>
              <table:table-cell office:value-type="float" office:value="1036513059.6">
                <text:p>1036513059.6</text:p>
              </table:table-cell>
            </table:table-row>
            <table:table-row>
              <table:table-cell office:value-type="float" office:value="900">
                <text:p>900</text:p>
              </table:table-cell>
              <table:table-cell office:value-type="float" office:value="1575132923.7">
                <text:p>1575132923.7</text:p>
              </table:table-cell>
            </table:table-row>
            <table:table-row>
              <table:table-cell office:value-type="float" office:value="1000">
                <text:p>1000</text:p>
              </table:table-cell>
              <table:table-cell office:value-type="float" office:value="2900886934.7">
                <text:p>2900886934.7</text:p>
              </table:table-cell>
            </table:table-row>
            <table:table-row>
              <table:table-cell office:value-type="float" office:value="1100">
                <text:p>1100</text:p>
              </table:table-cell>
              <table:table-cell office:value-type="float" office:value="10850316650.8">
                <text:p>10850316650.8</text:p>
              </table:table-cell>
            </table:table-row>
            <table:table-row>
              <table:table-cell office:value-type="float" office:value="1200">
                <text:p>1200</text:p>
              </table:table-cell>
              <table:table-cell office:value-type="float" office:value="16053795752.1">
                <text:p>16053795752.1</text:p>
              </table:table-cell>
            </table:table-row>
            <table:table-row>
              <table:table-cell office:value-type="float" office:value="1300">
                <text:p>1300</text:p>
              </table:table-cell>
              <table:table-cell office:value-type="float" office:value="21528662468.6">
                <text:p>21528662468.6</text:p>
              </table:table-cell>
            </table:table-row>
            <table:table-row>
              <table:table-cell office:value-type="float" office:value="1400">
                <text:p>1400</text:p>
              </table:table-cell>
              <table:table-cell office:value-type="float" office:value="28141966412">
                <text:p>28141966412</text:p>
              </table:table-cell>
            </table:table-row>
            <table:table-row>
              <table:table-cell office:value-type="float" office:value="1500">
                <text:p>1500</text:p>
              </table:table-cell>
              <table:table-cell office:value-type="float" office:value="36505750541.5">
                <text:p>36505750541.5</text:p>
              </table:table-cell>
            </table:table-row>
            <table:table-row>
              <table:table-cell office:value-type="float" office:value="1600">
                <text:p>1600</text:p>
              </table:table-cell>
              <table:table-cell office:value-type="float" office:value="44829863840.3">
                <text:p>44829863840.3</text:p>
              </table:table-cell>
            </table:table-row>
            <table:table-row>
              <table:table-cell office:value-type="float" office:value="1700">
                <text:p>1700</text:p>
              </table:table-cell>
              <table:table-cell office:value-type="float" office:value="57516741672.3">
                <text:p>57516741672.3</text:p>
              </table:table-cell>
            </table:table-row>
            <table:table-row>
              <table:table-cell office:value-type="float" office:value="1800">
                <text:p>1800</text:p>
              </table:table-cell>
              <table:table-cell office:value-type="float" office:value="70995036592.8">
                <text:p>70995036592.8</text:p>
              </table:table-cell>
            </table:table-row>
            <table:table-row>
              <table:table-cell office:value-type="float" office:value="1900">
                <text:p>1900</text:p>
              </table:table-cell>
              <table:table-cell office:value-type="float" office:value="84125229169.1">
                <text:p>84125229169.1</text:p>
              </table:table-cell>
            </table:table-row>
            <table:table-row>
              <table:table-cell office:value-type="float" office:value="2000">
                <text:p>2000</text:p>
              </table:table-cell>
              <table:table-cell office:value-type="float" office:value="101473264486.8">
                <text:p>101473264486.8</text:p>
              </table:table-cell>
            </table:table-row>
            <table:table-row>
              <table:table-cell office:value-type="float" office:value="2100">
                <text:p>2100</text:p>
              </table:table-cell>
              <table:table-cell office:value-type="float" office:value="115277815260.2">
                <text:p>115277815260.2</text:p>
              </table:table-cell>
            </table:table-row>
            <table:table-row>
              <table:table-cell office:value-type="float" office:value="2200">
                <text:p>2200</text:p>
              </table:table-cell>
              <table:table-cell office:value-type="float" office:value="137753065000.2">
                <text:p>137753065000.2</text:p>
              </table:table-cell>
            </table:table-row>
            <table:table-row>
              <table:table-cell office:value-type="float" office:value="2300">
                <text:p>2300</text:p>
              </table:table-cell>
              <table:table-cell office:value-type="float" office:value="151723235514.9">
                <text:p>151723235514.9</text:p>
              </table:table-cell>
            </table:table-row>
            <table:table-row>
              <table:table-cell office:value-type="float" office:value="2400">
                <text:p>2400</text:p>
              </table:table-cell>
              <table:table-cell office:value-type="float" office:value="189137606331.7">
                <text:p>189137606331.7</text:p>
              </table:table-cell>
            </table:table-row>
            <table:table-row>
              <table:table-cell office:value-type="float" office:value="2500">
                <text:p>2500</text:p>
              </table:table-cell>
              <table:table-cell office:value-type="float" office:value="205432698708.5">
                <text:p>205432698708.5</text:p>
              </table:table-cell>
            </table:table-row>
            <table:table-row>
              <table:table-cell office:value-type="float" office:value="2600">
                <text:p>2600</text:p>
              </table:table-cell>
              <table:table-cell office:value-type="float" office:value="248797589316">
                <text:p>248797589316</text:p>
              </table:table-cell>
            </table:table-row>
            <table:table-row>
              <table:table-cell office:value-type="float" office:value="2700">
                <text:p>2700</text:p>
              </table:table-cell>
              <table:table-cell office:value-type="float" office:value="265880593953.7">
                <text:p>265880593953.7</text:p>
              </table:table-cell>
            </table:table-row>
            <table:table-row>
              <table:table-cell office:value-type="float" office:value="2800">
                <text:p>2800</text:p>
              </table:table-cell>
              <table:table-cell office:value-type="float" office:value="341022947982.6">
                <text:p>341022947982.6</text:p>
              </table:table-cell>
            </table:table-row>
            <table:table-row>
              <table:table-cell office:value-type="float" office:value="2900">
                <text:p>2900</text:p>
              </table:table-cell>
              <table:table-cell office:value-type="float" office:value="362536112889.8">
                <text:p>362536112889.8</text:p>
              </table:table-cell>
            </table:table-row>
            <table:table-row>
              <table:table-cell office:value-type="float" office:value="3000">
                <text:p>3000</text:p>
              </table:table-cell>
              <table:table-cell office:value-type="float" office:value="415365553506.7">
                <text:p>415365553506.7</text:p>
              </table:table-cell>
            </table:table-row>
            <table:table-row>
              <table:table-cell office:value-type="float" office:value="3100">
                <text:p>3100</text:p>
              </table:table-cell>
              <table:table-cell office:value-type="float" office:value="458803428340.6">
                <text:p>458803428340.6</text:p>
              </table:table-cell>
            </table:table-row>
            <table:table-row>
              <table:table-cell office:value-type="float" office:value="3200">
                <text:p>3200</text:p>
              </table:table-cell>
              <table:table-cell office:value-type="float" office:value="514250741364.3">
                <text:p>514250741364.3</text:p>
              </table:table-cell>
            </table:table-row>
            <table:table-row>
              <table:table-cell office:value-type="float" office:value="3300">
                <text:p>3300</text:p>
              </table:table-cell>
              <table:table-cell office:value-type="float" office:value="562802417372.8">
                <text:p>562802417372.8</text:p>
              </table:table-cell>
            </table:table-row>
            <table:table-row>
              <table:table-cell office:value-type="float" office:value="3400">
                <text:p>3400</text:p>
              </table:table-cell>
              <table:table-cell office:value-type="float" office:value="643659940432.1">
                <text:p>643659940432.1</text:p>
              </table:table-cell>
            </table:table-row>
            <table:table-row>
              <table:table-cell office:value-type="float" office:value="3500">
                <text:p>3500</text:p>
              </table:table-cell>
              <table:table-cell office:value-type="float" office:value="709117865754.7">
                <text:p>709117865754.7</text:p>
              </table:table-cell>
            </table:table-row>
            <table:table-row>
              <table:table-cell office:value-type="float" office:value="3600">
                <text:p>3600</text:p>
              </table:table-cell>
              <table:table-cell office:value-type="float" office:value="781177997662.6">
                <text:p>781177997662.6</text:p>
              </table:table-cell>
            </table:table-row>
            <table:table-row>
              <table:table-cell office:value-type="float" office:value="3700">
                <text:p>3700</text:p>
              </table:table-cell>
              <table:table-cell office:value-type="float" office:value="804745564442.5">
                <text:p>804745564442.5</text:p>
              </table:table-cell>
            </table:table-row>
            <table:table-row>
              <table:table-cell office:value-type="float" office:value="3800">
                <text:p>3800</text:p>
              </table:table-cell>
              <table:table-cell office:value-type="float" office:value="948223329621.6">
                <text:p>948223329621.6</text:p>
              </table:table-cell>
            </table:table-row>
            <table:table-row>
              <table:table-cell office:value-type="float" office:value="3900">
                <text:p>3900</text:p>
              </table:table-cell>
              <table:table-cell office:value-type="float" office:value="1013088213875.4">
                <text:p>1013088213875.4</text:p>
              </table:table-cell>
            </table:table-row>
            <table:table-row>
              <table:table-cell office:value-type="float" office:value="4000">
                <text:p>4000</text:p>
              </table:table-cell>
              <table:table-cell office:value-type="float" office:value="1135071336967.1">
                <text:p>1135071336967.1</text:p>
              </table:table-cell>
            </table:table-row>
            <table:table-row>
              <table:table-cell office:value-type="float" office:value="4100">
                <text:p>4100</text:p>
              </table:table-cell>
              <table:table-cell office:value-type="float" office:value="1297930027673.4">
                <text:p>1297930027673.4</text:p>
              </table:table-cell>
            </table:table-row>
            <table:table-row>
              <table:table-cell office:value-type="float" office:value="4200">
                <text:p>4200</text:p>
              </table:table-cell>
              <table:table-cell office:value-type="float" office:value="1384115873377.1">
                <text:p>1384115873377.1</text:p>
              </table:table-cell>
            </table:table-row>
            <table:table-row>
              <table:table-cell office:value-type="float" office:value="4300">
                <text:p>4300</text:p>
              </table:table-cell>
              <table:table-cell office:value-type="float" office:value="1508604269798.7">
                <text:p>1508604269798.7</text:p>
              </table:table-cell>
            </table:table-row>
            <table:table-row>
              <table:table-cell office:value-type="float" office:value="4400">
                <text:p>4400</text:p>
              </table:table-cell>
              <table:table-cell office:value-type="float" office:value="1587914644238.6">
                <text:p>1587914644238.6</text:p>
              </table:table-cell>
            </table:table-row>
            <table:table-row>
              <table:table-cell office:value-type="float" office:value="4500">
                <text:p>4500</text:p>
              </table:table-cell>
              <table:table-cell office:value-type="float" office:value="1720730688150.2">
                <text:p>1720730688150.2</text:p>
              </table:table-cell>
            </table:table-row>
            <table:table-row>
              <table:table-cell office:value-type="float" office:value="4600">
                <text:p>4600</text:p>
              </table:table-cell>
              <table:table-cell office:value-type="float" office:value="1884163670202.5">
                <text:p>1884163670202.5</text:p>
              </table:table-cell>
            </table:table-row>
            <table:table-row>
              <table:table-cell office:value-type="float" office:value="4700">
                <text:p>4700</text:p>
              </table:table-cell>
              <table:table-cell office:value-type="float" office:value="1990699027585.5">
                <text:p>1990699027585.5</text:p>
              </table:table-cell>
            </table:table-row>
            <table:table-row>
              <table:table-cell office:value-type="float" office:value="4800">
                <text:p>4800</text:p>
              </table:table-cell>
              <table:table-cell office:value-type="float" office:value="2079864931547.4">
                <text:p>2079864931547.4</text:p>
              </table:table-cell>
            </table:table-row>
            <table:table-row>
              <table:table-cell office:value-type="float" office:value="4900">
                <text:p>4900</text:p>
              </table:table-cell>
              <table:table-cell office:value-type="float" office:value="2314688986707.7">
                <text:p>2314688986707.7</text:p>
              </table:table-cell>
            </table:table-row>
            <table:table-row>
              <table:table-cell office:value-type="float" office:value="5000">
                <text:p>5000</text:p>
              </table:table-cell>
              <table:table-cell office:value-type="float" office:value="2501094265292.2">
                <text:p>250109426529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6.256cm" svg:y="8.4cm" style:legend-expansion="wide" chart:style-name="ch3"/>
        <chart:plot-area chart:style-name="ch4" chart:data-source-has-labels="both" svg:x="1.33cm" svg:y="1.273cm" svg:width="14.35cm" svg:height="5.783cm">
          <chartooo:coordinate-region svg:x="3.248cm" svg:y="1.472cm" svg:width="11.875cm" svg:height="4.937cm"/>
          <chart:axis chart:dimension="x" chart:name="primary-x" chart:style-name="ch5" chartooo:axis-type="auto">
            <chartooo:date-scale/>
            <chart:title svg:x="7.654cm" svg:y="7.235cm" chart:style-name="ch6">
              <text:p>Matrix Size</text:p>
            </chart:title>
            <chart:categories table:cell-range-address="local-table.$A$2:.$A$11"/>
          </chart:axis>
          <chart:axis chart:dimension="y" chart:name="primary-y" chart:style-name="ch5">
            <chart:title svg:x="0.451cm" svg:y="5.663cm" chart:style-name="ch7">
              <text:p>Time to multiply (n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SR</text:p>
              </table:table-cell>
              <table:table-cell office:value-type="string">
                <text:p>ON</text:p>
              </table:table-cell>
            </table:table-row>
          </table:table-header-rows>
          <table:table-rows>
            <table:table-row>
              <table:table-cell office:value-type="float" office:value="100">
                <text:p>100</text:p>
              </table:table-cell>
              <table:table-cell office:value-type="float" office:value="4502352.7">
                <text:p>4502352.7</text:p>
              </table:table-cell>
              <table:table-cell office:value-type="float" office:value="2469930">
                <text:p>2469930</text:p>
              </table:table-cell>
            </table:table-row>
            <table:table-row>
              <table:table-cell office:value-type="float" office:value="200">
                <text:p>200</text:p>
              </table:table-cell>
              <table:table-cell office:value-type="float" office:value="12853287.7">
                <text:p>12853287.7</text:p>
              </table:table-cell>
              <table:table-cell office:value-type="float" office:value="6481590.7">
                <text:p>6481590.7</text:p>
              </table:table-cell>
            </table:table-row>
            <table:table-row>
              <table:table-cell office:value-type="float" office:value="300">
                <text:p>300</text:p>
              </table:table-cell>
              <table:table-cell office:value-type="float" office:value="29981341.2">
                <text:p>29981341.2</text:p>
              </table:table-cell>
              <table:table-cell office:value-type="float" office:value="22620004.2">
                <text:p>22620004.2</text:p>
              </table:table-cell>
            </table:table-row>
            <table:table-row>
              <table:table-cell office:value-type="float" office:value="400">
                <text:p>400</text:p>
              </table:table-cell>
              <table:table-cell office:value-type="float" office:value="65553357.2">
                <text:p>65553357.2</text:p>
              </table:table-cell>
              <table:table-cell office:value-type="float" office:value="40734470.5">
                <text:p>40734470.5</text:p>
              </table:table-cell>
            </table:table-row>
            <table:table-row>
              <table:table-cell office:value-type="float" office:value="500">
                <text:p>500</text:p>
              </table:table-cell>
              <table:table-cell office:value-type="float" office:value="120223343.8">
                <text:p>120223343.8</text:p>
              </table:table-cell>
              <table:table-cell office:value-type="float" office:value="76836955.3">
                <text:p>76836955.3</text:p>
              </table:table-cell>
            </table:table-row>
            <table:table-row>
              <table:table-cell office:value-type="float" office:value="600">
                <text:p>600</text:p>
              </table:table-cell>
              <table:table-cell office:value-type="float" office:value="231815483.9">
                <text:p>231815483.9</text:p>
              </table:table-cell>
              <table:table-cell office:value-type="float" office:value="130690106.1">
                <text:p>130690106.1</text:p>
              </table:table-cell>
            </table:table-row>
            <table:table-row>
              <table:table-cell office:value-type="float" office:value="700">
                <text:p>700</text:p>
              </table:table-cell>
              <table:table-cell office:value-type="float" office:value="348977310.3">
                <text:p>348977310.3</text:p>
              </table:table-cell>
              <table:table-cell office:value-type="float" office:value="207445113.7">
                <text:p>207445113.7</text:p>
              </table:table-cell>
            </table:table-row>
            <table:table-row>
              <table:table-cell office:value-type="float" office:value="800">
                <text:p>800</text:p>
              </table:table-cell>
              <table:table-cell office:value-type="float" office:value="520337425.5">
                <text:p>520337425.5</text:p>
              </table:table-cell>
              <table:table-cell office:value-type="float" office:value="378076383.8">
                <text:p>378076383.8</text:p>
              </table:table-cell>
            </table:table-row>
            <table:table-row>
              <table:table-cell office:value-type="float" office:value="900">
                <text:p>900</text:p>
              </table:table-cell>
              <table:table-cell office:value-type="float" office:value="752479235.1">
                <text:p>752479235.1</text:p>
              </table:table-cell>
              <table:table-cell office:value-type="float" office:value="525868463.5">
                <text:p>525868463.5</text:p>
              </table:table-cell>
            </table:table-row>
            <table:table-row>
              <table:table-cell office:value-type="float" office:value="1000">
                <text:p>1000</text:p>
              </table:table-cell>
              <table:table-cell office:value-type="float" office:value="1045924986.2">
                <text:p>1045924986.2</text:p>
              </table:table-cell>
              <table:table-cell office:value-type="float" office:value="743895348.2">
                <text:p>74389534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6.256cm" svg:y="8.4cm" style:legend-expansion="wide" chart:style-name="ch3"/>
        <chart:plot-area chart:style-name="ch4" chart:data-source-has-labels="both" svg:x="1.33cm" svg:y="1.273cm" svg:width="14.35cm" svg:height="5.783cm">
          <chartooo:coordinate-region svg:x="3.618cm" svg:y="1.273cm" svg:width="12.062cm" svg:height="4.53cm"/>
          <chart:axis chart:dimension="x" chart:name="primary-x" chart:style-name="ch5" chartooo:axis-type="auto">
            <chartooo:date-scale/>
            <chart:title svg:x="7.654cm" svg:y="7.235cm" chart:style-name="ch6">
              <text:p>Matrix Size</text:p>
            </chart:title>
            <chart:categories table:cell-range-address="local-table.$A$2:.$A$51"/>
          </chart:axis>
          <chart:axis chart:dimension="y" chart:name="primary-y" chart:style-name="ch5">
            <chart:title svg:x="0.451cm" svg:y="5.663cm" chart:style-name="ch7">
              <text:p>Time to multiply (n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SR</text:p>
              </table:table-cell>
              <table:table-cell office:value-type="string">
                <text:p>ON</text:p>
              </table:table-cell>
            </table:table-row>
          </table:table-header-rows>
          <table:table-rows>
            <table:table-row>
              <table:table-cell office:value-type="float" office:value="100">
                <text:p>100</text:p>
              </table:table-cell>
              <table:table-cell office:value-type="float" office:value="1422203.2">
                <text:p>1422203.2</text:p>
              </table:table-cell>
              <table:table-cell office:value-type="float" office:value="1343828.7">
                <text:p>1343828.7</text:p>
              </table:table-cell>
            </table:table-row>
            <table:table-row>
              <table:table-cell office:value-type="float" office:value="200">
                <text:p>200</text:p>
              </table:table-cell>
              <table:table-cell office:value-type="float" office:value="1724750">
                <text:p>1724750</text:p>
              </table:table-cell>
              <table:table-cell office:value-type="float" office:value="2060418.9">
                <text:p>2060418.9</text:p>
              </table:table-cell>
            </table:table-row>
            <table:table-row>
              <table:table-cell office:value-type="float" office:value="300">
                <text:p>300</text:p>
              </table:table-cell>
              <table:table-cell office:value-type="float" office:value="2591376.8">
                <text:p>2591376.8</text:p>
              </table:table-cell>
              <table:table-cell office:value-type="float" office:value="6490096.5">
                <text:p>6490096.5</text:p>
              </table:table-cell>
            </table:table-row>
            <table:table-row>
              <table:table-cell office:value-type="float" office:value="400">
                <text:p>400</text:p>
              </table:table-cell>
              <table:table-cell office:value-type="float" office:value="6362004.2">
                <text:p>6362004.2</text:p>
              </table:table-cell>
              <table:table-cell office:value-type="float" office:value="15576136.9">
                <text:p>15576136.9</text:p>
              </table:table-cell>
            </table:table-row>
            <table:table-row>
              <table:table-cell office:value-type="float" office:value="500">
                <text:p>500</text:p>
              </table:table-cell>
              <table:table-cell office:value-type="float" office:value="13331216.1">
                <text:p>13331216.1</text:p>
              </table:table-cell>
              <table:table-cell office:value-type="float" office:value="27772478.2">
                <text:p>27772478.2</text:p>
              </table:table-cell>
            </table:table-row>
            <table:table-row>
              <table:table-cell office:value-type="float" office:value="600">
                <text:p>600</text:p>
              </table:table-cell>
              <table:table-cell office:value-type="float" office:value="19570967.9">
                <text:p>19570967.9</text:p>
              </table:table-cell>
              <table:table-cell office:value-type="float" office:value="46628436.1">
                <text:p>46628436.1</text:p>
              </table:table-cell>
            </table:table-row>
            <table:table-row>
              <table:table-cell office:value-type="float" office:value="700">
                <text:p>700</text:p>
              </table:table-cell>
              <table:table-cell office:value-type="float" office:value="29231394.7">
                <text:p>29231394.7</text:p>
              </table:table-cell>
              <table:table-cell office:value-type="float" office:value="73389406.3">
                <text:p>73389406.3</text:p>
              </table:table-cell>
            </table:table-row>
            <table:table-row>
              <table:table-cell office:value-type="float" office:value="800">
                <text:p>800</text:p>
              </table:table-cell>
              <table:table-cell office:value-type="float" office:value="43084476.5">
                <text:p>43084476.5</text:p>
              </table:table-cell>
              <table:table-cell office:value-type="float" office:value="110844220">
                <text:p>110844220</text:p>
              </table:table-cell>
            </table:table-row>
            <table:table-row>
              <table:table-cell office:value-type="float" office:value="900">
                <text:p>900</text:p>
              </table:table-cell>
              <table:table-cell office:value-type="float" office:value="61369180.2">
                <text:p>61369180.2</text:p>
              </table:table-cell>
              <table:table-cell office:value-type="float" office:value="156883583.9">
                <text:p>156883583.9</text:p>
              </table:table-cell>
            </table:table-row>
            <table:table-row>
              <table:table-cell office:value-type="float" office:value="1000">
                <text:p>1000</text:p>
              </table:table-cell>
              <table:table-cell office:value-type="float" office:value="83934459.8">
                <text:p>83934459.8</text:p>
              </table:table-cell>
              <table:table-cell office:value-type="float" office:value="216493402.6">
                <text:p>216493402.6</text:p>
              </table:table-cell>
            </table:table-row>
            <table:table-row>
              <table:table-cell office:value-type="float" office:value="1100">
                <text:p>1100</text:p>
              </table:table-cell>
              <table:table-cell office:value-type="float" office:value="110648146.7">
                <text:p>110648146.7</text:p>
              </table:table-cell>
              <table:table-cell office:value-type="float" office:value="291475510">
                <text:p>291475510</text:p>
              </table:table-cell>
            </table:table-row>
            <table:table-row>
              <table:table-cell office:value-type="float" office:value="1200">
                <text:p>1200</text:p>
              </table:table-cell>
              <table:table-cell office:value-type="float" office:value="147279515.9">
                <text:p>147279515.9</text:p>
              </table:table-cell>
              <table:table-cell office:value-type="float" office:value="405159916.6">
                <text:p>405159916.6</text:p>
              </table:table-cell>
            </table:table-row>
            <table:table-row>
              <table:table-cell office:value-type="float" office:value="1300">
                <text:p>1300</text:p>
              </table:table-cell>
              <table:table-cell office:value-type="float" office:value="188132487.2">
                <text:p>188132487.2</text:p>
              </table:table-cell>
              <table:table-cell office:value-type="float" office:value="524340988.7">
                <text:p>524340988.7</text:p>
              </table:table-cell>
            </table:table-row>
            <table:table-row>
              <table:table-cell office:value-type="float" office:value="1400">
                <text:p>1400</text:p>
              </table:table-cell>
              <table:table-cell office:value-type="float" office:value="241529989">
                <text:p>241529989</text:p>
              </table:table-cell>
              <table:table-cell office:value-type="float" office:value="694493088.7">
                <text:p>694493088.7</text:p>
              </table:table-cell>
            </table:table-row>
            <table:table-row>
              <table:table-cell office:value-type="float" office:value="1500">
                <text:p>1500</text:p>
              </table:table-cell>
              <table:table-cell office:value-type="float" office:value="302214928.5">
                <text:p>302214928.5</text:p>
              </table:table-cell>
              <table:table-cell office:value-type="float" office:value="834042464.9">
                <text:p>834042464.9</text:p>
              </table:table-cell>
            </table:table-row>
            <table:table-row>
              <table:table-cell office:value-type="float" office:value="1600">
                <text:p>1600</text:p>
              </table:table-cell>
              <table:table-cell office:value-type="float" office:value="379912659.1">
                <text:p>379912659.1</text:p>
              </table:table-cell>
              <table:table-cell office:value-type="float" office:value="1046687138.9">
                <text:p>1046687138.9</text:p>
              </table:table-cell>
            </table:table-row>
            <table:table-row>
              <table:table-cell office:value-type="float" office:value="1700">
                <text:p>1700</text:p>
              </table:table-cell>
              <table:table-cell office:value-type="float" office:value="477509472.2">
                <text:p>477509472.2</text:p>
              </table:table-cell>
              <table:table-cell office:value-type="float" office:value="1288056389.3">
                <text:p>1288056389.3</text:p>
              </table:table-cell>
            </table:table-row>
            <table:table-row>
              <table:table-cell office:value-type="float" office:value="1800">
                <text:p>1800</text:p>
              </table:table-cell>
              <table:table-cell office:value-type="float" office:value="549376181.9">
                <text:p>549376181.9</text:p>
              </table:table-cell>
              <table:table-cell office:value-type="float" office:value="1542132182.8">
                <text:p>1542132182.8</text:p>
              </table:table-cell>
            </table:table-row>
            <table:table-row>
              <table:table-cell office:value-type="float" office:value="1900">
                <text:p>1900</text:p>
              </table:table-cell>
              <table:table-cell office:value-type="float" office:value="676630237.9">
                <text:p>676630237.9</text:p>
              </table:table-cell>
              <table:table-cell office:value-type="float" office:value="1562329820.6">
                <text:p>1562329820.6</text:p>
              </table:table-cell>
            </table:table-row>
            <table:table-row>
              <table:table-cell office:value-type="float" office:value="2000">
                <text:p>2000</text:p>
              </table:table-cell>
              <table:table-cell office:value-type="float" office:value="773071054.8">
                <text:p>773071054.8</text:p>
              </table:table-cell>
              <table:table-cell office:value-type="float" office:value="1758761349.7">
                <text:p>1758761349.7</text:p>
              </table:table-cell>
            </table:table-row>
            <table:table-row>
              <table:table-cell office:value-type="float" office:value="2100">
                <text:p>2100</text:p>
              </table:table-cell>
              <table:table-cell office:value-type="float" office:value="904339958.9">
                <text:p>904339958.9</text:p>
              </table:table-cell>
              <table:table-cell office:value-type="float" office:value="1988632662.4">
                <text:p>1988632662.4</text:p>
              </table:table-cell>
            </table:table-row>
            <table:table-row>
              <table:table-cell office:value-type="float" office:value="2200">
                <text:p>2200</text:p>
              </table:table-cell>
              <table:table-cell office:value-type="float" office:value="1051455546">
                <text:p>1051455546</text:p>
              </table:table-cell>
              <table:table-cell office:value-type="float" office:value="2354850211.5">
                <text:p>2354850211.5</text:p>
              </table:table-cell>
            </table:table-row>
            <table:table-row>
              <table:table-cell office:value-type="float" office:value="2300">
                <text:p>2300</text:p>
              </table:table-cell>
              <table:table-cell office:value-type="float" office:value="1187452616.8">
                <text:p>1187452616.8</text:p>
              </table:table-cell>
              <table:table-cell office:value-type="float" office:value="3051494078.5">
                <text:p>3051494078.5</text:p>
              </table:table-cell>
            </table:table-row>
            <table:table-row>
              <table:table-cell office:value-type="float" office:value="2400">
                <text:p>2400</text:p>
              </table:table-cell>
              <table:table-cell office:value-type="float" office:value="1303897593.4">
                <text:p>1303897593.4</text:p>
              </table:table-cell>
              <table:table-cell office:value-type="float" office:value="2926103070.9">
                <text:p>2926103070.9</text:p>
              </table:table-cell>
            </table:table-row>
            <table:table-row>
              <table:table-cell office:value-type="float" office:value="2500">
                <text:p>2500</text:p>
              </table:table-cell>
              <table:table-cell office:value-type="float" office:value="1547723867.8">
                <text:p>1547723867.8</text:p>
              </table:table-cell>
              <table:table-cell office:value-type="float" office:value="3650069583.9">
                <text:p>3650069583.9</text:p>
              </table:table-cell>
            </table:table-row>
            <table:table-row>
              <table:table-cell office:value-type="float" office:value="2600">
                <text:p>2600</text:p>
              </table:table-cell>
              <table:table-cell office:value-type="float" office:value="1982725261.4">
                <text:p>1982725261.4</text:p>
              </table:table-cell>
              <table:table-cell office:value-type="float" office:value="4467509937.6">
                <text:p>4467509937.6</text:p>
              </table:table-cell>
            </table:table-row>
            <table:table-row>
              <table:table-cell office:value-type="float" office:value="2700">
                <text:p>2700</text:p>
              </table:table-cell>
              <table:table-cell office:value-type="float" office:value="2088277134.5">
                <text:p>2088277134.5</text:p>
              </table:table-cell>
              <table:table-cell office:value-type="float" office:value="4923570229">
                <text:p>4923570229</text:p>
              </table:table-cell>
            </table:table-row>
            <table:table-row>
              <table:table-cell office:value-type="float" office:value="2800">
                <text:p>2800</text:p>
              </table:table-cell>
              <table:table-cell office:value-type="float" office:value="2092384139.2">
                <text:p>2092384139.2</text:p>
              </table:table-cell>
              <table:table-cell office:value-type="float" office:value="5257900974.4">
                <text:p>5257900974.4</text:p>
              </table:table-cell>
            </table:table-row>
            <table:table-row>
              <table:table-cell office:value-type="float" office:value="2900">
                <text:p>2900</text:p>
              </table:table-cell>
              <table:table-cell office:value-type="float" office:value="2350445920.9">
                <text:p>2350445920.9</text:p>
              </table:table-cell>
              <table:table-cell office:value-type="float" office:value="6072900483.1">
                <text:p>6072900483.1</text:p>
              </table:table-cell>
            </table:table-row>
            <table:table-row>
              <table:table-cell office:value-type="float" office:value="3000">
                <text:p>3000</text:p>
              </table:table-cell>
              <table:table-cell office:value-type="float" office:value="2544082879.8">
                <text:p>2544082879.8</text:p>
              </table:table-cell>
              <table:table-cell office:value-type="float" office:value="6652985378.4">
                <text:p>6652985378.4</text:p>
              </table:table-cell>
            </table:table-row>
            <table:table-row>
              <table:table-cell office:value-type="float" office:value="3100">
                <text:p>3100</text:p>
              </table:table-cell>
              <table:table-cell office:value-type="float" office:value="2800916760.6">
                <text:p>2800916760.6</text:p>
              </table:table-cell>
              <table:table-cell office:value-type="float" office:value="7344023884.5">
                <text:p>7344023884.5</text:p>
              </table:table-cell>
            </table:table-row>
            <table:table-row>
              <table:table-cell office:value-type="float" office:value="3200">
                <text:p>3200</text:p>
              </table:table-cell>
              <table:table-cell office:value-type="float" office:value="3109073774.3">
                <text:p>3109073774.3</text:p>
              </table:table-cell>
              <table:table-cell office:value-type="float" office:value="8250419940.8">
                <text:p>8250419940.8</text:p>
              </table:table-cell>
            </table:table-row>
            <table:table-row>
              <table:table-cell office:value-type="float" office:value="3300">
                <text:p>3300</text:p>
              </table:table-cell>
              <table:table-cell office:value-type="float" office:value="3370847093.9">
                <text:p>3370847093.9</text:p>
              </table:table-cell>
              <table:table-cell office:value-type="float" office:value="8505717263.1">
                <text:p>8505717263.1</text:p>
              </table:table-cell>
            </table:table-row>
            <table:table-row>
              <table:table-cell office:value-type="float" office:value="3400">
                <text:p>3400</text:p>
              </table:table-cell>
              <table:table-cell office:value-type="float" office:value="3694194925.8">
                <text:p>3694194925.8</text:p>
              </table:table-cell>
              <table:table-cell office:value-type="float" office:value="9496965318.4">
                <text:p>9496965318.4</text:p>
              </table:table-cell>
            </table:table-row>
            <table:table-row>
              <table:table-cell office:value-type="float" office:value="3500">
                <text:p>3500</text:p>
              </table:table-cell>
              <table:table-cell office:value-type="float" office:value="4017407220.5">
                <text:p>4017407220.5</text:p>
              </table:table-cell>
              <table:table-cell office:value-type="float" office:value="9010466380.8">
                <text:p>9010466380.8</text:p>
              </table:table-cell>
            </table:table-row>
            <table:table-row>
              <table:table-cell office:value-type="float" office:value="3600">
                <text:p>3600</text:p>
              </table:table-cell>
              <table:table-cell office:value-type="float" office:value="4285229350.3">
                <text:p>4285229350.3</text:p>
              </table:table-cell>
              <table:table-cell office:value-type="float" office:value="9533056264.7">
                <text:p>9533056264.7</text:p>
              </table:table-cell>
            </table:table-row>
            <table:table-row>
              <table:table-cell office:value-type="float" office:value="3700">
                <text:p>3700</text:p>
              </table:table-cell>
              <table:table-cell office:value-type="float" office:value="4648779706.9">
                <text:p>4648779706.9</text:p>
              </table:table-cell>
              <table:table-cell office:value-type="float" office:value="12225389669.4">
                <text:p>12225389669.4</text:p>
              </table:table-cell>
            </table:table-row>
            <table:table-row>
              <table:table-cell office:value-type="float" office:value="3800">
                <text:p>3800</text:p>
              </table:table-cell>
              <table:table-cell office:value-type="float" office:value="5245684433.9">
                <text:p>5245684433.9</text:p>
              </table:table-cell>
              <table:table-cell office:value-type="float" office:value="13454879513.7">
                <text:p>13454879513.7</text:p>
              </table:table-cell>
            </table:table-row>
            <table:table-row>
              <table:table-cell office:value-type="float" office:value="3900">
                <text:p>3900</text:p>
              </table:table-cell>
              <table:table-cell office:value-type="float" office:value="5373524196.4">
                <text:p>5373524196.4</text:p>
              </table:table-cell>
              <table:table-cell office:value-type="float" office:value="14924385957.2">
                <text:p>14924385957.2</text:p>
              </table:table-cell>
            </table:table-row>
            <table:table-row>
              <table:table-cell office:value-type="float" office:value="4000">
                <text:p>4000</text:p>
              </table:table-cell>
              <table:table-cell office:value-type="float" office:value="6016396838">
                <text:p>6016396838</text:p>
              </table:table-cell>
              <table:table-cell office:value-type="float" office:value="14962904923.6">
                <text:p>14962904923.6</text:p>
              </table:table-cell>
            </table:table-row>
            <table:table-row>
              <table:table-cell office:value-type="float" office:value="4100">
                <text:p>4100</text:p>
              </table:table-cell>
              <table:table-cell office:value-type="float" office:value="6676907465.9">
                <text:p>6676907465.9</text:p>
              </table:table-cell>
              <table:table-cell office:value-type="float" office:value="17055617329.5">
                <text:p>17055617329.5</text:p>
              </table:table-cell>
            </table:table-row>
            <table:table-row>
              <table:table-cell office:value-type="float" office:value="4200">
                <text:p>4200</text:p>
              </table:table-cell>
              <table:table-cell office:value-type="float" office:value="7112275358.8">
                <text:p>7112275358.8</text:p>
              </table:table-cell>
              <table:table-cell office:value-type="float" office:value="18019120320.9">
                <text:p>18019120320.9</text:p>
              </table:table-cell>
            </table:table-row>
            <table:table-row>
              <table:table-cell office:value-type="float" office:value="4300">
                <text:p>4300</text:p>
              </table:table-cell>
              <table:table-cell office:value-type="float" office:value="7436475297.7">
                <text:p>7436475297.7</text:p>
              </table:table-cell>
              <table:table-cell office:value-type="float" office:value="19594718533.2">
                <text:p>19594718533.2</text:p>
              </table:table-cell>
            </table:table-row>
            <table:table-row>
              <table:table-cell office:value-type="float" office:value="4400">
                <text:p>4400</text:p>
              </table:table-cell>
              <table:table-cell office:value-type="float" office:value="8454854429.2">
                <text:p>8454854429.2</text:p>
              </table:table-cell>
              <table:table-cell office:value-type="float" office:value="20153958088.4">
                <text:p>20153958088.4</text:p>
              </table:table-cell>
            </table:table-row>
            <table:table-row>
              <table:table-cell office:value-type="float" office:value="4500">
                <text:p>4500</text:p>
              </table:table-cell>
              <table:table-cell office:value-type="float" office:value="8427767133.4">
                <text:p>8427767133.4</text:p>
              </table:table-cell>
              <table:table-cell office:value-type="float" office:value="21716732200.9">
                <text:p>21716732200.9</text:p>
              </table:table-cell>
            </table:table-row>
            <table:table-row>
              <table:table-cell office:value-type="float" office:value="4600">
                <text:p>4600</text:p>
              </table:table-cell>
              <table:table-cell office:value-type="float" office:value="9810404058.6">
                <text:p>9810404058.6</text:p>
              </table:table-cell>
              <table:table-cell office:value-type="float" office:value="23590176049.3">
                <text:p>23590176049.3</text:p>
              </table:table-cell>
            </table:table-row>
            <table:table-row>
              <table:table-cell office:value-type="float" office:value="4700">
                <text:p>4700</text:p>
              </table:table-cell>
              <table:table-cell office:value-type="float" office:value="10318695278.6">
                <text:p>10318695278.6</text:p>
              </table:table-cell>
              <table:table-cell office:value-type="float" office:value="22545279191">
                <text:p>22545279191</text:p>
              </table:table-cell>
            </table:table-row>
            <table:table-row>
              <table:table-cell office:value-type="float" office:value="4800">
                <text:p>4800</text:p>
              </table:table-cell>
              <table:table-cell office:value-type="float" office:value="10675915157.5">
                <text:p>10675915157.5</text:p>
              </table:table-cell>
              <table:table-cell office:value-type="float" office:value="25209688095.7">
                <text:p>25209688095.7</text:p>
              </table:table-cell>
            </table:table-row>
            <table:table-row>
              <table:table-cell office:value-type="float" office:value="4900">
                <text:p>4900</text:p>
              </table:table-cell>
              <table:table-cell office:value-type="float" office:value="11126417717.9">
                <text:p>11126417717.9</text:p>
              </table:table-cell>
              <table:table-cell office:value-type="float" office:value="28228133313.5">
                <text:p>28228133313.5</text:p>
              </table:table-cell>
            </table:table-row>
            <table:table-row>
              <table:table-cell office:value-type="float" office:value="5000">
                <text:p>5000</text:p>
              </table:table-cell>
              <table:table-cell office:value-type="float" office:value="10681933972.1">
                <text:p>10681933972.1</text:p>
              </table:table-cell>
              <table:table-cell office:value-type="float" office:value="30074489559.2">
                <text:p>3007448955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6.256cm" svg:y="8.4cm" style:legend-expansion="wide" chart:style-name="ch3"/>
        <chart:plot-area chart:style-name="ch4" chart:data-source-has-labels="both" svg:x="1.33cm" svg:y="1.273cm" svg:width="14.35cm" svg:height="5.783cm">
          <chartooo:coordinate-region svg:x="3.618cm" svg:y="1.273cm" svg:width="12.062cm" svg:height="4.53cm"/>
          <chart:axis chart:dimension="x" chart:name="primary-x" chart:style-name="ch5" chartooo:axis-type="auto">
            <chartooo:date-scale/>
            <chart:title svg:x="7.654cm" svg:y="7.235cm" chart:style-name="ch6">
              <text:p>Matrix Size</text:p>
            </chart:title>
            <chart:categories table:cell-range-address="local-table.$A$2:.$A$51"/>
          </chart:axis>
          <chart:axis chart:dimension="y" chart:name="primary-y" chart:style-name="ch5">
            <chart:title svg:x="0.451cm" svg:y="5.663cm" chart:style-name="ch7">
              <text:p>Time to multiply (n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SR</text:p>
              </table:table-cell>
              <table:table-cell office:value-type="string">
                <text:p>ON</text:p>
              </table:table-cell>
            </table:table-row>
          </table:table-header-rows>
          <table:table-rows>
            <table:table-row>
              <table:table-cell office:value-type="float" office:value="100">
                <text:p>100</text:p>
              </table:table-cell>
              <table:table-cell office:value-type="float" office:value="973200">
                <text:p>973200</text:p>
              </table:table-cell>
              <table:table-cell office:value-type="float" office:value="1480523.7">
                <text:p>1480523.7</text:p>
              </table:table-cell>
            </table:table-row>
            <table:table-row>
              <table:table-cell office:value-type="float" office:value="200">
                <text:p>200</text:p>
              </table:table-cell>
              <table:table-cell office:value-type="float" office:value="1442815.8">
                <text:p>1442815.8</text:p>
              </table:table-cell>
              <table:table-cell office:value-type="float" office:value="2673945.9">
                <text:p>2673945.9</text:p>
              </table:table-cell>
            </table:table-row>
            <table:table-row>
              <table:table-cell office:value-type="float" office:value="300">
                <text:p>300</text:p>
              </table:table-cell>
              <table:table-cell office:value-type="float" office:value="3890933.5">
                <text:p>3890933.5</text:p>
              </table:table-cell>
              <table:table-cell office:value-type="float" office:value="8267480.4">
                <text:p>8267480.4</text:p>
              </table:table-cell>
            </table:table-row>
            <table:table-row>
              <table:table-cell office:value-type="float" office:value="400">
                <text:p>400</text:p>
              </table:table-cell>
              <table:table-cell office:value-type="float" office:value="9037878.4">
                <text:p>9037878.4</text:p>
              </table:table-cell>
              <table:table-cell office:value-type="float" office:value="20201872.3">
                <text:p>20201872.3</text:p>
              </table:table-cell>
            </table:table-row>
            <table:table-row>
              <table:table-cell office:value-type="float" office:value="500">
                <text:p>500</text:p>
              </table:table-cell>
              <table:table-cell office:value-type="float" office:value="18398231.6">
                <text:p>18398231.6</text:p>
              </table:table-cell>
              <table:table-cell office:value-type="float" office:value="37071514.3">
                <text:p>37071514.3</text:p>
              </table:table-cell>
            </table:table-row>
            <table:table-row>
              <table:table-cell office:value-type="float" office:value="600">
                <text:p>600</text:p>
              </table:table-cell>
              <table:table-cell office:value-type="float" office:value="30573860.9">
                <text:p>30573860.9</text:p>
              </table:table-cell>
              <table:table-cell office:value-type="float" office:value="64803367.3">
                <text:p>64803367.3</text:p>
              </table:table-cell>
            </table:table-row>
            <table:table-row>
              <table:table-cell office:value-type="float" office:value="700">
                <text:p>700</text:p>
              </table:table-cell>
              <table:table-cell office:value-type="float" office:value="46462261.4">
                <text:p>46462261.4</text:p>
              </table:table-cell>
              <table:table-cell office:value-type="float" office:value="98218444.9">
                <text:p>98218444.9</text:p>
              </table:table-cell>
            </table:table-row>
            <table:table-row>
              <table:table-cell office:value-type="float" office:value="800">
                <text:p>800</text:p>
              </table:table-cell>
              <table:table-cell office:value-type="float" office:value="67337781.1">
                <text:p>67337781.1</text:p>
              </table:table-cell>
              <table:table-cell office:value-type="float" office:value="143964473.9">
                <text:p>143964473.9</text:p>
              </table:table-cell>
            </table:table-row>
            <table:table-row>
              <table:table-cell office:value-type="float" office:value="900">
                <text:p>900</text:p>
              </table:table-cell>
              <table:table-cell office:value-type="float" office:value="95228004">
                <text:p>95228004</text:p>
              </table:table-cell>
              <table:table-cell office:value-type="float" office:value="201352338.8">
                <text:p>201352338.8</text:p>
              </table:table-cell>
            </table:table-row>
            <table:table-row>
              <table:table-cell office:value-type="float" office:value="1000">
                <text:p>1000</text:p>
              </table:table-cell>
              <table:table-cell office:value-type="float" office:value="130938274.7">
                <text:p>130938274.7</text:p>
              </table:table-cell>
              <table:table-cell office:value-type="float" office:value="284235296.2">
                <text:p>284235296.2</text:p>
              </table:table-cell>
            </table:table-row>
            <table:table-row>
              <table:table-cell office:value-type="float" office:value="1100">
                <text:p>1100</text:p>
              </table:table-cell>
              <table:table-cell office:value-type="float" office:value="198448731.7">
                <text:p>198448731.7</text:p>
              </table:table-cell>
              <table:table-cell office:value-type="float" office:value="410538822.3">
                <text:p>410538822.3</text:p>
              </table:table-cell>
            </table:table-row>
            <table:table-row>
              <table:table-cell office:value-type="float" office:value="1200">
                <text:p>1200</text:p>
              </table:table-cell>
              <table:table-cell office:value-type="float" office:value="260722377.3">
                <text:p>260722377.3</text:p>
              </table:table-cell>
              <table:table-cell office:value-type="float" office:value="507549182.6">
                <text:p>507549182.6</text:p>
              </table:table-cell>
            </table:table-row>
            <table:table-row>
              <table:table-cell office:value-type="float" office:value="1300">
                <text:p>1300</text:p>
              </table:table-cell>
              <table:table-cell office:value-type="float" office:value="313374374.8">
                <text:p>313374374.8</text:p>
              </table:table-cell>
              <table:table-cell office:value-type="float" office:value="656196421.9">
                <text:p>656196421.9</text:p>
              </table:table-cell>
            </table:table-row>
            <table:table-row>
              <table:table-cell office:value-type="float" office:value="1400">
                <text:p>1400</text:p>
              </table:table-cell>
              <table:table-cell office:value-type="float" office:value="392565206.2">
                <text:p>392565206.2</text:p>
              </table:table-cell>
              <table:table-cell office:value-type="float" office:value="834932561.6">
                <text:p>834932561.6</text:p>
              </table:table-cell>
            </table:table-row>
            <table:table-row>
              <table:table-cell office:value-type="float" office:value="1500">
                <text:p>1500</text:p>
              </table:table-cell>
              <table:table-cell office:value-type="float" office:value="470986373.5">
                <text:p>470986373.5</text:p>
              </table:table-cell>
              <table:table-cell office:value-type="float" office:value="1175679967.7">
                <text:p>1175679967.7</text:p>
              </table:table-cell>
            </table:table-row>
            <table:table-row>
              <table:table-cell office:value-type="float" office:value="1600">
                <text:p>1600</text:p>
              </table:table-cell>
              <table:table-cell office:value-type="float" office:value="720866892.7">
                <text:p>720866892.7</text:p>
              </table:table-cell>
              <table:table-cell office:value-type="float" office:value="1296058827.8">
                <text:p>1296058827.8</text:p>
              </table:table-cell>
            </table:table-row>
            <table:table-row>
              <table:table-cell office:value-type="float" office:value="1700">
                <text:p>1700</text:p>
              </table:table-cell>
              <table:table-cell office:value-type="float" office:value="909294007.2">
                <text:p>909294007.2</text:p>
              </table:table-cell>
              <table:table-cell office:value-type="float" office:value="1621197611.7">
                <text:p>1621197611.7</text:p>
              </table:table-cell>
            </table:table-row>
            <table:table-row>
              <table:table-cell office:value-type="float" office:value="1800">
                <text:p>1800</text:p>
              </table:table-cell>
              <table:table-cell office:value-type="float" office:value="906317271.6">
                <text:p>906317271.6</text:p>
              </table:table-cell>
              <table:table-cell office:value-type="float" office:value="2051362090.9">
                <text:p>2051362090.9</text:p>
              </table:table-cell>
            </table:table-row>
            <table:table-row>
              <table:table-cell office:value-type="float" office:value="1900">
                <text:p>1900</text:p>
              </table:table-cell>
              <table:table-cell office:value-type="float" office:value="1090279567">
                <text:p>1090279567</text:p>
              </table:table-cell>
              <table:table-cell office:value-type="float" office:value="2098871419">
                <text:p>2098871419</text:p>
              </table:table-cell>
            </table:table-row>
            <table:table-row>
              <table:table-cell office:value-type="float" office:value="2000">
                <text:p>2000</text:p>
              </table:table-cell>
              <table:table-cell office:value-type="float" office:value="1276868884">
                <text:p>1276868884</text:p>
              </table:table-cell>
              <table:table-cell office:value-type="float" office:value="2462256962.8">
                <text:p>2462256962.8</text:p>
              </table:table-cell>
            </table:table-row>
            <table:table-row>
              <table:table-cell office:value-type="float" office:value="2100">
                <text:p>2100</text:p>
              </table:table-cell>
              <table:table-cell office:value-type="float" office:value="1503178606.4">
                <text:p>1503178606.4</text:p>
              </table:table-cell>
              <table:table-cell office:value-type="float" office:value="2798538349.5">
                <text:p>2798538349.5</text:p>
              </table:table-cell>
            </table:table-row>
            <table:table-row>
              <table:table-cell office:value-type="float" office:value="2200">
                <text:p>2200</text:p>
              </table:table-cell>
              <table:table-cell office:value-type="float" office:value="1719756042.4">
                <text:p>1719756042.4</text:p>
              </table:table-cell>
              <table:table-cell office:value-type="float" office:value="3247384194.2">
                <text:p>3247384194.2</text:p>
              </table:table-cell>
            </table:table-row>
            <table:table-row>
              <table:table-cell office:value-type="float" office:value="2300">
                <text:p>2300</text:p>
              </table:table-cell>
              <table:table-cell office:value-type="float" office:value="1953016335.8">
                <text:p>1953016335.8</text:p>
              </table:table-cell>
              <table:table-cell office:value-type="float" office:value="3676130263.9">
                <text:p>3676130263.9</text:p>
              </table:table-cell>
            </table:table-row>
            <table:table-row>
              <table:table-cell office:value-type="float" office:value="2400">
                <text:p>2400</text:p>
              </table:table-cell>
              <table:table-cell office:value-type="float" office:value="2267509419">
                <text:p>2267509419</text:p>
              </table:table-cell>
              <table:table-cell office:value-type="float" office:value="3855240949.5">
                <text:p>3855240949.5</text:p>
              </table:table-cell>
            </table:table-row>
            <table:table-row>
              <table:table-cell office:value-type="float" office:value="2500">
                <text:p>2500</text:p>
              </table:table-cell>
              <table:table-cell office:value-type="float" office:value="2591414826">
                <text:p>2591414826</text:p>
              </table:table-cell>
              <table:table-cell office:value-type="float" office:value="4530913437.8">
                <text:p>4530913437.8</text:p>
              </table:table-cell>
            </table:table-row>
            <table:table-row>
              <table:table-cell office:value-type="float" office:value="2600">
                <text:p>2600</text:p>
              </table:table-cell>
              <table:table-cell office:value-type="float" office:value="2782999467.9">
                <text:p>2782999467.9</text:p>
              </table:table-cell>
              <table:table-cell office:value-type="float" office:value="5283338187.2">
                <text:p>5283338187.2</text:p>
              </table:table-cell>
            </table:table-row>
            <table:table-row>
              <table:table-cell office:value-type="float" office:value="2700">
                <text:p>2700</text:p>
              </table:table-cell>
              <table:table-cell office:value-type="float" office:value="3274779623">
                <text:p>3274779623</text:p>
              </table:table-cell>
              <table:table-cell office:value-type="float" office:value="5837977355">
                <text:p>5837977355</text:p>
              </table:table-cell>
            </table:table-row>
            <table:table-row>
              <table:table-cell office:value-type="float" office:value="2800">
                <text:p>2800</text:p>
              </table:table-cell>
              <table:table-cell office:value-type="float" office:value="3688662374.7">
                <text:p>3688662374.7</text:p>
              </table:table-cell>
              <table:table-cell office:value-type="float" office:value="6450488467.8">
                <text:p>6450488467.8</text:p>
              </table:table-cell>
            </table:table-row>
            <table:table-row>
              <table:table-cell office:value-type="float" office:value="2900">
                <text:p>2900</text:p>
              </table:table-cell>
              <table:table-cell office:value-type="float" office:value="3851812317.5">
                <text:p>3851812317.5</text:p>
              </table:table-cell>
              <table:table-cell office:value-type="float" office:value="7257765609.6">
                <text:p>7257765609.6</text:p>
              </table:table-cell>
            </table:table-row>
            <table:table-row>
              <table:table-cell office:value-type="float" office:value="3000">
                <text:p>3000</text:p>
              </table:table-cell>
              <table:table-cell office:value-type="float" office:value="4651792534.3">
                <text:p>4651792534.3</text:p>
              </table:table-cell>
              <table:table-cell office:value-type="float" office:value="9020468158.8">
                <text:p>9020468158.8</text:p>
              </table:table-cell>
            </table:table-row>
            <table:table-row>
              <table:table-cell office:value-type="float" office:value="3100">
                <text:p>3100</text:p>
              </table:table-cell>
              <table:table-cell office:value-type="float" office:value="4888815004">
                <text:p>4888815004</text:p>
              </table:table-cell>
              <table:table-cell office:value-type="float" office:value="9650493347.6">
                <text:p>9650493347.6</text:p>
              </table:table-cell>
            </table:table-row>
            <table:table-row>
              <table:table-cell office:value-type="float" office:value="3200">
                <text:p>3200</text:p>
              </table:table-cell>
              <table:table-cell office:value-type="float" office:value="4946284618.7">
                <text:p>4946284618.7</text:p>
              </table:table-cell>
              <table:table-cell office:value-type="float" office:value="10595326390.9">
                <text:p>10595326390.9</text:p>
              </table:table-cell>
            </table:table-row>
            <table:table-row>
              <table:table-cell office:value-type="float" office:value="3300">
                <text:p>3300</text:p>
              </table:table-cell>
              <table:table-cell office:value-type="float" office:value="5253995532.8">
                <text:p>5253995532.8</text:p>
              </table:table-cell>
              <table:table-cell office:value-type="float" office:value="11418129815.7">
                <text:p>11418129815.7</text:p>
              </table:table-cell>
            </table:table-row>
            <table:table-row>
              <table:table-cell office:value-type="float" office:value="3400">
                <text:p>3400</text:p>
              </table:table-cell>
              <table:table-cell office:value-type="float" office:value="6111596021.5">
                <text:p>6111596021.5</text:p>
              </table:table-cell>
              <table:table-cell office:value-type="float" office:value="12068902716.5">
                <text:p>12068902716.5</text:p>
              </table:table-cell>
            </table:table-row>
            <table:table-row>
              <table:table-cell office:value-type="float" office:value="3500">
                <text:p>3500</text:p>
              </table:table-cell>
              <table:table-cell office:value-type="float" office:value="6332461298.5">
                <text:p>6332461298.5</text:p>
              </table:table-cell>
              <table:table-cell office:value-type="float" office:value="13446534650.4">
                <text:p>13446534650.4</text:p>
              </table:table-cell>
            </table:table-row>
            <table:table-row>
              <table:table-cell office:value-type="float" office:value="3600">
                <text:p>3600</text:p>
              </table:table-cell>
              <table:table-cell office:value-type="float" office:value="7162621524.4">
                <text:p>7162621524.4</text:p>
              </table:table-cell>
              <table:table-cell office:value-type="float" office:value="13886728465.8">
                <text:p>13886728465.8</text:p>
              </table:table-cell>
            </table:table-row>
            <table:table-row>
              <table:table-cell office:value-type="float" office:value="3700">
                <text:p>3700</text:p>
              </table:table-cell>
              <table:table-cell office:value-type="float" office:value="7670210020.8">
                <text:p>7670210020.8</text:p>
              </table:table-cell>
              <table:table-cell office:value-type="float" office:value="15909408959.4">
                <text:p>15909408959.4</text:p>
              </table:table-cell>
            </table:table-row>
            <table:table-row>
              <table:table-cell office:value-type="float" office:value="3800">
                <text:p>3800</text:p>
              </table:table-cell>
              <table:table-cell office:value-type="float" office:value="8148637420">
                <text:p>8148637420</text:p>
              </table:table-cell>
              <table:table-cell office:value-type="float" office:value="17384863018.8">
                <text:p>17384863018.8</text:p>
              </table:table-cell>
            </table:table-row>
            <table:table-row>
              <table:table-cell office:value-type="float" office:value="3900">
                <text:p>3900</text:p>
              </table:table-cell>
              <table:table-cell office:value-type="float" office:value="9041152963.8">
                <text:p>9041152963.8</text:p>
              </table:table-cell>
              <table:table-cell office:value-type="float" office:value="17174552486.9">
                <text:p>17174552486.9</text:p>
              </table:table-cell>
            </table:table-row>
            <table:table-row>
              <table:table-cell office:value-type="float" office:value="4000">
                <text:p>4000</text:p>
              </table:table-cell>
              <table:table-cell office:value-type="float" office:value="10704086155.7">
                <text:p>10704086155.7</text:p>
              </table:table-cell>
              <table:table-cell office:value-type="float" office:value="17709472829.5">
                <text:p>17709472829.5</text:p>
              </table:table-cell>
            </table:table-row>
            <table:table-row>
              <table:table-cell office:value-type="float" office:value="4100">
                <text:p>4100</text:p>
              </table:table-cell>
              <table:table-cell office:value-type="float" office:value="11096831579">
                <text:p>11096831579</text:p>
              </table:table-cell>
              <table:table-cell office:value-type="float" office:value="19053790108.4">
                <text:p>19053790108.4</text:p>
              </table:table-cell>
            </table:table-row>
            <table:table-row>
              <table:table-cell office:value-type="float" office:value="4200">
                <text:p>4200</text:p>
              </table:table-cell>
              <table:table-cell office:value-type="float" office:value="11890281144.9">
                <text:p>11890281144.9</text:p>
              </table:table-cell>
              <table:table-cell office:value-type="float" office:value="21284024074.6">
                <text:p>21284024074.6</text:p>
              </table:table-cell>
            </table:table-row>
            <table:table-row>
              <table:table-cell office:value-type="float" office:value="4300">
                <text:p>4300</text:p>
              </table:table-cell>
              <table:table-cell office:value-type="float" office:value="13015495893.4">
                <text:p>13015495893.4</text:p>
              </table:table-cell>
              <table:table-cell office:value-type="float" office:value="23950552134.9">
                <text:p>23950552134.9</text:p>
              </table:table-cell>
            </table:table-row>
            <table:table-row>
              <table:table-cell office:value-type="float" office:value="4400">
                <text:p>4400</text:p>
              </table:table-cell>
              <table:table-cell office:value-type="float" office:value="13507686273.4">
                <text:p>13507686273.4</text:p>
              </table:table-cell>
              <table:table-cell office:value-type="float" office:value="25579338008.4">
                <text:p>25579338008.4</text:p>
              </table:table-cell>
            </table:table-row>
            <table:table-row>
              <table:table-cell office:value-type="float" office:value="4500">
                <text:p>4500</text:p>
              </table:table-cell>
              <table:table-cell office:value-type="float" office:value="14361862203.4">
                <text:p>14361862203.4</text:p>
              </table:table-cell>
              <table:table-cell office:value-type="float" office:value="24568111062.5">
                <text:p>24568111062.5</text:p>
              </table:table-cell>
            </table:table-row>
            <table:table-row>
              <table:table-cell office:value-type="float" office:value="4600">
                <text:p>4600</text:p>
              </table:table-cell>
              <table:table-cell office:value-type="float" office:value="16371054740.8">
                <text:p>16371054740.8</text:p>
              </table:table-cell>
              <table:table-cell office:value-type="float" office:value="25702413938.3">
                <text:p>25702413938.3</text:p>
              </table:table-cell>
            </table:table-row>
            <table:table-row>
              <table:table-cell office:value-type="float" office:value="4700">
                <text:p>4700</text:p>
              </table:table-cell>
              <table:table-cell office:value-type="float" office:value="16058373611.9">
                <text:p>16058373611.9</text:p>
              </table:table-cell>
              <table:table-cell office:value-type="float" office:value="27246915904.1">
                <text:p>27246915904.1</text:p>
              </table:table-cell>
            </table:table-row>
            <table:table-row>
              <table:table-cell office:value-type="float" office:value="4800">
                <text:p>4800</text:p>
              </table:table-cell>
              <table:table-cell office:value-type="float" office:value="17162266542.8">
                <text:p>17162266542.8</text:p>
              </table:table-cell>
              <table:table-cell office:value-type="float" office:value="27734677456.4">
                <text:p>27734677456.4</text:p>
              </table:table-cell>
            </table:table-row>
            <table:table-row>
              <table:table-cell office:value-type="float" office:value="4900">
                <text:p>4900</text:p>
              </table:table-cell>
              <table:table-cell office:value-type="float" office:value="19520178780.1">
                <text:p>19520178780.1</text:p>
              </table:table-cell>
              <table:table-cell office:value-type="float" office:value="31206944573.1">
                <text:p>31206944573.1</text:p>
              </table:table-cell>
            </table:table-row>
            <table:table-row>
              <table:table-cell office:value-type="float" office:value="5000">
                <text:p>5000</text:p>
              </table:table-cell>
              <table:table-cell office:value-type="float" office:value="20925717569.5">
                <text:p>20925717569.5</text:p>
              </table:table-cell>
              <table:table-cell office:value-type="float" office:value="33196157731.7">
                <text:p>33196157731.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3.189cm" svg:y="7.902cm" style:legend-expansion="wide" chart:style-name="ch3"/>
        <chart:plot-area chart:style-name="ch4" chart:data-source-has-labels="both" svg:x="1.33cm" svg:y="1.273cm" svg:width="14.35cm" svg:height="5.285cm">
          <chartooo:coordinate-region svg:x="3.804cm" svg:y="1.273cm" svg:width="11.876cm" svg:height="4.032cm"/>
          <chart:axis chart:dimension="x" chart:name="primary-x" chart:style-name="ch5" chartooo:axis-type="auto">
            <chartooo:date-scale/>
            <chart:title svg:x="7.654cm" svg:y="6.737cm" chart:style-name="ch6">
              <text:p>Matrix Size</text:p>
            </chart:title>
            <chart:categories table:cell-range-address="local-table.$A$2:.$A$51"/>
          </chart:axis>
          <chart:axis chart:dimension="y" chart:name="primary-y" chart:style-name="ch5">
            <chart:title svg:x="0.451cm" svg:y="5.414cm" chart:style-name="ch7">
              <text:p>Time to multiply (n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density = 1</text:p>
              </table:table-cell>
              <table:table-cell office:value-type="string">
                <text:p>density = 0.4</text:p>
              </table:table-cell>
              <table:table-cell office:value-type="string">
                <text:p>density = 0.3</text:p>
              </table:table-cell>
              <table:table-cell office:value-type="string">
                <text:p>density = 0.1</text:p>
              </table:table-cell>
              <table:table-cell office:value-type="string">
                <text:p>density = 0.01</text:p>
              </table:table-cell>
            </table:table-row>
          </table:table-header-rows>
          <table:table-rows>
            <table:table-row>
              <table:table-cell office:value-type="float" office:value="100">
                <text:p>100</text:p>
              </table:table-cell>
              <table:table-cell office:value-type="float" office:value="2583509.4">
                <text:p>2583509.4</text:p>
              </table:table-cell>
              <table:table-cell office:value-type="float" office:value="973200">
                <text:p>973200</text:p>
              </table:table-cell>
              <table:table-cell office:value-type="float" office:value="1422203.2">
                <text:p>1422203.2</text:p>
              </table:table-cell>
              <table:table-cell office:value-type="float" office:value="241147.2">
                <text:p>241147.2</text:p>
              </table:table-cell>
              <table:table-cell office:value-type="float" office:value="40803.7">
                <text:p>40803.7</text:p>
              </table:table-cell>
            </table:table-row>
            <table:table-row>
              <table:table-cell office:value-type="float" office:value="200">
                <text:p>200</text:p>
              </table:table-cell>
              <table:table-cell office:value-type="float" office:value="9390522.2">
                <text:p>9390522.2</text:p>
              </table:table-cell>
              <table:table-cell office:value-type="float" office:value="1442815.8">
                <text:p>1442815.8</text:p>
              </table:table-cell>
              <table:table-cell office:value-type="float" office:value="1724750">
                <text:p>1724750</text:p>
              </table:table-cell>
              <table:table-cell office:value-type="float" office:value="343311.3">
                <text:p>343311.3</text:p>
              </table:table-cell>
              <table:table-cell office:value-type="float" office:value="106283.5">
                <text:p>106283.5</text:p>
              </table:table-cell>
            </table:table-row>
            <table:table-row>
              <table:table-cell office:value-type="float" office:value="300">
                <text:p>300</text:p>
              </table:table-cell>
              <table:table-cell office:value-type="float" office:value="25947866.1">
                <text:p>25947866.1</text:p>
              </table:table-cell>
              <table:table-cell office:value-type="float" office:value="3890933.5">
                <text:p>3890933.5</text:p>
              </table:table-cell>
              <table:table-cell office:value-type="float" office:value="2591376.8">
                <text:p>2591376.8</text:p>
              </table:table-cell>
              <table:table-cell office:value-type="float" office:value="725430.6">
                <text:p>725430.6</text:p>
              </table:table-cell>
              <table:table-cell office:value-type="float" office:value="192678.5">
                <text:p>192678.5</text:p>
              </table:table-cell>
            </table:table-row>
            <table:table-row>
              <table:table-cell office:value-type="float" office:value="400">
                <text:p>400</text:p>
              </table:table-cell>
              <table:table-cell office:value-type="float" office:value="55853088.5">
                <text:p>55853088.5</text:p>
              </table:table-cell>
              <table:table-cell office:value-type="float" office:value="9037878.4">
                <text:p>9037878.4</text:p>
              </table:table-cell>
              <table:table-cell office:value-type="float" office:value="6362004.2">
                <text:p>6362004.2</text:p>
              </table:table-cell>
              <table:table-cell office:value-type="float" office:value="1064661.6">
                <text:p>1064661.6</text:p>
              </table:table-cell>
              <table:table-cell office:value-type="float" office:value="278543.2">
                <text:p>278543.2</text:p>
              </table:table-cell>
            </table:table-row>
            <table:table-row>
              <table:table-cell office:value-type="float" office:value="500">
                <text:p>500</text:p>
              </table:table-cell>
              <table:table-cell office:value-type="float" office:value="109372044.4">
                <text:p>109372044.4</text:p>
              </table:table-cell>
              <table:table-cell office:value-type="float" office:value="18398231.6">
                <text:p>18398231.6</text:p>
              </table:table-cell>
              <table:table-cell office:value-type="float" office:value="13331216.1">
                <text:p>13331216.1</text:p>
              </table:table-cell>
              <table:table-cell office:value-type="float" office:value="2966110.6">
                <text:p>2966110.6</text:p>
              </table:table-cell>
              <table:table-cell office:value-type="float" office:value="350298.9">
                <text:p>350298.9</text:p>
              </table:table-cell>
            </table:table-row>
            <table:table-row>
              <table:table-cell office:value-type="float" office:value="600">
                <text:p>600</text:p>
              </table:table-cell>
              <table:table-cell office:value-type="float" office:value="186760954.8">
                <text:p>186760954.8</text:p>
              </table:table-cell>
              <table:table-cell office:value-type="float" office:value="30573860.9">
                <text:p>30573860.9</text:p>
              </table:table-cell>
              <table:table-cell office:value-type="float" office:value="19570967.9">
                <text:p>19570967.9</text:p>
              </table:table-cell>
              <table:table-cell office:value-type="float" office:value="3930181.2">
                <text:p>3930181.2</text:p>
              </table:table-cell>
              <table:table-cell office:value-type="float" office:value="542429.8">
                <text:p>542429.8</text:p>
              </table:table-cell>
            </table:table-row>
            <table:table-row>
              <table:table-cell office:value-type="float" office:value="700">
                <text:p>700</text:p>
              </table:table-cell>
              <table:table-cell office:value-type="float" office:value="297240806.4">
                <text:p>297240806.4</text:p>
              </table:table-cell>
              <table:table-cell office:value-type="float" office:value="46462261.4">
                <text:p>46462261.4</text:p>
              </table:table-cell>
              <table:table-cell office:value-type="float" office:value="29231394.7">
                <text:p>29231394.7</text:p>
              </table:table-cell>
              <table:table-cell office:value-type="float" office:value="4710695.4">
                <text:p>4710695.4</text:p>
              </table:table-cell>
              <table:table-cell office:value-type="float" office:value="651865.8">
                <text:p>651865.8</text:p>
              </table:table-cell>
            </table:table-row>
            <table:table-row>
              <table:table-cell office:value-type="float" office:value="800">
                <text:p>800</text:p>
              </table:table-cell>
              <table:table-cell office:value-type="float" office:value="457878318.5">
                <text:p>457878318.5</text:p>
              </table:table-cell>
              <table:table-cell office:value-type="float" office:value="67337781.1">
                <text:p>67337781.1</text:p>
              </table:table-cell>
              <table:table-cell office:value-type="float" office:value="43084476.5">
                <text:p>43084476.5</text:p>
              </table:table-cell>
              <table:table-cell office:value-type="float" office:value="7554259.3">
                <text:p>7554259.3</text:p>
              </table:table-cell>
              <table:table-cell office:value-type="float" office:value="362322.3">
                <text:p>362322.3</text:p>
              </table:table-cell>
            </table:table-row>
            <table:table-row>
              <table:table-cell office:value-type="float" office:value="900">
                <text:p>900</text:p>
              </table:table-cell>
              <table:table-cell office:value-type="float" office:value="693792004.8">
                <text:p>693792004.8</text:p>
              </table:table-cell>
              <table:table-cell office:value-type="float" office:value="95228004">
                <text:p>95228004</text:p>
              </table:table-cell>
              <table:table-cell office:value-type="float" office:value="61369180.2">
                <text:p>61369180.2</text:p>
              </table:table-cell>
              <table:table-cell office:value-type="float" office:value="9504170.2">
                <text:p>9504170.2</text:p>
              </table:table-cell>
              <table:table-cell office:value-type="float" office:value="1033323.8">
                <text:p>1033323.8</text:p>
              </table:table-cell>
            </table:table-row>
            <table:table-row>
              <table:table-cell office:value-type="float" office:value="1000">
                <text:p>1000</text:p>
              </table:table-cell>
              <table:table-cell office:value-type="float" office:value="925285785.3">
                <text:p>925285785.3</text:p>
              </table:table-cell>
              <table:table-cell office:value-type="float" office:value="130938274.7">
                <text:p>130938274.7</text:p>
              </table:table-cell>
              <table:table-cell office:value-type="float" office:value="83934459.8">
                <text:p>83934459.8</text:p>
              </table:table-cell>
              <table:table-cell office:value-type="float" office:value="13209545.5">
                <text:p>13209545.5</text:p>
              </table:table-cell>
              <table:table-cell office:value-type="float" office:value="1309125.8">
                <text:p>1309125.8</text:p>
              </table:table-cell>
            </table:table-row>
            <table:table-row>
              <table:table-cell office:value-type="float" office:value="1100">
                <text:p>1100</text:p>
              </table:table-cell>
              <table:table-cell office:value-type="float" office:value="1213800549.4">
                <text:p>1213800549.4</text:p>
              </table:table-cell>
              <table:table-cell office:value-type="float" office:value="198448731.7">
                <text:p>198448731.7</text:p>
              </table:table-cell>
              <table:table-cell office:value-type="float" office:value="110648146.7">
                <text:p>110648146.7</text:p>
              </table:table-cell>
              <table:table-cell office:value-type="float" office:value="15898295.2">
                <text:p>15898295.2</text:p>
              </table:table-cell>
              <table:table-cell office:value-type="float" office:value="1518393.7">
                <text:p>1518393.7</text:p>
              </table:table-cell>
            </table:table-row>
            <table:table-row>
              <table:table-cell office:value-type="float" office:value="1200">
                <text:p>1200</text:p>
              </table:table-cell>
              <table:table-cell office:value-type="float" office:value="1567005121.2">
                <text:p>1567005121.2</text:p>
              </table:table-cell>
              <table:table-cell office:value-type="float" office:value="260722377.3">
                <text:p>260722377.3</text:p>
              </table:table-cell>
              <table:table-cell office:value-type="float" office:value="147279515.9">
                <text:p>147279515.9</text:p>
              </table:table-cell>
              <table:table-cell office:value-type="float" office:value="22358395.1">
                <text:p>22358395.1</text:p>
              </table:table-cell>
              <table:table-cell office:value-type="float" office:value="1588485.4">
                <text:p>1588485.4</text:p>
              </table:table-cell>
            </table:table-row>
            <table:table-row>
              <table:table-cell office:value-type="float" office:value="1300">
                <text:p>1300</text:p>
              </table:table-cell>
              <table:table-cell office:value-type="float" office:value="2025421247">
                <text:p>2025421247</text:p>
              </table:table-cell>
              <table:table-cell office:value-type="float" office:value="313374374.8">
                <text:p>313374374.8</text:p>
              </table:table-cell>
              <table:table-cell office:value-type="float" office:value="188132487.2">
                <text:p>188132487.2</text:p>
              </table:table-cell>
              <table:table-cell office:value-type="float" office:value="27273397.6">
                <text:p>27273397.6</text:p>
              </table:table-cell>
              <table:table-cell office:value-type="float" office:value="1381980.8">
                <text:p>1381980.8</text:p>
              </table:table-cell>
            </table:table-row>
            <table:table-row>
              <table:table-cell office:value-type="float" office:value="1400">
                <text:p>1400</text:p>
              </table:table-cell>
              <table:table-cell office:value-type="float" office:value="2445248525.9">
                <text:p>2445248525.9</text:p>
              </table:table-cell>
              <table:table-cell office:value-type="float" office:value="392565206.2">
                <text:p>392565206.2</text:p>
              </table:table-cell>
              <table:table-cell office:value-type="float" office:value="241529989">
                <text:p>241529989</text:p>
              </table:table-cell>
              <table:table-cell office:value-type="float" office:value="33707362">
                <text:p>33707362</text:p>
              </table:table-cell>
              <table:table-cell office:value-type="float" office:value="2417252.9">
                <text:p>2417252.9</text:p>
              </table:table-cell>
            </table:table-row>
            <table:table-row>
              <table:table-cell office:value-type="float" office:value="1500">
                <text:p>1500</text:p>
              </table:table-cell>
              <table:table-cell office:value-type="float" office:value="3152293748.3">
                <text:p>3152293748.3</text:p>
              </table:table-cell>
              <table:table-cell office:value-type="float" office:value="470986373.5">
                <text:p>470986373.5</text:p>
              </table:table-cell>
              <table:table-cell office:value-type="float" office:value="302214928.5">
                <text:p>302214928.5</text:p>
              </table:table-cell>
              <table:table-cell office:value-type="float" office:value="39754356.4">
                <text:p>39754356.4</text:p>
              </table:table-cell>
              <table:table-cell office:value-type="float" office:value="3081031.3">
                <text:p>3081031.3</text:p>
              </table:table-cell>
            </table:table-row>
            <table:table-row>
              <table:table-cell office:value-type="float" office:value="1600">
                <text:p>1600</text:p>
              </table:table-cell>
              <table:table-cell office:value-type="float" office:value="3756432325.9">
                <text:p>3756432325.9</text:p>
              </table:table-cell>
              <table:table-cell office:value-type="float" office:value="720866892.7">
                <text:p>720866892.7</text:p>
              </table:table-cell>
              <table:table-cell office:value-type="float" office:value="379912659.1">
                <text:p>379912659.1</text:p>
              </table:table-cell>
              <table:table-cell office:value-type="float" office:value="50819006">
                <text:p>50819006</text:p>
              </table:table-cell>
              <table:table-cell office:value-type="float" office:value="2492555.9">
                <text:p>2492555.9</text:p>
              </table:table-cell>
            </table:table-row>
            <table:table-row>
              <table:table-cell office:value-type="float" office:value="1700">
                <text:p>1700</text:p>
              </table:table-cell>
              <table:table-cell office:value-type="float" office:value="4794919619.6">
                <text:p>4794919619.6</text:p>
              </table:table-cell>
              <table:table-cell office:value-type="float" office:value="909294007.2">
                <text:p>909294007.2</text:p>
              </table:table-cell>
              <table:table-cell office:value-type="float" office:value="477509472.2">
                <text:p>477509472.2</text:p>
              </table:table-cell>
              <table:table-cell office:value-type="float" office:value="59405561.6">
                <text:p>59405561.6</text:p>
              </table:table-cell>
              <table:table-cell office:value-type="float" office:value="2791572.3">
                <text:p>2791572.3</text:p>
              </table:table-cell>
            </table:table-row>
            <table:table-row>
              <table:table-cell office:value-type="float" office:value="1800">
                <text:p>1800</text:p>
              </table:table-cell>
              <table:table-cell office:value-type="float" office:value="5692755399.1">
                <text:p>5692755399.1</text:p>
              </table:table-cell>
              <table:table-cell office:value-type="float" office:value="906317271.6">
                <text:p>906317271.6</text:p>
              </table:table-cell>
              <table:table-cell office:value-type="float" office:value="549376181.9">
                <text:p>549376181.9</text:p>
              </table:table-cell>
              <table:table-cell office:value-type="float" office:value="71522818.7">
                <text:p>71522818.7</text:p>
              </table:table-cell>
              <table:table-cell office:value-type="float" office:value="4012955.5">
                <text:p>4012955.5</text:p>
              </table:table-cell>
            </table:table-row>
            <table:table-row>
              <table:table-cell office:value-type="float" office:value="1900">
                <text:p>1900</text:p>
              </table:table-cell>
              <table:table-cell office:value-type="float" office:value="6258844999.7">
                <text:p>6258844999.7</text:p>
              </table:table-cell>
              <table:table-cell office:value-type="float" office:value="1090279567">
                <text:p>1090279567</text:p>
              </table:table-cell>
              <table:table-cell office:value-type="float" office:value="676630237.9">
                <text:p>676630237.9</text:p>
              </table:table-cell>
              <table:table-cell office:value-type="float" office:value="83656113.9">
                <text:p>83656113.9</text:p>
              </table:table-cell>
              <table:table-cell office:value-type="float" office:value="4343150.8">
                <text:p>4343150.8</text:p>
              </table:table-cell>
            </table:table-row>
            <table:table-row>
              <table:table-cell office:value-type="float" office:value="2000">
                <text:p>2000</text:p>
              </table:table-cell>
              <table:table-cell office:value-type="float" office:value="7821949359.8">
                <text:p>7821949359.8</text:p>
              </table:table-cell>
              <table:table-cell office:value-type="float" office:value="1276868884">
                <text:p>1276868884</text:p>
              </table:table-cell>
              <table:table-cell office:value-type="float" office:value="773071054.8">
                <text:p>773071054.8</text:p>
              </table:table-cell>
              <table:table-cell office:value-type="float" office:value="99294295.1">
                <text:p>99294295.1</text:p>
              </table:table-cell>
              <table:table-cell office:value-type="float" office:value="4687997.4">
                <text:p>4687997.4</text:p>
              </table:table-cell>
            </table:table-row>
            <table:table-row>
              <table:table-cell office:value-type="float" office:value="2100">
                <text:p>2100</text:p>
              </table:table-cell>
              <table:table-cell office:value-type="float" office:value="8498547775.3">
                <text:p>8498547775.3</text:p>
              </table:table-cell>
              <table:table-cell office:value-type="float" office:value="1503178606.4">
                <text:p>1503178606.4</text:p>
              </table:table-cell>
              <table:table-cell office:value-type="float" office:value="904339958.9">
                <text:p>904339958.9</text:p>
              </table:table-cell>
              <table:table-cell office:value-type="float" office:value="117168675.6">
                <text:p>117168675.6</text:p>
              </table:table-cell>
              <table:table-cell office:value-type="float" office:value="9043268.3">
                <text:p>9043268.3</text:p>
              </table:table-cell>
            </table:table-row>
            <table:table-row>
              <table:table-cell office:value-type="float" office:value="2200">
                <text:p>2200</text:p>
              </table:table-cell>
              <table:table-cell office:value-type="float" office:value="9804158242.6">
                <text:p>9804158242.6</text:p>
              </table:table-cell>
              <table:table-cell office:value-type="float" office:value="1719756042.4">
                <text:p>1719756042.4</text:p>
              </table:table-cell>
              <table:table-cell office:value-type="float" office:value="1051455546">
                <text:p>1051455546</text:p>
              </table:table-cell>
              <table:table-cell office:value-type="float" office:value="136953391.9">
                <text:p>136953391.9</text:p>
              </table:table-cell>
              <table:table-cell office:value-type="float" office:value="7254321.8">
                <text:p>7254321.8</text:p>
              </table:table-cell>
            </table:table-row>
            <table:table-row>
              <table:table-cell office:value-type="float" office:value="2300">
                <text:p>2300</text:p>
              </table:table-cell>
              <table:table-cell office:value-type="float" office:value="10968200242">
                <text:p>10968200242</text:p>
              </table:table-cell>
              <table:table-cell office:value-type="float" office:value="1953016335.8">
                <text:p>1953016335.8</text:p>
              </table:table-cell>
              <table:table-cell office:value-type="float" office:value="1187452616.8">
                <text:p>1187452616.8</text:p>
              </table:table-cell>
              <table:table-cell office:value-type="float" office:value="160986728.7">
                <text:p>160986728.7</text:p>
              </table:table-cell>
              <table:table-cell office:value-type="float" office:value="10842168.5">
                <text:p>10842168.5</text:p>
              </table:table-cell>
            </table:table-row>
            <table:table-row>
              <table:table-cell office:value-type="float" office:value="2400">
                <text:p>2400</text:p>
              </table:table-cell>
              <table:table-cell office:value-type="float" office:value="12917775105.5">
                <text:p>12917775105.5</text:p>
              </table:table-cell>
              <table:table-cell office:value-type="float" office:value="2267509419">
                <text:p>2267509419</text:p>
              </table:table-cell>
              <table:table-cell office:value-type="float" office:value="1303897593.4">
                <text:p>1303897593.4</text:p>
              </table:table-cell>
              <table:table-cell office:value-type="float" office:value="180870451.6">
                <text:p>180870451.6</text:p>
              </table:table-cell>
              <table:table-cell office:value-type="float" office:value="8453257.5">
                <text:p>8453257.5</text:p>
              </table:table-cell>
            </table:table-row>
            <table:table-row>
              <table:table-cell office:value-type="float" office:value="2500">
                <text:p>2500</text:p>
              </table:table-cell>
              <table:table-cell office:value-type="float" office:value="14676375431.6">
                <text:p>14676375431.6</text:p>
              </table:table-cell>
              <table:table-cell office:value-type="float" office:value="2591414826">
                <text:p>2591414826</text:p>
              </table:table-cell>
              <table:table-cell office:value-type="float" office:value="1547723867.8">
                <text:p>1547723867.8</text:p>
              </table:table-cell>
              <table:table-cell office:value-type="float" office:value="204548737.8">
                <text:p>204548737.8</text:p>
              </table:table-cell>
              <table:table-cell office:value-type="float" office:value="7941659.5">
                <text:p>7941659.5</text:p>
              </table:table-cell>
            </table:table-row>
            <table:table-row>
              <table:table-cell office:value-type="float" office:value="2600">
                <text:p>2600</text:p>
              </table:table-cell>
              <table:table-cell office:value-type="float" office:value="16191800807">
                <text:p>16191800807</text:p>
              </table:table-cell>
              <table:table-cell office:value-type="float" office:value="2782999467.9">
                <text:p>2782999467.9</text:p>
              </table:table-cell>
              <table:table-cell office:value-type="float" office:value="1982725261.4">
                <text:p>1982725261.4</text:p>
              </table:table-cell>
              <table:table-cell office:value-type="float" office:value="235010589.2">
                <text:p>235010589.2</text:p>
              </table:table-cell>
              <table:table-cell office:value-type="float" office:value="9558205">
                <text:p>9558205</text:p>
              </table:table-cell>
            </table:table-row>
            <table:table-row>
              <table:table-cell office:value-type="float" office:value="2700">
                <text:p>2700</text:p>
              </table:table-cell>
              <table:table-cell office:value-type="float" office:value="18363927145.1">
                <text:p>18363927145.1</text:p>
              </table:table-cell>
              <table:table-cell office:value-type="float" office:value="3274779623">
                <text:p>3274779623</text:p>
              </table:table-cell>
              <table:table-cell office:value-type="float" office:value="2088277134.5">
                <text:p>2088277134.5</text:p>
              </table:table-cell>
              <table:table-cell office:value-type="float" office:value="269199475.5">
                <text:p>269199475.5</text:p>
              </table:table-cell>
              <table:table-cell office:value-type="float" office:value="12870191.1">
                <text:p>12870191.1</text:p>
              </table:table-cell>
            </table:table-row>
            <table:table-row>
              <table:table-cell office:value-type="float" office:value="2800">
                <text:p>2800</text:p>
              </table:table-cell>
              <table:table-cell office:value-type="float" office:value="20159276799">
                <text:p>20159276799</text:p>
              </table:table-cell>
              <table:table-cell office:value-type="float" office:value="3688662374.7">
                <text:p>3688662374.7</text:p>
              </table:table-cell>
              <table:table-cell office:value-type="float" office:value="2092384139.2">
                <text:p>2092384139.2</text:p>
              </table:table-cell>
              <table:table-cell office:value-type="float" office:value="307227376">
                <text:p>307227376</text:p>
              </table:table-cell>
              <table:table-cell office:value-type="float" office:value="12309619.4">
                <text:p>12309619.4</text:p>
              </table:table-cell>
            </table:table-row>
            <table:table-row>
              <table:table-cell office:value-type="float" office:value="2900">
                <text:p>2900</text:p>
              </table:table-cell>
              <table:table-cell office:value-type="float" office:value="21523823683.9">
                <text:p>21523823683.9</text:p>
              </table:table-cell>
              <table:table-cell office:value-type="float" office:value="3851812317.5">
                <text:p>3851812317.5</text:p>
              </table:table-cell>
              <table:table-cell office:value-type="float" office:value="2350445920.9">
                <text:p>2350445920.9</text:p>
              </table:table-cell>
              <table:table-cell office:value-type="float" office:value="349066952.1">
                <text:p>349066952.1</text:p>
              </table:table-cell>
              <table:table-cell office:value-type="float" office:value="14797029.3">
                <text:p>14797029.3</text:p>
              </table:table-cell>
            </table:table-row>
            <table:table-row>
              <table:table-cell office:value-type="float" office:value="3000">
                <text:p>3000</text:p>
              </table:table-cell>
              <table:table-cell office:value-type="float" office:value="24703483637.3">
                <text:p>24703483637.3</text:p>
              </table:table-cell>
              <table:table-cell office:value-type="float" office:value="4651792534.3">
                <text:p>4651792534.3</text:p>
              </table:table-cell>
              <table:table-cell office:value-type="float" office:value="2544082879.8">
                <text:p>2544082879.8</text:p>
              </table:table-cell>
              <table:table-cell office:value-type="float" office:value="412581032.7">
                <text:p>412581032.7</text:p>
              </table:table-cell>
              <table:table-cell office:value-type="float" office:value="16281804.7">
                <text:p>16281804.7</text:p>
              </table:table-cell>
            </table:table-row>
            <table:table-row>
              <table:table-cell office:value-type="float" office:value="3100">
                <text:p>3100</text:p>
              </table:table-cell>
              <table:table-cell office:value-type="float" office:value="29286657236">
                <text:p>29286657236</text:p>
              </table:table-cell>
              <table:table-cell office:value-type="float" office:value="4888815004">
                <text:p>4888815004</text:p>
              </table:table-cell>
              <table:table-cell office:value-type="float" office:value="2800916760.6">
                <text:p>2800916760.6</text:p>
              </table:table-cell>
              <table:table-cell office:value-type="float" office:value="461683874.5">
                <text:p>461683874.5</text:p>
              </table:table-cell>
              <table:table-cell office:value-type="float" office:value="17362360.9">
                <text:p>17362360.9</text:p>
              </table:table-cell>
            </table:table-row>
            <table:table-row>
              <table:table-cell office:value-type="float" office:value="3200">
                <text:p>3200</text:p>
              </table:table-cell>
              <table:table-cell office:value-type="float" office:value="26658386907.2">
                <text:p>26658386907.2</text:p>
              </table:table-cell>
              <table:table-cell office:value-type="float" office:value="4946284618.7">
                <text:p>4946284618.7</text:p>
              </table:table-cell>
              <table:table-cell office:value-type="float" office:value="3109073774.3">
                <text:p>3109073774.3</text:p>
              </table:table-cell>
              <table:table-cell office:value-type="float" office:value="497072755.3">
                <text:p>497072755.3</text:p>
              </table:table-cell>
              <table:table-cell office:value-type="float" office:value="18587172">
                <text:p>18587172</text:p>
              </table:table-cell>
            </table:table-row>
            <table:table-row>
              <table:table-cell office:value-type="float" office:value="3300">
                <text:p>3300</text:p>
              </table:table-cell>
              <table:table-cell office:value-type="float" office:value="29170540010.1">
                <text:p>29170540010.1</text:p>
              </table:table-cell>
              <table:table-cell office:value-type="float" office:value="5253995532.8">
                <text:p>5253995532.8</text:p>
              </table:table-cell>
              <table:table-cell office:value-type="float" office:value="3370847093.9">
                <text:p>3370847093.9</text:p>
              </table:table-cell>
              <table:table-cell office:value-type="float" office:value="471487265.4">
                <text:p>471487265.4</text:p>
              </table:table-cell>
              <table:table-cell office:value-type="float" office:value="19280034">
                <text:p>19280034</text:p>
              </table:table-cell>
            </table:table-row>
            <table:table-row>
              <table:table-cell office:value-type="float" office:value="3400">
                <text:p>3400</text:p>
              </table:table-cell>
              <table:table-cell office:value-type="float" office:value="32765329717">
                <text:p>32765329717</text:p>
              </table:table-cell>
              <table:table-cell office:value-type="float" office:value="6111596021.5">
                <text:p>6111596021.5</text:p>
              </table:table-cell>
              <table:table-cell office:value-type="float" office:value="3694194925.8">
                <text:p>3694194925.8</text:p>
              </table:table-cell>
              <table:table-cell office:value-type="float" office:value="499521517.1">
                <text:p>499521517.1</text:p>
              </table:table-cell>
              <table:table-cell office:value-type="float" office:value="22803459.2">
                <text:p>22803459.2</text:p>
              </table:table-cell>
            </table:table-row>
            <table:table-row>
              <table:table-cell office:value-type="float" office:value="3500">
                <text:p>3500</text:p>
              </table:table-cell>
              <table:table-cell office:value-type="float" office:value="36326925402.7">
                <text:p>36326925402.7</text:p>
              </table:table-cell>
              <table:table-cell office:value-type="float" office:value="6332461298.5">
                <text:p>6332461298.5</text:p>
              </table:table-cell>
              <table:table-cell office:value-type="float" office:value="4017407220.5">
                <text:p>4017407220.5</text:p>
              </table:table-cell>
              <table:table-cell office:value-type="float" office:value="537623489.6">
                <text:p>537623489.6</text:p>
              </table:table-cell>
              <table:table-cell office:value-type="float" office:value="22461804.1">
                <text:p>22461804.1</text:p>
              </table:table-cell>
            </table:table-row>
            <table:table-row>
              <table:table-cell office:value-type="float" office:value="3600">
                <text:p>3600</text:p>
              </table:table-cell>
              <table:table-cell office:value-type="float" office:value="40088836977.8">
                <text:p>40088836977.8</text:p>
              </table:table-cell>
              <table:table-cell office:value-type="float" office:value="7162621524.4">
                <text:p>7162621524.4</text:p>
              </table:table-cell>
              <table:table-cell office:value-type="float" office:value="4285229350.3">
                <text:p>4285229350.3</text:p>
              </table:table-cell>
              <table:table-cell office:value-type="float" office:value="649341962.8">
                <text:p>649341962.8</text:p>
              </table:table-cell>
              <table:table-cell office:value-type="float" office:value="25308014.2">
                <text:p>25308014.2</text:p>
              </table:table-cell>
            </table:table-row>
            <table:table-row>
              <table:table-cell office:value-type="float" office:value="3700">
                <text:p>3700</text:p>
              </table:table-cell>
              <table:table-cell office:value-type="float" office:value="44301893469.2">
                <text:p>44301893469.2</text:p>
              </table:table-cell>
              <table:table-cell office:value-type="float" office:value="7670210020.8">
                <text:p>7670210020.8</text:p>
              </table:table-cell>
              <table:table-cell office:value-type="float" office:value="4648779706.9">
                <text:p>4648779706.9</text:p>
              </table:table-cell>
              <table:table-cell office:value-type="float" office:value="655307761.7">
                <text:p>655307761.7</text:p>
              </table:table-cell>
              <table:table-cell office:value-type="float" office:value="22905448.5">
                <text:p>22905448.5</text:p>
              </table:table-cell>
            </table:table-row>
            <table:table-row>
              <table:table-cell office:value-type="float" office:value="3800">
                <text:p>3800</text:p>
              </table:table-cell>
              <table:table-cell office:value-type="float" office:value="51336116395.5">
                <text:p>51336116395.5</text:p>
              </table:table-cell>
              <table:table-cell office:value-type="float" office:value="8148637420">
                <text:p>8148637420</text:p>
              </table:table-cell>
              <table:table-cell office:value-type="float" office:value="5245684433.9">
                <text:p>5245684433.9</text:p>
              </table:table-cell>
              <table:table-cell office:value-type="float" office:value="759788443.9">
                <text:p>759788443.9</text:p>
              </table:table-cell>
              <table:table-cell office:value-type="float" office:value="21979801.9">
                <text:p>21979801.9</text:p>
              </table:table-cell>
            </table:table-row>
            <table:table-row>
              <table:table-cell office:value-type="float" office:value="3900">
                <text:p>3900</text:p>
              </table:table-cell>
              <table:table-cell office:value-type="float" office:value="53715202052">
                <text:p>53715202052</text:p>
              </table:table-cell>
              <table:table-cell office:value-type="float" office:value="9041152963.8">
                <text:p>9041152963.8</text:p>
              </table:table-cell>
              <table:table-cell office:value-type="float" office:value="5373524196.4">
                <text:p>5373524196.4</text:p>
              </table:table-cell>
              <table:table-cell office:value-type="float" office:value="823709820.9">
                <text:p>823709820.9</text:p>
              </table:table-cell>
              <table:table-cell office:value-type="float" office:value="30329037.4">
                <text:p>30329037.4</text:p>
              </table:table-cell>
            </table:table-row>
            <table:table-row>
              <table:table-cell office:value-type="float" office:value="4000">
                <text:p>4000</text:p>
              </table:table-cell>
              <table:table-cell office:value-type="float" office:value="55806177695.3">
                <text:p>55806177695.3</text:p>
              </table:table-cell>
              <table:table-cell office:value-type="float" office:value="10704086155.7">
                <text:p>10704086155.7</text:p>
              </table:table-cell>
              <table:table-cell office:value-type="float" office:value="6016396838">
                <text:p>6016396838</text:p>
              </table:table-cell>
              <table:table-cell office:value-type="float" office:value="945580391.3">
                <text:p>945580391.3</text:p>
              </table:table-cell>
              <table:table-cell office:value-type="float" office:value="32094010">
                <text:p>32094010</text:p>
              </table:table-cell>
            </table:table-row>
            <table:table-row>
              <table:table-cell office:value-type="float" office:value="4100">
                <text:p>4100</text:p>
              </table:table-cell>
              <table:table-cell office:value-type="float" office:value="59731470688.8">
                <text:p>59731470688.8</text:p>
              </table:table-cell>
              <table:table-cell office:value-type="float" office:value="11096831579">
                <text:p>11096831579</text:p>
              </table:table-cell>
              <table:table-cell office:value-type="float" office:value="6676907465.9">
                <text:p>6676907465.9</text:p>
              </table:table-cell>
              <table:table-cell office:value-type="float" office:value="944769398.1">
                <text:p>944769398.1</text:p>
              </table:table-cell>
              <table:table-cell office:value-type="float" office:value="32048270.7">
                <text:p>32048270.7</text:p>
              </table:table-cell>
            </table:table-row>
            <table:table-row>
              <table:table-cell office:value-type="float" office:value="4200">
                <text:p>4200</text:p>
              </table:table-cell>
              <table:table-cell office:value-type="float" office:value="61175529585.9">
                <text:p>61175529585.9</text:p>
              </table:table-cell>
              <table:table-cell office:value-type="float" office:value="11890281144.9">
                <text:p>11890281144.9</text:p>
              </table:table-cell>
              <table:table-cell office:value-type="float" office:value="7112275358.8">
                <text:p>7112275358.8</text:p>
              </table:table-cell>
              <table:table-cell office:value-type="float" office:value="1141697199.4">
                <text:p>1141697199.4</text:p>
              </table:table-cell>
              <table:table-cell office:value-type="float" office:value="34185263.5">
                <text:p>34185263.5</text:p>
              </table:table-cell>
            </table:table-row>
            <table:table-row>
              <table:table-cell office:value-type="float" office:value="4300">
                <text:p>4300</text:p>
              </table:table-cell>
              <table:table-cell office:value-type="float" office:value="65141487527.6">
                <text:p>65141487527.6</text:p>
              </table:table-cell>
              <table:table-cell office:value-type="float" office:value="13015495893.4">
                <text:p>13015495893.4</text:p>
              </table:table-cell>
              <table:table-cell office:value-type="float" office:value="7436475297.7">
                <text:p>7436475297.7</text:p>
              </table:table-cell>
              <table:table-cell office:value-type="float" office:value="1227928481.1">
                <text:p>1227928481.1</text:p>
              </table:table-cell>
              <table:table-cell office:value-type="float" office:value="33975480">
                <text:p>33975480</text:p>
              </table:table-cell>
            </table:table-row>
            <table:table-row>
              <table:table-cell office:value-type="float" office:value="4400">
                <text:p>4400</text:p>
              </table:table-cell>
              <table:table-cell office:value-type="float" office:value="75159973128.3">
                <text:p>75159973128.3</text:p>
              </table:table-cell>
              <table:table-cell office:value-type="float" office:value="13507686273.4">
                <text:p>13507686273.4</text:p>
              </table:table-cell>
              <table:table-cell office:value-type="float" office:value="8454854429.2">
                <text:p>8454854429.2</text:p>
              </table:table-cell>
              <table:table-cell office:value-type="float" office:value="1145117420.6">
                <text:p>1145117420.6</text:p>
              </table:table-cell>
              <table:table-cell office:value-type="float" office:value="36370197.8">
                <text:p>36370197.8</text:p>
              </table:table-cell>
            </table:table-row>
            <table:table-row>
              <table:table-cell office:value-type="float" office:value="4500">
                <text:p>4500</text:p>
              </table:table-cell>
              <table:table-cell office:value-type="float" office:value="82905651937.3">
                <text:p>82905651937.3</text:p>
              </table:table-cell>
              <table:table-cell office:value-type="float" office:value="14361862203.4">
                <text:p>14361862203.4</text:p>
              </table:table-cell>
              <table:table-cell office:value-type="float" office:value="8427767133.4">
                <text:p>8427767133.4</text:p>
              </table:table-cell>
              <table:table-cell office:value-type="float" office:value="1418572526.8">
                <text:p>1418572526.8</text:p>
              </table:table-cell>
              <table:table-cell office:value-type="float" office:value="38199368.8">
                <text:p>38199368.8</text:p>
              </table:table-cell>
            </table:table-row>
            <table:table-row>
              <table:table-cell office:value-type="float" office:value="4600">
                <text:p>4600</text:p>
              </table:table-cell>
              <table:table-cell office:value-type="float" office:value="87677194262.7">
                <text:p>87677194262.7</text:p>
              </table:table-cell>
              <table:table-cell office:value-type="float" office:value="16371054740.8">
                <text:p>16371054740.8</text:p>
              </table:table-cell>
              <table:table-cell office:value-type="float" office:value="9810404058.6">
                <text:p>9810404058.6</text:p>
              </table:table-cell>
              <table:table-cell office:value-type="float" office:value="1496601532.7">
                <text:p>1496601532.7</text:p>
              </table:table-cell>
              <table:table-cell office:value-type="float" office:value="42812616.2">
                <text:p>42812616.2</text:p>
              </table:table-cell>
            </table:table-row>
            <table:table-row>
              <table:table-cell office:value-type="float" office:value="4700">
                <text:p>4700</text:p>
              </table:table-cell>
              <table:table-cell office:value-type="float" office:value="92633188963">
                <text:p>92633188963</text:p>
              </table:table-cell>
              <table:table-cell office:value-type="float" office:value="16058373611.9">
                <text:p>16058373611.9</text:p>
              </table:table-cell>
              <table:table-cell office:value-type="float" office:value="10318695278.6">
                <text:p>10318695278.6</text:p>
              </table:table-cell>
              <table:table-cell office:value-type="float" office:value="1550133039.8">
                <text:p>1550133039.8</text:p>
              </table:table-cell>
              <table:table-cell office:value-type="float" office:value="40726306.6">
                <text:p>40726306.6</text:p>
              </table:table-cell>
            </table:table-row>
            <table:table-row>
              <table:table-cell office:value-type="float" office:value="4800">
                <text:p>4800</text:p>
              </table:table-cell>
              <table:table-cell office:value-type="float" office:value="92217173803.2">
                <text:p>92217173803.2</text:p>
              </table:table-cell>
              <table:table-cell office:value-type="float" office:value="17162266542.8">
                <text:p>17162266542.8</text:p>
              </table:table-cell>
              <table:table-cell office:value-type="float" office:value="10675915157.5">
                <text:p>10675915157.5</text:p>
              </table:table-cell>
              <table:table-cell office:value-type="float" office:value="1420160845.9">
                <text:p>1420160845.9</text:p>
              </table:table-cell>
              <table:table-cell office:value-type="float" office:value="50149384.2">
                <text:p>50149384.2</text:p>
              </table:table-cell>
            </table:table-row>
            <table:table-row>
              <table:table-cell office:value-type="float" office:value="4900">
                <text:p>4900</text:p>
              </table:table-cell>
              <table:table-cell office:value-type="float" office:value="96436558413.9">
                <text:p>96436558413.9</text:p>
              </table:table-cell>
              <table:table-cell office:value-type="float" office:value="19520178780.1">
                <text:p>19520178780.1</text:p>
              </table:table-cell>
              <table:table-cell office:value-type="float" office:value="11126417717.9">
                <text:p>11126417717.9</text:p>
              </table:table-cell>
              <table:table-cell office:value-type="float" office:value="1589035986.2">
                <text:p>1589035986.2</text:p>
              </table:table-cell>
              <table:table-cell office:value-type="float" office:value="46905985.4">
                <text:p>46905985.4</text:p>
              </table:table-cell>
            </table:table-row>
            <table:table-row>
              <table:table-cell office:value-type="float" office:value="5000">
                <text:p>5000</text:p>
              </table:table-cell>
              <table:table-cell office:value-type="float" office:value="102581148736.3">
                <text:p>102581148736.3</text:p>
              </table:table-cell>
              <table:table-cell office:value-type="float" office:value="20925717569.5">
                <text:p>20925717569.5</text:p>
              </table:table-cell>
              <table:table-cell office:value-type="float" office:value="10681933972.1">
                <text:p>10681933972.1</text:p>
              </table:table-cell>
              <table:table-cell office:value-type="float" office:value="1726526555">
                <text:p>1726526555</text:p>
              </table:table-cell>
              <table:table-cell office:value-type="float" office:value="48644532.9">
                <text:p>4864453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1.616cm" svg:y="8.4cm" style:legend-expansion="wide" chart:style-name="ch3"/>
        <chart:plot-area chart:style-name="ch4" chart:data-source-has-labels="both" svg:x="1.33cm" svg:y="1.273cm" svg:width="14.35cm" svg:height="5.783cm">
          <chartooo:coordinate-region svg:x="3.618cm" svg:y="1.273cm" svg:width="12.062cm" svg:height="4.53cm"/>
          <chart:axis chart:dimension="x" chart:name="primary-x" chart:style-name="ch5" chartooo:axis-type="auto">
            <chartooo:date-scale/>
            <chart:title svg:x="7.654cm" svg:y="7.235cm" chart:style-name="ch6">
              <text:p>Matrix Size</text:p>
            </chart:title>
            <chart:categories table:cell-range-address="local-table.$A$2:.$A$51"/>
          </chart:axis>
          <chart:axis chart:dimension="y" chart:name="primary-y" chart:style-name="ch5">
            <chart:title svg:x="0.451cm" svg:y="5.663cm" chart:style-name="ch7">
              <text:p>Time to multiply (n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ensity = 0.4</text:p>
              </table:table-cell>
              <table:table-cell office:value-type="string">
                <text:p>density = 0.3</text:p>
              </table:table-cell>
              <table:table-cell office:value-type="string">
                <text:p>density = 0.1</text:p>
              </table:table-cell>
              <table:table-cell office:value-type="string">
                <text:p>density = 0.01</text:p>
              </table:table-cell>
            </table:table-row>
          </table:table-header-rows>
          <table:table-rows>
            <table:table-row>
              <table:table-cell office:value-type="float" office:value="100">
                <text:p>100</text:p>
              </table:table-cell>
              <table:table-cell office:value-type="float" office:value="973200">
                <text:p>973200</text:p>
              </table:table-cell>
              <table:table-cell office:value-type="float" office:value="1422203.2">
                <text:p>1422203.2</text:p>
              </table:table-cell>
              <table:table-cell office:value-type="float" office:value="241147.2">
                <text:p>241147.2</text:p>
              </table:table-cell>
              <table:table-cell office:value-type="float" office:value="40803.7">
                <text:p>40803.7</text:p>
              </table:table-cell>
            </table:table-row>
            <table:table-row>
              <table:table-cell office:value-type="float" office:value="200">
                <text:p>200</text:p>
              </table:table-cell>
              <table:table-cell office:value-type="float" office:value="1442815.8">
                <text:p>1442815.8</text:p>
              </table:table-cell>
              <table:table-cell office:value-type="float" office:value="1724750">
                <text:p>1724750</text:p>
              </table:table-cell>
              <table:table-cell office:value-type="float" office:value="343311.3">
                <text:p>343311.3</text:p>
              </table:table-cell>
              <table:table-cell office:value-type="float" office:value="106283.5">
                <text:p>106283.5</text:p>
              </table:table-cell>
            </table:table-row>
            <table:table-row>
              <table:table-cell office:value-type="float" office:value="300">
                <text:p>300</text:p>
              </table:table-cell>
              <table:table-cell office:value-type="float" office:value="3890933.5">
                <text:p>3890933.5</text:p>
              </table:table-cell>
              <table:table-cell office:value-type="float" office:value="2591376.8">
                <text:p>2591376.8</text:p>
              </table:table-cell>
              <table:table-cell office:value-type="float" office:value="725430.6">
                <text:p>725430.6</text:p>
              </table:table-cell>
              <table:table-cell office:value-type="float" office:value="192678.5">
                <text:p>192678.5</text:p>
              </table:table-cell>
            </table:table-row>
            <table:table-row>
              <table:table-cell office:value-type="float" office:value="400">
                <text:p>400</text:p>
              </table:table-cell>
              <table:table-cell office:value-type="float" office:value="9037878.4">
                <text:p>9037878.4</text:p>
              </table:table-cell>
              <table:table-cell office:value-type="float" office:value="6362004.2">
                <text:p>6362004.2</text:p>
              </table:table-cell>
              <table:table-cell office:value-type="float" office:value="1064661.6">
                <text:p>1064661.6</text:p>
              </table:table-cell>
              <table:table-cell office:value-type="float" office:value="278543.2">
                <text:p>278543.2</text:p>
              </table:table-cell>
            </table:table-row>
            <table:table-row>
              <table:table-cell office:value-type="float" office:value="500">
                <text:p>500</text:p>
              </table:table-cell>
              <table:table-cell office:value-type="float" office:value="18398231.6">
                <text:p>18398231.6</text:p>
              </table:table-cell>
              <table:table-cell office:value-type="float" office:value="13331216.1">
                <text:p>13331216.1</text:p>
              </table:table-cell>
              <table:table-cell office:value-type="float" office:value="2966110.6">
                <text:p>2966110.6</text:p>
              </table:table-cell>
              <table:table-cell office:value-type="float" office:value="350298.9">
                <text:p>350298.9</text:p>
              </table:table-cell>
            </table:table-row>
            <table:table-row>
              <table:table-cell office:value-type="float" office:value="600">
                <text:p>600</text:p>
              </table:table-cell>
              <table:table-cell office:value-type="float" office:value="30573860.9">
                <text:p>30573860.9</text:p>
              </table:table-cell>
              <table:table-cell office:value-type="float" office:value="19570967.9">
                <text:p>19570967.9</text:p>
              </table:table-cell>
              <table:table-cell office:value-type="float" office:value="3930181.2">
                <text:p>3930181.2</text:p>
              </table:table-cell>
              <table:table-cell office:value-type="float" office:value="542429.8">
                <text:p>542429.8</text:p>
              </table:table-cell>
            </table:table-row>
            <table:table-row>
              <table:table-cell office:value-type="float" office:value="700">
                <text:p>700</text:p>
              </table:table-cell>
              <table:table-cell office:value-type="float" office:value="46462261.4">
                <text:p>46462261.4</text:p>
              </table:table-cell>
              <table:table-cell office:value-type="float" office:value="29231394.7">
                <text:p>29231394.7</text:p>
              </table:table-cell>
              <table:table-cell office:value-type="float" office:value="4710695.4">
                <text:p>4710695.4</text:p>
              </table:table-cell>
              <table:table-cell office:value-type="float" office:value="651865.8">
                <text:p>651865.8</text:p>
              </table:table-cell>
            </table:table-row>
            <table:table-row>
              <table:table-cell office:value-type="float" office:value="800">
                <text:p>800</text:p>
              </table:table-cell>
              <table:table-cell office:value-type="float" office:value="67337781.1">
                <text:p>67337781.1</text:p>
              </table:table-cell>
              <table:table-cell office:value-type="float" office:value="43084476.5">
                <text:p>43084476.5</text:p>
              </table:table-cell>
              <table:table-cell office:value-type="float" office:value="7554259.3">
                <text:p>7554259.3</text:p>
              </table:table-cell>
              <table:table-cell office:value-type="float" office:value="362322.3">
                <text:p>362322.3</text:p>
              </table:table-cell>
            </table:table-row>
            <table:table-row>
              <table:table-cell office:value-type="float" office:value="900">
                <text:p>900</text:p>
              </table:table-cell>
              <table:table-cell office:value-type="float" office:value="95228004">
                <text:p>95228004</text:p>
              </table:table-cell>
              <table:table-cell office:value-type="float" office:value="61369180.2">
                <text:p>61369180.2</text:p>
              </table:table-cell>
              <table:table-cell office:value-type="float" office:value="9504170.2">
                <text:p>9504170.2</text:p>
              </table:table-cell>
              <table:table-cell office:value-type="float" office:value="1033323.8">
                <text:p>1033323.8</text:p>
              </table:table-cell>
            </table:table-row>
            <table:table-row>
              <table:table-cell office:value-type="float" office:value="1000">
                <text:p>1000</text:p>
              </table:table-cell>
              <table:table-cell office:value-type="float" office:value="130938274.7">
                <text:p>130938274.7</text:p>
              </table:table-cell>
              <table:table-cell office:value-type="float" office:value="83934459.8">
                <text:p>83934459.8</text:p>
              </table:table-cell>
              <table:table-cell office:value-type="float" office:value="13209545.5">
                <text:p>13209545.5</text:p>
              </table:table-cell>
              <table:table-cell office:value-type="float" office:value="1309125.8">
                <text:p>1309125.8</text:p>
              </table:table-cell>
            </table:table-row>
            <table:table-row>
              <table:table-cell office:value-type="float" office:value="1100">
                <text:p>1100</text:p>
              </table:table-cell>
              <table:table-cell office:value-type="float" office:value="198448731.7">
                <text:p>198448731.7</text:p>
              </table:table-cell>
              <table:table-cell office:value-type="float" office:value="110648146.7">
                <text:p>110648146.7</text:p>
              </table:table-cell>
              <table:table-cell office:value-type="float" office:value="15898295.2">
                <text:p>15898295.2</text:p>
              </table:table-cell>
              <table:table-cell office:value-type="float" office:value="1518393.7">
                <text:p>1518393.7</text:p>
              </table:table-cell>
            </table:table-row>
            <table:table-row>
              <table:table-cell office:value-type="float" office:value="1200">
                <text:p>1200</text:p>
              </table:table-cell>
              <table:table-cell office:value-type="float" office:value="260722377.3">
                <text:p>260722377.3</text:p>
              </table:table-cell>
              <table:table-cell office:value-type="float" office:value="147279515.9">
                <text:p>147279515.9</text:p>
              </table:table-cell>
              <table:table-cell office:value-type="float" office:value="22358395.1">
                <text:p>22358395.1</text:p>
              </table:table-cell>
              <table:table-cell office:value-type="float" office:value="1588485.4">
                <text:p>1588485.4</text:p>
              </table:table-cell>
            </table:table-row>
            <table:table-row>
              <table:table-cell office:value-type="float" office:value="1300">
                <text:p>1300</text:p>
              </table:table-cell>
              <table:table-cell office:value-type="float" office:value="313374374.8">
                <text:p>313374374.8</text:p>
              </table:table-cell>
              <table:table-cell office:value-type="float" office:value="188132487.2">
                <text:p>188132487.2</text:p>
              </table:table-cell>
              <table:table-cell office:value-type="float" office:value="27273397.6">
                <text:p>27273397.6</text:p>
              </table:table-cell>
              <table:table-cell office:value-type="float" office:value="1381980.8">
                <text:p>1381980.8</text:p>
              </table:table-cell>
            </table:table-row>
            <table:table-row>
              <table:table-cell office:value-type="float" office:value="1400">
                <text:p>1400</text:p>
              </table:table-cell>
              <table:table-cell office:value-type="float" office:value="392565206.2">
                <text:p>392565206.2</text:p>
              </table:table-cell>
              <table:table-cell office:value-type="float" office:value="241529989">
                <text:p>241529989</text:p>
              </table:table-cell>
              <table:table-cell office:value-type="float" office:value="33707362">
                <text:p>33707362</text:p>
              </table:table-cell>
              <table:table-cell office:value-type="float" office:value="2417252.9">
                <text:p>2417252.9</text:p>
              </table:table-cell>
            </table:table-row>
            <table:table-row>
              <table:table-cell office:value-type="float" office:value="1500">
                <text:p>1500</text:p>
              </table:table-cell>
              <table:table-cell office:value-type="float" office:value="470986373.5">
                <text:p>470986373.5</text:p>
              </table:table-cell>
              <table:table-cell office:value-type="float" office:value="302214928.5">
                <text:p>302214928.5</text:p>
              </table:table-cell>
              <table:table-cell office:value-type="float" office:value="39754356.4">
                <text:p>39754356.4</text:p>
              </table:table-cell>
              <table:table-cell office:value-type="float" office:value="3081031.3">
                <text:p>3081031.3</text:p>
              </table:table-cell>
            </table:table-row>
            <table:table-row>
              <table:table-cell office:value-type="float" office:value="1600">
                <text:p>1600</text:p>
              </table:table-cell>
              <table:table-cell office:value-type="float" office:value="720866892.7">
                <text:p>720866892.7</text:p>
              </table:table-cell>
              <table:table-cell office:value-type="float" office:value="379912659.1">
                <text:p>379912659.1</text:p>
              </table:table-cell>
              <table:table-cell office:value-type="float" office:value="50819006">
                <text:p>50819006</text:p>
              </table:table-cell>
              <table:table-cell office:value-type="float" office:value="2492555.9">
                <text:p>2492555.9</text:p>
              </table:table-cell>
            </table:table-row>
            <table:table-row>
              <table:table-cell office:value-type="float" office:value="1700">
                <text:p>1700</text:p>
              </table:table-cell>
              <table:table-cell office:value-type="float" office:value="909294007.2">
                <text:p>909294007.2</text:p>
              </table:table-cell>
              <table:table-cell office:value-type="float" office:value="477509472.2">
                <text:p>477509472.2</text:p>
              </table:table-cell>
              <table:table-cell office:value-type="float" office:value="59405561.6">
                <text:p>59405561.6</text:p>
              </table:table-cell>
              <table:table-cell office:value-type="float" office:value="2791572.3">
                <text:p>2791572.3</text:p>
              </table:table-cell>
            </table:table-row>
            <table:table-row>
              <table:table-cell office:value-type="float" office:value="1800">
                <text:p>1800</text:p>
              </table:table-cell>
              <table:table-cell office:value-type="float" office:value="906317271.6">
                <text:p>906317271.6</text:p>
              </table:table-cell>
              <table:table-cell office:value-type="float" office:value="549376181.9">
                <text:p>549376181.9</text:p>
              </table:table-cell>
              <table:table-cell office:value-type="float" office:value="71522818.7">
                <text:p>71522818.7</text:p>
              </table:table-cell>
              <table:table-cell office:value-type="float" office:value="4012955.5">
                <text:p>4012955.5</text:p>
              </table:table-cell>
            </table:table-row>
            <table:table-row>
              <table:table-cell office:value-type="float" office:value="1900">
                <text:p>1900</text:p>
              </table:table-cell>
              <table:table-cell office:value-type="float" office:value="1090279567">
                <text:p>1090279567</text:p>
              </table:table-cell>
              <table:table-cell office:value-type="float" office:value="676630237.9">
                <text:p>676630237.9</text:p>
              </table:table-cell>
              <table:table-cell office:value-type="float" office:value="83656113.9">
                <text:p>83656113.9</text:p>
              </table:table-cell>
              <table:table-cell office:value-type="float" office:value="4343150.8">
                <text:p>4343150.8</text:p>
              </table:table-cell>
            </table:table-row>
            <table:table-row>
              <table:table-cell office:value-type="float" office:value="2000">
                <text:p>2000</text:p>
              </table:table-cell>
              <table:table-cell office:value-type="float" office:value="1276868884">
                <text:p>1276868884</text:p>
              </table:table-cell>
              <table:table-cell office:value-type="float" office:value="773071054.8">
                <text:p>773071054.8</text:p>
              </table:table-cell>
              <table:table-cell office:value-type="float" office:value="99294295.1">
                <text:p>99294295.1</text:p>
              </table:table-cell>
              <table:table-cell office:value-type="float" office:value="4687997.4">
                <text:p>4687997.4</text:p>
              </table:table-cell>
            </table:table-row>
            <table:table-row>
              <table:table-cell office:value-type="float" office:value="2100">
                <text:p>2100</text:p>
              </table:table-cell>
              <table:table-cell office:value-type="float" office:value="1503178606.4">
                <text:p>1503178606.4</text:p>
              </table:table-cell>
              <table:table-cell office:value-type="float" office:value="904339958.9">
                <text:p>904339958.9</text:p>
              </table:table-cell>
              <table:table-cell office:value-type="float" office:value="117168675.6">
                <text:p>117168675.6</text:p>
              </table:table-cell>
              <table:table-cell office:value-type="float" office:value="9043268.3">
                <text:p>9043268.3</text:p>
              </table:table-cell>
            </table:table-row>
            <table:table-row>
              <table:table-cell office:value-type="float" office:value="2200">
                <text:p>2200</text:p>
              </table:table-cell>
              <table:table-cell office:value-type="float" office:value="1719756042.4">
                <text:p>1719756042.4</text:p>
              </table:table-cell>
              <table:table-cell office:value-type="float" office:value="1051455546">
                <text:p>1051455546</text:p>
              </table:table-cell>
              <table:table-cell office:value-type="float" office:value="136953391.9">
                <text:p>136953391.9</text:p>
              </table:table-cell>
              <table:table-cell office:value-type="float" office:value="7254321.8">
                <text:p>7254321.8</text:p>
              </table:table-cell>
            </table:table-row>
            <table:table-row>
              <table:table-cell office:value-type="float" office:value="2300">
                <text:p>2300</text:p>
              </table:table-cell>
              <table:table-cell office:value-type="float" office:value="1953016335.8">
                <text:p>1953016335.8</text:p>
              </table:table-cell>
              <table:table-cell office:value-type="float" office:value="1187452616.8">
                <text:p>1187452616.8</text:p>
              </table:table-cell>
              <table:table-cell office:value-type="float" office:value="160986728.7">
                <text:p>160986728.7</text:p>
              </table:table-cell>
              <table:table-cell office:value-type="float" office:value="10842168.5">
                <text:p>10842168.5</text:p>
              </table:table-cell>
            </table:table-row>
            <table:table-row>
              <table:table-cell office:value-type="float" office:value="2400">
                <text:p>2400</text:p>
              </table:table-cell>
              <table:table-cell office:value-type="float" office:value="2267509419">
                <text:p>2267509419</text:p>
              </table:table-cell>
              <table:table-cell office:value-type="float" office:value="1303897593.4">
                <text:p>1303897593.4</text:p>
              </table:table-cell>
              <table:table-cell office:value-type="float" office:value="180870451.6">
                <text:p>180870451.6</text:p>
              </table:table-cell>
              <table:table-cell office:value-type="float" office:value="8453257.5">
                <text:p>8453257.5</text:p>
              </table:table-cell>
            </table:table-row>
            <table:table-row>
              <table:table-cell office:value-type="float" office:value="2500">
                <text:p>2500</text:p>
              </table:table-cell>
              <table:table-cell office:value-type="float" office:value="2591414826">
                <text:p>2591414826</text:p>
              </table:table-cell>
              <table:table-cell office:value-type="float" office:value="1547723867.8">
                <text:p>1547723867.8</text:p>
              </table:table-cell>
              <table:table-cell office:value-type="float" office:value="204548737.8">
                <text:p>204548737.8</text:p>
              </table:table-cell>
              <table:table-cell office:value-type="float" office:value="7941659.5">
                <text:p>7941659.5</text:p>
              </table:table-cell>
            </table:table-row>
            <table:table-row>
              <table:table-cell office:value-type="float" office:value="2600">
                <text:p>2600</text:p>
              </table:table-cell>
              <table:table-cell office:value-type="float" office:value="2782999467.9">
                <text:p>2782999467.9</text:p>
              </table:table-cell>
              <table:table-cell office:value-type="float" office:value="1982725261.4">
                <text:p>1982725261.4</text:p>
              </table:table-cell>
              <table:table-cell office:value-type="float" office:value="235010589.2">
                <text:p>235010589.2</text:p>
              </table:table-cell>
              <table:table-cell office:value-type="float" office:value="9558205">
                <text:p>9558205</text:p>
              </table:table-cell>
            </table:table-row>
            <table:table-row>
              <table:table-cell office:value-type="float" office:value="2700">
                <text:p>2700</text:p>
              </table:table-cell>
              <table:table-cell office:value-type="float" office:value="3274779623">
                <text:p>3274779623</text:p>
              </table:table-cell>
              <table:table-cell office:value-type="float" office:value="2088277134.5">
                <text:p>2088277134.5</text:p>
              </table:table-cell>
              <table:table-cell office:value-type="float" office:value="269199475.5">
                <text:p>269199475.5</text:p>
              </table:table-cell>
              <table:table-cell office:value-type="float" office:value="12870191.1">
                <text:p>12870191.1</text:p>
              </table:table-cell>
            </table:table-row>
            <table:table-row>
              <table:table-cell office:value-type="float" office:value="2800">
                <text:p>2800</text:p>
              </table:table-cell>
              <table:table-cell office:value-type="float" office:value="3688662374.7">
                <text:p>3688662374.7</text:p>
              </table:table-cell>
              <table:table-cell office:value-type="float" office:value="2092384139.2">
                <text:p>2092384139.2</text:p>
              </table:table-cell>
              <table:table-cell office:value-type="float" office:value="307227376">
                <text:p>307227376</text:p>
              </table:table-cell>
              <table:table-cell office:value-type="float" office:value="12309619.4">
                <text:p>12309619.4</text:p>
              </table:table-cell>
            </table:table-row>
            <table:table-row>
              <table:table-cell office:value-type="float" office:value="2900">
                <text:p>2900</text:p>
              </table:table-cell>
              <table:table-cell office:value-type="float" office:value="3851812317.5">
                <text:p>3851812317.5</text:p>
              </table:table-cell>
              <table:table-cell office:value-type="float" office:value="2350445920.9">
                <text:p>2350445920.9</text:p>
              </table:table-cell>
              <table:table-cell office:value-type="float" office:value="349066952.1">
                <text:p>349066952.1</text:p>
              </table:table-cell>
              <table:table-cell office:value-type="float" office:value="14797029.3">
                <text:p>14797029.3</text:p>
              </table:table-cell>
            </table:table-row>
            <table:table-row>
              <table:table-cell office:value-type="float" office:value="3000">
                <text:p>3000</text:p>
              </table:table-cell>
              <table:table-cell office:value-type="float" office:value="4651792534.3">
                <text:p>4651792534.3</text:p>
              </table:table-cell>
              <table:table-cell office:value-type="float" office:value="2544082879.8">
                <text:p>2544082879.8</text:p>
              </table:table-cell>
              <table:table-cell office:value-type="float" office:value="412581032.7">
                <text:p>412581032.7</text:p>
              </table:table-cell>
              <table:table-cell office:value-type="float" office:value="16281804.7">
                <text:p>16281804.7</text:p>
              </table:table-cell>
            </table:table-row>
            <table:table-row>
              <table:table-cell office:value-type="float" office:value="3100">
                <text:p>3100</text:p>
              </table:table-cell>
              <table:table-cell office:value-type="float" office:value="4888815004">
                <text:p>4888815004</text:p>
              </table:table-cell>
              <table:table-cell office:value-type="float" office:value="2800916760.6">
                <text:p>2800916760.6</text:p>
              </table:table-cell>
              <table:table-cell office:value-type="float" office:value="461683874.5">
                <text:p>461683874.5</text:p>
              </table:table-cell>
              <table:table-cell office:value-type="float" office:value="17362360.9">
                <text:p>17362360.9</text:p>
              </table:table-cell>
            </table:table-row>
            <table:table-row>
              <table:table-cell office:value-type="float" office:value="3200">
                <text:p>3200</text:p>
              </table:table-cell>
              <table:table-cell office:value-type="float" office:value="4946284618.7">
                <text:p>4946284618.7</text:p>
              </table:table-cell>
              <table:table-cell office:value-type="float" office:value="3109073774.3">
                <text:p>3109073774.3</text:p>
              </table:table-cell>
              <table:table-cell office:value-type="float" office:value="497072755.3">
                <text:p>497072755.3</text:p>
              </table:table-cell>
              <table:table-cell office:value-type="float" office:value="18587172">
                <text:p>18587172</text:p>
              </table:table-cell>
            </table:table-row>
            <table:table-row>
              <table:table-cell office:value-type="float" office:value="3300">
                <text:p>3300</text:p>
              </table:table-cell>
              <table:table-cell office:value-type="float" office:value="5253995532.8">
                <text:p>5253995532.8</text:p>
              </table:table-cell>
              <table:table-cell office:value-type="float" office:value="3370847093.9">
                <text:p>3370847093.9</text:p>
              </table:table-cell>
              <table:table-cell office:value-type="float" office:value="471487265.4">
                <text:p>471487265.4</text:p>
              </table:table-cell>
              <table:table-cell office:value-type="float" office:value="19280034">
                <text:p>19280034</text:p>
              </table:table-cell>
            </table:table-row>
            <table:table-row>
              <table:table-cell office:value-type="float" office:value="3400">
                <text:p>3400</text:p>
              </table:table-cell>
              <table:table-cell office:value-type="float" office:value="6111596021.5">
                <text:p>6111596021.5</text:p>
              </table:table-cell>
              <table:table-cell office:value-type="float" office:value="3694194925.8">
                <text:p>3694194925.8</text:p>
              </table:table-cell>
              <table:table-cell office:value-type="float" office:value="499521517.1">
                <text:p>499521517.1</text:p>
              </table:table-cell>
              <table:table-cell office:value-type="float" office:value="22803459.2">
                <text:p>22803459.2</text:p>
              </table:table-cell>
            </table:table-row>
            <table:table-row>
              <table:table-cell office:value-type="float" office:value="3500">
                <text:p>3500</text:p>
              </table:table-cell>
              <table:table-cell office:value-type="float" office:value="6332461298.5">
                <text:p>6332461298.5</text:p>
              </table:table-cell>
              <table:table-cell office:value-type="float" office:value="4017407220.5">
                <text:p>4017407220.5</text:p>
              </table:table-cell>
              <table:table-cell office:value-type="float" office:value="537623489.6">
                <text:p>537623489.6</text:p>
              </table:table-cell>
              <table:table-cell office:value-type="float" office:value="22461804.1">
                <text:p>22461804.1</text:p>
              </table:table-cell>
            </table:table-row>
            <table:table-row>
              <table:table-cell office:value-type="float" office:value="3600">
                <text:p>3600</text:p>
              </table:table-cell>
              <table:table-cell office:value-type="float" office:value="7162621524.4">
                <text:p>7162621524.4</text:p>
              </table:table-cell>
              <table:table-cell office:value-type="float" office:value="4285229350.3">
                <text:p>4285229350.3</text:p>
              </table:table-cell>
              <table:table-cell office:value-type="float" office:value="649341962.8">
                <text:p>649341962.8</text:p>
              </table:table-cell>
              <table:table-cell office:value-type="float" office:value="25308014.2">
                <text:p>25308014.2</text:p>
              </table:table-cell>
            </table:table-row>
            <table:table-row>
              <table:table-cell office:value-type="float" office:value="3700">
                <text:p>3700</text:p>
              </table:table-cell>
              <table:table-cell office:value-type="float" office:value="7670210020.8">
                <text:p>7670210020.8</text:p>
              </table:table-cell>
              <table:table-cell office:value-type="float" office:value="4648779706.9">
                <text:p>4648779706.9</text:p>
              </table:table-cell>
              <table:table-cell office:value-type="float" office:value="655307761.7">
                <text:p>655307761.7</text:p>
              </table:table-cell>
              <table:table-cell office:value-type="float" office:value="22905448.5">
                <text:p>22905448.5</text:p>
              </table:table-cell>
            </table:table-row>
            <table:table-row>
              <table:table-cell office:value-type="float" office:value="3800">
                <text:p>3800</text:p>
              </table:table-cell>
              <table:table-cell office:value-type="float" office:value="8148637420">
                <text:p>8148637420</text:p>
              </table:table-cell>
              <table:table-cell office:value-type="float" office:value="5245684433.9">
                <text:p>5245684433.9</text:p>
              </table:table-cell>
              <table:table-cell office:value-type="float" office:value="759788443.9">
                <text:p>759788443.9</text:p>
              </table:table-cell>
              <table:table-cell office:value-type="float" office:value="21979801.9">
                <text:p>21979801.9</text:p>
              </table:table-cell>
            </table:table-row>
            <table:table-row>
              <table:table-cell office:value-type="float" office:value="3900">
                <text:p>3900</text:p>
              </table:table-cell>
              <table:table-cell office:value-type="float" office:value="9041152963.8">
                <text:p>9041152963.8</text:p>
              </table:table-cell>
              <table:table-cell office:value-type="float" office:value="5373524196.4">
                <text:p>5373524196.4</text:p>
              </table:table-cell>
              <table:table-cell office:value-type="float" office:value="823709820.9">
                <text:p>823709820.9</text:p>
              </table:table-cell>
              <table:table-cell office:value-type="float" office:value="30329037.4">
                <text:p>30329037.4</text:p>
              </table:table-cell>
            </table:table-row>
            <table:table-row>
              <table:table-cell office:value-type="float" office:value="4000">
                <text:p>4000</text:p>
              </table:table-cell>
              <table:table-cell office:value-type="float" office:value="10704086155.7">
                <text:p>10704086155.7</text:p>
              </table:table-cell>
              <table:table-cell office:value-type="float" office:value="6016396838">
                <text:p>6016396838</text:p>
              </table:table-cell>
              <table:table-cell office:value-type="float" office:value="945580391.3">
                <text:p>945580391.3</text:p>
              </table:table-cell>
              <table:table-cell office:value-type="float" office:value="32094010">
                <text:p>32094010</text:p>
              </table:table-cell>
            </table:table-row>
            <table:table-row>
              <table:table-cell office:value-type="float" office:value="4100">
                <text:p>4100</text:p>
              </table:table-cell>
              <table:table-cell office:value-type="float" office:value="11096831579">
                <text:p>11096831579</text:p>
              </table:table-cell>
              <table:table-cell office:value-type="float" office:value="6676907465.9">
                <text:p>6676907465.9</text:p>
              </table:table-cell>
              <table:table-cell office:value-type="float" office:value="944769398.1">
                <text:p>944769398.1</text:p>
              </table:table-cell>
              <table:table-cell office:value-type="float" office:value="32048270.7">
                <text:p>32048270.7</text:p>
              </table:table-cell>
            </table:table-row>
            <table:table-row>
              <table:table-cell office:value-type="float" office:value="4200">
                <text:p>4200</text:p>
              </table:table-cell>
              <table:table-cell office:value-type="float" office:value="11890281144.9">
                <text:p>11890281144.9</text:p>
              </table:table-cell>
              <table:table-cell office:value-type="float" office:value="7112275358.8">
                <text:p>7112275358.8</text:p>
              </table:table-cell>
              <table:table-cell office:value-type="float" office:value="1141697199.4">
                <text:p>1141697199.4</text:p>
              </table:table-cell>
              <table:table-cell office:value-type="float" office:value="34185263.5">
                <text:p>34185263.5</text:p>
              </table:table-cell>
            </table:table-row>
            <table:table-row>
              <table:table-cell office:value-type="float" office:value="4300">
                <text:p>4300</text:p>
              </table:table-cell>
              <table:table-cell office:value-type="float" office:value="13015495893.4">
                <text:p>13015495893.4</text:p>
              </table:table-cell>
              <table:table-cell office:value-type="float" office:value="7436475297.7">
                <text:p>7436475297.7</text:p>
              </table:table-cell>
              <table:table-cell office:value-type="float" office:value="1227928481.1">
                <text:p>1227928481.1</text:p>
              </table:table-cell>
              <table:table-cell office:value-type="float" office:value="33975480">
                <text:p>33975480</text:p>
              </table:table-cell>
            </table:table-row>
            <table:table-row>
              <table:table-cell office:value-type="float" office:value="4400">
                <text:p>4400</text:p>
              </table:table-cell>
              <table:table-cell office:value-type="float" office:value="13507686273.4">
                <text:p>13507686273.4</text:p>
              </table:table-cell>
              <table:table-cell office:value-type="float" office:value="8454854429.2">
                <text:p>8454854429.2</text:p>
              </table:table-cell>
              <table:table-cell office:value-type="float" office:value="1145117420.6">
                <text:p>1145117420.6</text:p>
              </table:table-cell>
              <table:table-cell office:value-type="float" office:value="36370197.8">
                <text:p>36370197.8</text:p>
              </table:table-cell>
            </table:table-row>
            <table:table-row>
              <table:table-cell office:value-type="float" office:value="4500">
                <text:p>4500</text:p>
              </table:table-cell>
              <table:table-cell office:value-type="float" office:value="14361862203.4">
                <text:p>14361862203.4</text:p>
              </table:table-cell>
              <table:table-cell office:value-type="float" office:value="8427767133.4">
                <text:p>8427767133.4</text:p>
              </table:table-cell>
              <table:table-cell office:value-type="float" office:value="1418572526.8">
                <text:p>1418572526.8</text:p>
              </table:table-cell>
              <table:table-cell office:value-type="float" office:value="38199368.8">
                <text:p>38199368.8</text:p>
              </table:table-cell>
            </table:table-row>
            <table:table-row>
              <table:table-cell office:value-type="float" office:value="4600">
                <text:p>4600</text:p>
              </table:table-cell>
              <table:table-cell office:value-type="float" office:value="16371054740.8">
                <text:p>16371054740.8</text:p>
              </table:table-cell>
              <table:table-cell office:value-type="float" office:value="9810404058.6">
                <text:p>9810404058.6</text:p>
              </table:table-cell>
              <table:table-cell office:value-type="float" office:value="1496601532.7">
                <text:p>1496601532.7</text:p>
              </table:table-cell>
              <table:table-cell office:value-type="float" office:value="42812616.2">
                <text:p>42812616.2</text:p>
              </table:table-cell>
            </table:table-row>
            <table:table-row>
              <table:table-cell office:value-type="float" office:value="4700">
                <text:p>4700</text:p>
              </table:table-cell>
              <table:table-cell office:value-type="float" office:value="16058373611.9">
                <text:p>16058373611.9</text:p>
              </table:table-cell>
              <table:table-cell office:value-type="float" office:value="10318695278.6">
                <text:p>10318695278.6</text:p>
              </table:table-cell>
              <table:table-cell office:value-type="float" office:value="1550133039.8">
                <text:p>1550133039.8</text:p>
              </table:table-cell>
              <table:table-cell office:value-type="float" office:value="40726306.6">
                <text:p>40726306.6</text:p>
              </table:table-cell>
            </table:table-row>
            <table:table-row>
              <table:table-cell office:value-type="float" office:value="4800">
                <text:p>4800</text:p>
              </table:table-cell>
              <table:table-cell office:value-type="float" office:value="17162266542.8">
                <text:p>17162266542.8</text:p>
              </table:table-cell>
              <table:table-cell office:value-type="float" office:value="10675915157.5">
                <text:p>10675915157.5</text:p>
              </table:table-cell>
              <table:table-cell office:value-type="float" office:value="1420160845.9">
                <text:p>1420160845.9</text:p>
              </table:table-cell>
              <table:table-cell office:value-type="float" office:value="50149384.2">
                <text:p>50149384.2</text:p>
              </table:table-cell>
            </table:table-row>
            <table:table-row>
              <table:table-cell office:value-type="float" office:value="4900">
                <text:p>4900</text:p>
              </table:table-cell>
              <table:table-cell office:value-type="float" office:value="19520178780.1">
                <text:p>19520178780.1</text:p>
              </table:table-cell>
              <table:table-cell office:value-type="float" office:value="11126417717.9">
                <text:p>11126417717.9</text:p>
              </table:table-cell>
              <table:table-cell office:value-type="float" office:value="1589035986.2">
                <text:p>1589035986.2</text:p>
              </table:table-cell>
              <table:table-cell office:value-type="float" office:value="46905985.4">
                <text:p>46905985.4</text:p>
              </table:table-cell>
            </table:table-row>
            <table:table-row>
              <table:table-cell office:value-type="float" office:value="5000">
                <text:p>5000</text:p>
              </table:table-cell>
              <table:table-cell office:value-type="float" office:value="20925717569.5">
                <text:p>20925717569.5</text:p>
              </table:table-cell>
              <table:table-cell office:value-type="float" office:value="10681933972.1">
                <text:p>10681933972.1</text:p>
              </table:table-cell>
              <table:table-cell office:value-type="float" office:value="1726526555">
                <text:p>1726526555</text:p>
              </table:table-cell>
              <table:table-cell office:value-type="float" office:value="48644532.9">
                <text:p>4864453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945cm" svg:y="0.315cm" chart:style-name="ch2">
          <text:p>Multiplication Times</text:p>
        </chart:title>
        <chart:legend chart:legend-position="bottom" svg:x="6.243cm" svg:y="8.4cm" style:legend-expansion="wide" chart:style-name="ch3"/>
        <chart:plot-area chart:style-name="ch4" chart:data-source-has-labels="both" svg:x="1.33cm" svg:y="1.273cm" svg:width="14.35cm" svg:height="5.783cm">
          <chartooo:coordinate-region svg:x="3.989cm" svg:y="1.273cm" svg:width="11.691cm" svg:height="4.53cm"/>
          <chart:axis chart:dimension="x" chart:name="primary-x" chart:style-name="ch5" chartooo:axis-type="auto">
            <chartooo:date-scale/>
            <chart:title svg:x="7.654cm" svg:y="7.235cm" chart:style-name="ch6">
              <text:p>Matrix Size</text:p>
            </chart:title>
            <chart:categories table:cell-range-address="local-table.$A$2:.$A$51"/>
          </chart:axis>
          <chart:axis chart:dimension="y" chart:name="primary-y" chart:style-name="ch5">
            <chart:title svg:x="0.451cm" svg:y="5.346cm" chart:style-name="ch7">
              <text:p>Time to multiply</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text:p>
              </table:table-cell>
              <table:table-cell office:value-type="string">
                <text:p>CSR</text:p>
              </table:table-cell>
            </table:table-row>
          </table:table-header-rows>
          <table:table-rows>
            <table:table-row>
              <table:table-cell office:value-type="float" office:value="100">
                <text:p>100</text:p>
              </table:table-cell>
              <table:table-cell office:value-type="float" office:value="941907.5">
                <text:p>941907.5</text:p>
              </table:table-cell>
              <table:table-cell office:value-type="float" office:value="2583509.4">
                <text:p>2583509.4</text:p>
              </table:table-cell>
            </table:table-row>
            <table:table-row>
              <table:table-cell office:value-type="float" office:value="200">
                <text:p>200</text:p>
              </table:table-cell>
              <table:table-cell office:value-type="float" office:value="7413908.2">
                <text:p>7413908.2</text:p>
              </table:table-cell>
              <table:table-cell office:value-type="float" office:value="9390522.2">
                <text:p>9390522.2</text:p>
              </table:table-cell>
            </table:table-row>
            <table:table-row>
              <table:table-cell office:value-type="float" office:value="300">
                <text:p>300</text:p>
              </table:table-cell>
              <table:table-cell office:value-type="float" office:value="44986451.2">
                <text:p>44986451.2</text:p>
              </table:table-cell>
              <table:table-cell office:value-type="float" office:value="25947866.1">
                <text:p>25947866.1</text:p>
              </table:table-cell>
            </table:table-row>
            <table:table-row>
              <table:table-cell office:value-type="float" office:value="400">
                <text:p>400</text:p>
              </table:table-cell>
              <table:table-cell office:value-type="float" office:value="106908200.1">
                <text:p>106908200.1</text:p>
              </table:table-cell>
              <table:table-cell office:value-type="float" office:value="55853088.5">
                <text:p>55853088.5</text:p>
              </table:table-cell>
            </table:table-row>
            <table:table-row>
              <table:table-cell office:value-type="float" office:value="500">
                <text:p>500</text:p>
              </table:table-cell>
              <table:table-cell office:value-type="float" office:value="217942131.6">
                <text:p>217942131.6</text:p>
              </table:table-cell>
              <table:table-cell office:value-type="float" office:value="109372044.4">
                <text:p>109372044.4</text:p>
              </table:table-cell>
            </table:table-row>
            <table:table-row>
              <table:table-cell office:value-type="float" office:value="600">
                <text:p>600</text:p>
              </table:table-cell>
              <table:table-cell office:value-type="float" office:value="372349135.4">
                <text:p>372349135.4</text:p>
              </table:table-cell>
              <table:table-cell office:value-type="float" office:value="186760954.8">
                <text:p>186760954.8</text:p>
              </table:table-cell>
            </table:table-row>
            <table:table-row>
              <table:table-cell office:value-type="float" office:value="700">
                <text:p>700</text:p>
              </table:table-cell>
              <table:table-cell office:value-type="float" office:value="629702888.5">
                <text:p>629702888.5</text:p>
              </table:table-cell>
              <table:table-cell office:value-type="float" office:value="297240806.4">
                <text:p>297240806.4</text:p>
              </table:table-cell>
            </table:table-row>
            <table:table-row>
              <table:table-cell office:value-type="float" office:value="800">
                <text:p>800</text:p>
              </table:table-cell>
              <table:table-cell office:value-type="float" office:value="1036513059.6">
                <text:p>1036513059.6</text:p>
              </table:table-cell>
              <table:table-cell office:value-type="float" office:value="457878318.5">
                <text:p>457878318.5</text:p>
              </table:table-cell>
            </table:table-row>
            <table:table-row>
              <table:table-cell office:value-type="float" office:value="900">
                <text:p>900</text:p>
              </table:table-cell>
              <table:table-cell office:value-type="float" office:value="1575132923.7">
                <text:p>1575132923.7</text:p>
              </table:table-cell>
              <table:table-cell office:value-type="float" office:value="693792004.8">
                <text:p>693792004.8</text:p>
              </table:table-cell>
            </table:table-row>
            <table:table-row>
              <table:table-cell office:value-type="float" office:value="1000">
                <text:p>1000</text:p>
              </table:table-cell>
              <table:table-cell office:value-type="float" office:value="2900886934.7">
                <text:p>2900886934.7</text:p>
              </table:table-cell>
              <table:table-cell office:value-type="float" office:value="925285785.3">
                <text:p>925285785.3</text:p>
              </table:table-cell>
            </table:table-row>
            <table:table-row>
              <table:table-cell office:value-type="float" office:value="1100">
                <text:p>1100</text:p>
              </table:table-cell>
              <table:table-cell office:value-type="float" office:value="10850316650.8">
                <text:p>10850316650.8</text:p>
              </table:table-cell>
              <table:table-cell office:value-type="float" office:value="1213800549.4">
                <text:p>1213800549.4</text:p>
              </table:table-cell>
            </table:table-row>
            <table:table-row>
              <table:table-cell office:value-type="float" office:value="1200">
                <text:p>1200</text:p>
              </table:table-cell>
              <table:table-cell office:value-type="float" office:value="16053795752.1">
                <text:p>16053795752.1</text:p>
              </table:table-cell>
              <table:table-cell office:value-type="float" office:value="1567005121.2">
                <text:p>1567005121.2</text:p>
              </table:table-cell>
            </table:table-row>
            <table:table-row>
              <table:table-cell office:value-type="float" office:value="1300">
                <text:p>1300</text:p>
              </table:table-cell>
              <table:table-cell office:value-type="float" office:value="21528662468.6">
                <text:p>21528662468.6</text:p>
              </table:table-cell>
              <table:table-cell office:value-type="float" office:value="2025421247">
                <text:p>2025421247</text:p>
              </table:table-cell>
            </table:table-row>
            <table:table-row>
              <table:table-cell office:value-type="float" office:value="1400">
                <text:p>1400</text:p>
              </table:table-cell>
              <table:table-cell office:value-type="float" office:value="28141966412">
                <text:p>28141966412</text:p>
              </table:table-cell>
              <table:table-cell office:value-type="float" office:value="2445248525.9">
                <text:p>2445248525.9</text:p>
              </table:table-cell>
            </table:table-row>
            <table:table-row>
              <table:table-cell office:value-type="float" office:value="1500">
                <text:p>1500</text:p>
              </table:table-cell>
              <table:table-cell office:value-type="float" office:value="36505750541.5">
                <text:p>36505750541.5</text:p>
              </table:table-cell>
              <table:table-cell office:value-type="float" office:value="3152293748.3">
                <text:p>3152293748.3</text:p>
              </table:table-cell>
            </table:table-row>
            <table:table-row>
              <table:table-cell office:value-type="float" office:value="1600">
                <text:p>1600</text:p>
              </table:table-cell>
              <table:table-cell office:value-type="float" office:value="44829863840.3">
                <text:p>44829863840.3</text:p>
              </table:table-cell>
              <table:table-cell office:value-type="float" office:value="3756432325.9">
                <text:p>3756432325.9</text:p>
              </table:table-cell>
            </table:table-row>
            <table:table-row>
              <table:table-cell office:value-type="float" office:value="1700">
                <text:p>1700</text:p>
              </table:table-cell>
              <table:table-cell office:value-type="float" office:value="57516741672.3">
                <text:p>57516741672.3</text:p>
              </table:table-cell>
              <table:table-cell office:value-type="float" office:value="4794919619.6">
                <text:p>4794919619.6</text:p>
              </table:table-cell>
            </table:table-row>
            <table:table-row>
              <table:table-cell office:value-type="float" office:value="1800">
                <text:p>1800</text:p>
              </table:table-cell>
              <table:table-cell office:value-type="float" office:value="70995036592.8">
                <text:p>70995036592.8</text:p>
              </table:table-cell>
              <table:table-cell office:value-type="float" office:value="5692755399.1">
                <text:p>5692755399.1</text:p>
              </table:table-cell>
            </table:table-row>
            <table:table-row>
              <table:table-cell office:value-type="float" office:value="1900">
                <text:p>1900</text:p>
              </table:table-cell>
              <table:table-cell office:value-type="float" office:value="84125229169.1">
                <text:p>84125229169.1</text:p>
              </table:table-cell>
              <table:table-cell office:value-type="float" office:value="6258844999.7">
                <text:p>6258844999.7</text:p>
              </table:table-cell>
            </table:table-row>
            <table:table-row>
              <table:table-cell office:value-type="float" office:value="2000">
                <text:p>2000</text:p>
              </table:table-cell>
              <table:table-cell office:value-type="float" office:value="101473264486.8">
                <text:p>101473264486.8</text:p>
              </table:table-cell>
              <table:table-cell office:value-type="float" office:value="7821949359.8">
                <text:p>7821949359.8</text:p>
              </table:table-cell>
            </table:table-row>
            <table:table-row>
              <table:table-cell office:value-type="float" office:value="2100">
                <text:p>2100</text:p>
              </table:table-cell>
              <table:table-cell office:value-type="float" office:value="115277815260.2">
                <text:p>115277815260.2</text:p>
              </table:table-cell>
              <table:table-cell office:value-type="float" office:value="8498547775.3">
                <text:p>8498547775.3</text:p>
              </table:table-cell>
            </table:table-row>
            <table:table-row>
              <table:table-cell office:value-type="float" office:value="2200">
                <text:p>2200</text:p>
              </table:table-cell>
              <table:table-cell office:value-type="float" office:value="137753065000.2">
                <text:p>137753065000.2</text:p>
              </table:table-cell>
              <table:table-cell office:value-type="float" office:value="9804158242.6">
                <text:p>9804158242.6</text:p>
              </table:table-cell>
            </table:table-row>
            <table:table-row>
              <table:table-cell office:value-type="float" office:value="2300">
                <text:p>2300</text:p>
              </table:table-cell>
              <table:table-cell office:value-type="float" office:value="151723235514.9">
                <text:p>151723235514.9</text:p>
              </table:table-cell>
              <table:table-cell office:value-type="float" office:value="10968200242">
                <text:p>10968200242</text:p>
              </table:table-cell>
            </table:table-row>
            <table:table-row>
              <table:table-cell office:value-type="float" office:value="2400">
                <text:p>2400</text:p>
              </table:table-cell>
              <table:table-cell office:value-type="float" office:value="189137606331.7">
                <text:p>189137606331.7</text:p>
              </table:table-cell>
              <table:table-cell office:value-type="float" office:value="12917775105.5">
                <text:p>12917775105.5</text:p>
              </table:table-cell>
            </table:table-row>
            <table:table-row>
              <table:table-cell office:value-type="float" office:value="2500">
                <text:p>2500</text:p>
              </table:table-cell>
              <table:table-cell office:value-type="float" office:value="205432698708.5">
                <text:p>205432698708.5</text:p>
              </table:table-cell>
              <table:table-cell office:value-type="float" office:value="14676375431.6">
                <text:p>14676375431.6</text:p>
              </table:table-cell>
            </table:table-row>
            <table:table-row>
              <table:table-cell office:value-type="float" office:value="2600">
                <text:p>2600</text:p>
              </table:table-cell>
              <table:table-cell office:value-type="float" office:value="248797589316">
                <text:p>248797589316</text:p>
              </table:table-cell>
              <table:table-cell office:value-type="float" office:value="16191800807">
                <text:p>16191800807</text:p>
              </table:table-cell>
            </table:table-row>
            <table:table-row>
              <table:table-cell office:value-type="float" office:value="2700">
                <text:p>2700</text:p>
              </table:table-cell>
              <table:table-cell office:value-type="float" office:value="265880593953.7">
                <text:p>265880593953.7</text:p>
              </table:table-cell>
              <table:table-cell office:value-type="float" office:value="18363927145.1">
                <text:p>18363927145.1</text:p>
              </table:table-cell>
            </table:table-row>
            <table:table-row>
              <table:table-cell office:value-type="float" office:value="2800">
                <text:p>2800</text:p>
              </table:table-cell>
              <table:table-cell office:value-type="float" office:value="341022947982.6">
                <text:p>341022947982.6</text:p>
              </table:table-cell>
              <table:table-cell office:value-type="float" office:value="20159276799">
                <text:p>20159276799</text:p>
              </table:table-cell>
            </table:table-row>
            <table:table-row>
              <table:table-cell office:value-type="float" office:value="2900">
                <text:p>2900</text:p>
              </table:table-cell>
              <table:table-cell office:value-type="float" office:value="362536112889.8">
                <text:p>362536112889.8</text:p>
              </table:table-cell>
              <table:table-cell office:value-type="float" office:value="21523823683.9">
                <text:p>21523823683.9</text:p>
              </table:table-cell>
            </table:table-row>
            <table:table-row>
              <table:table-cell office:value-type="float" office:value="3000">
                <text:p>3000</text:p>
              </table:table-cell>
              <table:table-cell office:value-type="float" office:value="415365553506.7">
                <text:p>415365553506.7</text:p>
              </table:table-cell>
              <table:table-cell office:value-type="float" office:value="24703483637.3">
                <text:p>24703483637.3</text:p>
              </table:table-cell>
            </table:table-row>
            <table:table-row>
              <table:table-cell office:value-type="float" office:value="3100">
                <text:p>3100</text:p>
              </table:table-cell>
              <table:table-cell office:value-type="float" office:value="458803428340.6">
                <text:p>458803428340.6</text:p>
              </table:table-cell>
              <table:table-cell office:value-type="float" office:value="29286657236">
                <text:p>29286657236</text:p>
              </table:table-cell>
            </table:table-row>
            <table:table-row>
              <table:table-cell office:value-type="float" office:value="3200">
                <text:p>3200</text:p>
              </table:table-cell>
              <table:table-cell office:value-type="float" office:value="514250741364.3">
                <text:p>514250741364.3</text:p>
              </table:table-cell>
              <table:table-cell office:value-type="float" office:value="26658386907.2">
                <text:p>26658386907.2</text:p>
              </table:table-cell>
            </table:table-row>
            <table:table-row>
              <table:table-cell office:value-type="float" office:value="3300">
                <text:p>3300</text:p>
              </table:table-cell>
              <table:table-cell office:value-type="float" office:value="562802417372.8">
                <text:p>562802417372.8</text:p>
              </table:table-cell>
              <table:table-cell office:value-type="float" office:value="29170540010.1">
                <text:p>29170540010.1</text:p>
              </table:table-cell>
            </table:table-row>
            <table:table-row>
              <table:table-cell office:value-type="float" office:value="3400">
                <text:p>3400</text:p>
              </table:table-cell>
              <table:table-cell office:value-type="float" office:value="643659940432.1">
                <text:p>643659940432.1</text:p>
              </table:table-cell>
              <table:table-cell office:value-type="float" office:value="32765329717">
                <text:p>32765329717</text:p>
              </table:table-cell>
            </table:table-row>
            <table:table-row>
              <table:table-cell office:value-type="float" office:value="3500">
                <text:p>3500</text:p>
              </table:table-cell>
              <table:table-cell office:value-type="float" office:value="709117865754.7">
                <text:p>709117865754.7</text:p>
              </table:table-cell>
              <table:table-cell office:value-type="float" office:value="36326925402.7">
                <text:p>36326925402.7</text:p>
              </table:table-cell>
            </table:table-row>
            <table:table-row>
              <table:table-cell office:value-type="float" office:value="3600">
                <text:p>3600</text:p>
              </table:table-cell>
              <table:table-cell office:value-type="float" office:value="781177997662.6">
                <text:p>781177997662.6</text:p>
              </table:table-cell>
              <table:table-cell office:value-type="float" office:value="40088836977.8">
                <text:p>40088836977.8</text:p>
              </table:table-cell>
            </table:table-row>
            <table:table-row>
              <table:table-cell office:value-type="float" office:value="3700">
                <text:p>3700</text:p>
              </table:table-cell>
              <table:table-cell office:value-type="float" office:value="804745564442.5">
                <text:p>804745564442.5</text:p>
              </table:table-cell>
              <table:table-cell office:value-type="float" office:value="44301893469.2">
                <text:p>44301893469.2</text:p>
              </table:table-cell>
            </table:table-row>
            <table:table-row>
              <table:table-cell office:value-type="float" office:value="3800">
                <text:p>3800</text:p>
              </table:table-cell>
              <table:table-cell office:value-type="float" office:value="948223329621.6">
                <text:p>948223329621.6</text:p>
              </table:table-cell>
              <table:table-cell office:value-type="float" office:value="51336116395.5">
                <text:p>51336116395.5</text:p>
              </table:table-cell>
            </table:table-row>
            <table:table-row>
              <table:table-cell office:value-type="float" office:value="3900">
                <text:p>3900</text:p>
              </table:table-cell>
              <table:table-cell office:value-type="float" office:value="1013088213875.4">
                <text:p>1013088213875.4</text:p>
              </table:table-cell>
              <table:table-cell office:value-type="float" office:value="53715202052">
                <text:p>53715202052</text:p>
              </table:table-cell>
            </table:table-row>
            <table:table-row>
              <table:table-cell office:value-type="float" office:value="4000">
                <text:p>4000</text:p>
              </table:table-cell>
              <table:table-cell office:value-type="float" office:value="1135071336967.1">
                <text:p>1135071336967.1</text:p>
              </table:table-cell>
              <table:table-cell office:value-type="float" office:value="55806177695.3">
                <text:p>55806177695.3</text:p>
              </table:table-cell>
            </table:table-row>
            <table:table-row>
              <table:table-cell office:value-type="float" office:value="4100">
                <text:p>4100</text:p>
              </table:table-cell>
              <table:table-cell office:value-type="float" office:value="1297930027673.4">
                <text:p>1297930027673.4</text:p>
              </table:table-cell>
              <table:table-cell office:value-type="float" office:value="59731470688.8">
                <text:p>59731470688.8</text:p>
              </table:table-cell>
            </table:table-row>
            <table:table-row>
              <table:table-cell office:value-type="float" office:value="4200">
                <text:p>4200</text:p>
              </table:table-cell>
              <table:table-cell office:value-type="float" office:value="1384115873377.1">
                <text:p>1384115873377.1</text:p>
              </table:table-cell>
              <table:table-cell office:value-type="float" office:value="61175529585.9">
                <text:p>61175529585.9</text:p>
              </table:table-cell>
            </table:table-row>
            <table:table-row>
              <table:table-cell office:value-type="float" office:value="4300">
                <text:p>4300</text:p>
              </table:table-cell>
              <table:table-cell office:value-type="float" office:value="1508604269798.7">
                <text:p>1508604269798.7</text:p>
              </table:table-cell>
              <table:table-cell office:value-type="float" office:value="65141487527.6">
                <text:p>65141487527.6</text:p>
              </table:table-cell>
            </table:table-row>
            <table:table-row>
              <table:table-cell office:value-type="float" office:value="4400">
                <text:p>4400</text:p>
              </table:table-cell>
              <table:table-cell office:value-type="float" office:value="1587914644238.6">
                <text:p>1587914644238.6</text:p>
              </table:table-cell>
              <table:table-cell office:value-type="float" office:value="75159973128.3">
                <text:p>75159973128.3</text:p>
              </table:table-cell>
            </table:table-row>
            <table:table-row>
              <table:table-cell office:value-type="float" office:value="4500">
                <text:p>4500</text:p>
              </table:table-cell>
              <table:table-cell office:value-type="float" office:value="1720730688150.2">
                <text:p>1720730688150.2</text:p>
              </table:table-cell>
              <table:table-cell office:value-type="float" office:value="82905651937.3">
                <text:p>82905651937.3</text:p>
              </table:table-cell>
            </table:table-row>
            <table:table-row>
              <table:table-cell office:value-type="float" office:value="4600">
                <text:p>4600</text:p>
              </table:table-cell>
              <table:table-cell office:value-type="float" office:value="1884163670202.5">
                <text:p>1884163670202.5</text:p>
              </table:table-cell>
              <table:table-cell office:value-type="float" office:value="87677194262.7">
                <text:p>87677194262.7</text:p>
              </table:table-cell>
            </table:table-row>
            <table:table-row>
              <table:table-cell office:value-type="float" office:value="4700">
                <text:p>4700</text:p>
              </table:table-cell>
              <table:table-cell office:value-type="float" office:value="1990699027585.5">
                <text:p>1990699027585.5</text:p>
              </table:table-cell>
              <table:table-cell office:value-type="float" office:value="92633188963">
                <text:p>92633188963</text:p>
              </table:table-cell>
            </table:table-row>
            <table:table-row>
              <table:table-cell office:value-type="float" office:value="4800">
                <text:p>4800</text:p>
              </table:table-cell>
              <table:table-cell office:value-type="float" office:value="2079864931547.4">
                <text:p>2079864931547.4</text:p>
              </table:table-cell>
              <table:table-cell office:value-type="float" office:value="92217173803.2">
                <text:p>92217173803.2</text:p>
              </table:table-cell>
            </table:table-row>
            <table:table-row>
              <table:table-cell office:value-type="float" office:value="4900">
                <text:p>4900</text:p>
              </table:table-cell>
              <table:table-cell office:value-type="float" office:value="2314688986707.7">
                <text:p>2314688986707.7</text:p>
              </table:table-cell>
              <table:table-cell office:value-type="float" office:value="96436558413.9">
                <text:p>96436558413.9</text:p>
              </table:table-cell>
            </table:table-row>
            <table:table-row>
              <table:table-cell office:value-type="float" office:value="5000">
                <text:p>5000</text:p>
              </table:table-cell>
              <table:table-cell office:value-type="float" office:value="2501094265292.2">
                <text:p>2501094265292.2</text:p>
              </table:table-cell>
              <table:table-cell office:value-type="float" office:value="102581148736.3">
                <text:p>102581148736.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